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 style:master-page-name="HTML">
      <style:table-properties style:width="18cm" style:page-number="auto" table:align="left"/>
    </style:style>
    <style:style style:name="Tabulka1.A" style:family="table-column">
      <style:table-column-properties style:column-width="18cm"/>
    </style:style>
    <style:style style:name="Tabulka1.A1" style:family="table-cell">
      <style:table-cell-properties style:vertical-align="middle" fo:padding="0.049cm" fo:border="none"/>
    </style:style>
    <style:style style:name="Tabulka2" style:family="table">
      <style:table-properties style:width="7.408cm" table:align="left"/>
    </style:style>
    <style:style style:name="Tabulka2.A" style:family="table-column">
      <style:table-column-properties style:column-width="7.408cm"/>
    </style:style>
    <style:style style:name="Tabulka2.A1" style:family="table-cell">
      <style:table-cell-properties style:vertical-align="middle" fo:padding="0.049cm" fo:border="none"/>
    </style:style>
    <style:style style:name="Tabulka3" style:family="table">
      <style:table-properties style:width="7.267cm" table:align="left"/>
    </style:style>
    <style:style style:name="Tabulka3.A" style:family="table-column">
      <style:table-column-properties style:column-width="7.267cm"/>
    </style:style>
    <style:style style:name="Tabulka3.A1" style:family="table-cell">
      <style:table-cell-properties style:vertical-align="middle" fo:padding="0.049cm" fo:border="none"/>
    </style:style>
    <style:style style:name="Tabulka4" style:family="table">
      <style:table-properties style:width="7.041cm" table:align="left"/>
    </style:style>
    <style:style style:name="Tabulka4.A" style:family="table-column">
      <style:table-column-properties style:column-width="3.542cm"/>
    </style:style>
    <style:style style:name="Tabulka4.B" style:family="table-column">
      <style:table-column-properties style:column-width="3.5cm"/>
    </style:style>
    <style:style style:name="Tabulka4.A1" style:family="table-cell">
      <style:table-cell-properties fo:padding="0.049cm" fo:border="none"/>
    </style:style>
    <style:style style:name="Tabulka4.B1" style:family="table-cell">
      <style:table-cell-properties style:vertical-align="middle" fo:padding="0.049cm" fo:border="none"/>
    </style:style>
    <style:style style:name="Tabulka5" style:family="table">
      <style:table-properties style:width="5.433cm" table:align="left"/>
    </style:style>
    <style:style style:name="Tabulka5.A" style:family="table-column">
      <style:table-column-properties style:column-width="2.293cm"/>
    </style:style>
    <style:style style:name="Tabulka5.B" style:family="table-column">
      <style:table-column-properties style:column-width="3.14cm"/>
    </style:style>
    <style:style style:name="Tabulka5.A1" style:family="table-cell">
      <style:table-cell-properties style:vertical-align="middle" fo:padding="0.049cm" fo:border="none"/>
    </style:style>
    <style:style style:name="Tabulka6" style:family="table">
      <style:table-properties style:width="15.755cm" table:align="left"/>
    </style:style>
    <style:style style:name="Tabulka6.A" style:family="table-column">
      <style:table-column-properties style:column-width="1.044cm"/>
    </style:style>
    <style:style style:name="Tabulka6.B" style:family="table-column">
      <style:table-column-properties style:column-width="1.023cm"/>
    </style:style>
    <style:style style:name="Tabulka6.C" style:family="table-column">
      <style:table-column-properties style:column-width="3.965cm"/>
    </style:style>
    <style:style style:name="Tabulka6.D" style:family="table-column">
      <style:table-column-properties style:column-width="9.723cm"/>
    </style:style>
    <style:style style:name="Tabulka6.A1" style:family="table-cell">
      <style:table-cell-properties style:vertical-align="middle" fo:padding="0.049cm" fo:border="none"/>
    </style:style>
    <style:style style:name="Tabulka7" style:family="table">
      <style:table-properties style:width="12.481cm" table:align="left"/>
    </style:style>
    <style:style style:name="Tabulka7.A" style:family="table-column">
      <style:table-column-properties style:column-width="1.997cm"/>
    </style:style>
    <style:style style:name="Tabulka7.B" style:family="table-column">
      <style:table-column-properties style:column-width="2.399cm"/>
    </style:style>
    <style:style style:name="Tabulka7.C" style:family="table-column">
      <style:table-column-properties style:column-width="2.886cm"/>
    </style:style>
    <style:style style:name="Tabulka7.D" style:family="table-column">
      <style:table-column-properties style:column-width="2.822cm"/>
    </style:style>
    <style:style style:name="Tabulka7.E" style:family="table-column">
      <style:table-column-properties style:column-width="2.378cm"/>
    </style:style>
    <style:style style:name="Tabulka7.A1" style:family="table-cell">
      <style:table-cell-properties style:vertical-align="middle" fo:padding="0.049cm" fo:border="none"/>
    </style:style>
    <style:style style:name="Tabulka8" style:family="table">
      <style:table-properties style:width="5.517cm" table:align="left"/>
    </style:style>
    <style:style style:name="Tabulka8.A" style:family="table-column">
      <style:table-column-properties style:column-width="1.616cm"/>
    </style:style>
    <style:style style:name="Tabulka8.B" style:family="table-column">
      <style:table-column-properties style:column-width="3.902cm"/>
    </style:style>
    <style:style style:name="Tabulka8.A1" style:family="table-cell">
      <style:table-cell-properties style:vertical-align="middle" fo:padding="0.049cm" fo:border="none"/>
    </style:style>
    <style:style style:name="Tabulka9" style:family="table">
      <style:table-properties style:width="5.581cm" table:align="left"/>
    </style:style>
    <style:style style:name="Tabulka9.A" style:family="table-column">
      <style:table-column-properties style:column-width="2.716cm"/>
    </style:style>
    <style:style style:name="Tabulka9.B" style:family="table-column">
      <style:table-column-properties style:column-width="2.865cm"/>
    </style:style>
    <style:style style:name="Tabulka9.A1" style:family="table-cell">
      <style:table-cell-properties style:vertical-align="middle" fo:padding="0.049cm" fo:border="none"/>
    </style:style>
    <style:style style:name="Tabulka9.B1" style:family="table-cell">
      <style:table-cell-properties fo:padding="0.049cm" fo:border="none"/>
    </style:style>
    <style:style style:name="Tabulka10" style:family="table">
      <style:table-properties style:width="17.902cm" table:align="left"/>
    </style:style>
    <style:style style:name="Tabulka10.A" style:family="table-column">
      <style:table-column-properties style:column-width="17.902cm"/>
    </style:style>
    <style:style style:name="Tabulka10.A1" style:family="table-cell">
      <style:table-cell-properties style:vertical-align="middle" fo:padding="0.049cm" fo:border="none"/>
    </style:style>
    <style:style style:name="Tabulka11" style:family="table">
      <style:table-properties style:width="11.134cm" table:align="left"/>
    </style:style>
    <style:style style:name="Tabulka11.A" style:family="table-column">
      <style:table-column-properties style:column-width="5.454cm"/>
    </style:style>
    <style:style style:name="Tabulka11.B" style:family="table-column">
      <style:table-column-properties style:column-width="5.68cm"/>
    </style:style>
    <style:style style:name="Tabulka1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.106cm" fo:margin-bottom="0.106cm"/>
    </style:style>
    <style:style style:name="P3" style:family="paragraph" style:parent-style-name="Text_20_body">
      <style:paragraph-properties fo:margin-top="0.106cm" fo:margin-bottom="0.212cm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Heading_20_2">
      <style:paragraph-properties fo:text-align="center" style:justify-single-word="false" fo:padding="0cm" fo:border="none"/>
      <style:text-properties fo:font-size="18pt"/>
    </style:style>
    <style:style style:name="P8" style:family="paragraph" style:parent-style-name="Heading_20_2">
      <style:paragraph-properties fo:margin-top="0.423cm" fo:margin-bottom="0cm"/>
    </style:style>
    <style:style style:name="P9" style:family="paragraph" style:parent-style-name="Heading_20_3">
      <style:paragraph-properties fo:margin-top="0.423cm" fo:margin-bottom="0cm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2">
      <style:paragraph-properties fo:margin-top="0cm" fo:margin-bottom="0cm"/>
    </style:style>
    <style:style style:name="P23" style:family="paragraph" style:parent-style-name="Text_20_body" style:list-style-name="L3">
      <style:paragraph-properties fo:margin-top="0cm" fo:margin-bottom="0cm"/>
    </style:style>
    <style:style style:name="P24" style:family="paragraph" style:parent-style-name="Text_20_body" style:list-style-name="L4">
      <style:paragraph-properties fo:margin-top="0cm" fo:margin-bottom="0cm"/>
    </style:style>
    <style:style style:name="P25" style:family="paragraph" style:parent-style-name="Text_20_body" style:list-style-name="L5">
      <style:paragraph-properties fo:margin-top="0cm" fo:margin-bottom="0cm"/>
    </style:style>
    <style:style style:name="P26" style:family="paragraph" style:parent-style-name="Text_20_body" style:list-style-name="L6">
      <style:paragraph-properties fo:margin-top="0cm" fo:margin-bottom="0cm"/>
    </style:style>
    <style:style style:name="P27" style:family="paragraph" style:parent-style-name="Text_20_body" style:list-style-name="L7">
      <style:paragraph-properties fo:margin-top="0cm" fo:margin-bottom="0cm"/>
    </style:style>
    <style:style style:name="P28" style:family="paragraph" style:parent-style-name="Text_20_body" style:list-style-name="L8">
      <style:paragraph-properties fo:margin-top="0cm" fo:margin-bottom="0cm"/>
    </style:style>
    <style:style style:name="P29" style:family="paragraph" style:parent-style-name="Text_20_body" style:list-style-name="L9">
      <style:paragraph-properties fo:margin-top="0cm" fo:margin-bottom="0cm"/>
    </style:style>
    <style:style style:name="P30" style:family="paragraph" style:parent-style-name="Text_20_body" style:list-style-name="L10">
      <style:paragraph-properties fo:margin-top="0cm" fo:margin-bottom="0cm"/>
    </style:style>
    <style:style style:name="P31" style:family="paragraph" style:parent-style-name="Text_20_body" style:list-style-name="L11">
      <style:paragraph-properties fo:margin-top="0cm" fo:margin-bottom="0cm"/>
    </style:style>
    <style:style style:name="P32" style:family="paragraph" style:parent-style-name="Text_20_body" style:list-style-name="L12">
      <style:paragraph-properties fo:margin-top="0cm" fo:margin-bottom="0cm"/>
    </style:style>
    <style:style style:name="P33" style:family="paragraph">
      <style:paragraph-properties fo:text-align="start"/>
      <style:text-properties style:text-line-through-style="none" style:font-name="Courier New" fo:font-size="10pt" fo:font-style="normal" style:text-underline-style="none"/>
    </style:style>
    <style:style style:name="P34" style:family="paragraph">
      <style:paragraph-properties fo:text-align="start"/>
    </style:style>
    <style:style style:name="P35" style:family="paragraph">
      <style:paragraph-properties fo:text-align="start"/>
      <style:text-properties style:font-name="Courier New" fo:font-size="10pt"/>
    </style:style>
    <style:style style:name="P36" style:family="paragraph">
      <style:paragraph-properties fo:text-align="center"/>
    </style:style>
    <style:style style:name="T1" style:family="text">
      <style:text-properties fo:color="#ff0000" style:font-name="Arial1" fo:font-size="7.19999980926514pt"/>
    </style:style>
    <style:style style:name="T2" style:family="text">
      <style:text-properties style:font-name="Arial1" fo:font-size="7.19999980926514pt"/>
    </style:style>
    <style:style style:name="T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23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file:///prihlasit.php" xlink:type="simple"/>
        <form:form form:name="unnamed1" form:apply-filter="true" form:control-implementation="ooo:com.sun.star.form.component.Form" office:target-frame="" xlink:href="file:///hladat" xlink:type="simple"/>
        <form:form form:name="unnamed2" form:apply-filter="true" form:control-implementation="ooo:com.sun.star.form.component.Form" office:target-frame="" xlink:href="file:///C:/AppData/Local/Temp/Zdeno_Krajčovič-1.doc" xlink:type="simple"/>
        <form:form form:name="unnamed3" form:apply-filter="true" form:control-implementation="ooo:com.sun.star.form.component.Form" office:target-frame="" xlink:href="file:///hladat" xlink:type="simple"/>
        <form:form form:name="unnamed4" form:apply-filter="true" form:method="post" form:control-implementation="ooo:com.sun.star.form.component.Form" office:target-frame="" xlink:href="file:///poslat_priatelovi.php" xlink:type="simple">
          <form:hidden form:name="return" form:control-implementation="ooo:com.sun.star.form.component.HiddenControl" xml:id="control1" form:id="control1" form:value="vpm_detail.php?ponuka=1352534"/>
          <form:hidden form:name="poslat_link_cislo" form:control-implementation="ooo:com.sun.star.form.component.HiddenControl" xml:id="control2" form:id="control2" form:value="1352534"/>
          <form:hidden form:name="poslat_link_nazov" form:control-implementation="ooo:com.sun.star.form.component.HiddenControl" xml:id="control3" form:id="control3" form:value="Boner/Trimmer (Beef or Lamb) - Vykosťovač/Orezávač - "/>
        </form:form>
        <form:form form:name="unnamed5" form:apply-filter="true" form:method="post" form:control-implementation="ooo:com.sun.star.form.component.Form" office:target-frame="" xlink:href="file:///vpm_detail.php%3Fponuka=1352534" xlink:type="simple">
          <form:hidden form:name="action" form:control-implementation="ooo:com.sun.star.form.component.HiddenControl" xml:id="control4" form:id="control4" form:value="op"/>
        </form:form>
        <form:form form:name="unnamed6" form:apply-filter="true" form:method="post" form:control-implementation="ooo:com.sun.star.form.component.Form" office:target-frame="" xlink:href="file:///vpm_detail.php%3Fponuka=1352534" xlink:type="simple">
          <form:hidden form:name="action" form:control-implementation="ooo:com.sun.star.form.component.HiddenControl" xml:id="control5" form:id="control5" form:value="cv"/>
        </form:form>
        <form:form form:name="unnamed7" form:apply-filter="true" form:enctype="multipart/formdata" form:method="post" form:control-implementation="ooo:com.sun.star.form.component.Form" office:target-frame="" xlink:href="file:///european-cv-send.php" xlink:type="simple">
          <form:hidden form:name="return" form:control-implementation="ooo:com.sun.star.form.component.HiddenControl" xml:id="control6" form:id="control6" form:value="/vpm_detail.php?ponuka=1352534"/>
          <form:hidden form:name="to_email" form:control-implementation="ooo:com.sun.star.form.component.HiddenControl" xml:id="control7" form:id="control7" form:value="jarmila.koliova@upsvr.gov.sk"/>
          <form:hidden form:name="vekSpam" form:control-implementation="ooo:com.sun.star.form.component.HiddenControl" xml:id="control8" form:id="control8"/>
          <form:hidden form:name="pracovna_ponuka" form:control-implementation="ooo:com.sun.star.form.component.HiddenControl" xml:id="control9" form:id="control9" form:value="1352534"/>
          <form:hidden form:name="pracovna_ponuka_nazov" form:control-implementation="ooo:com.sun.star.form.component.HiddenControl" xml:id="control10" form:id="control10" form:value="Boner/Trimmer (Beef or Lamb) - Vykosťovač/Orezávač - "/>
          <form:text form:name="reag_meno" form:control-implementation="ooo:com.sun.star.form.component.TextField" xml:id="control11" form:id="control11" form:current-value="Zdeno" form:value="Zde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g_priezvisko" form:control-implementation="ooo:com.sun.star.form.component.TextField" xml:id="control12" form:id="control12" form:current-value="Krajčovič" form:value="Krajčovič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g_titul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g_email" form:control-implementation="ooo:com.sun.star.form.component.TextField" xml:id="control14" form:id="control14" form:current-value="krkio2@zoznam.sk" form:value="krkio2@zoznam.sk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reag_poslat_kopiu" form:control-implementation="ooo:com.sun.star.form.component.CheckBox" xml:id="control15" form:id="control1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reag_telefon" form:control-implementation="ooo:com.sun.star.form.component.TextField" xml:id="control16" form:id="control16" form:current-value="+421902152730" form:value="+4219021527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_pre_zamestnavatela" form:control-implementation="ooo:com.sun.star.form.component.TextField" xml:id="control17" form:id="control17" form:current-value="                                                                Vážený zamestnávateľ, &lt;br&gt; reagujem na pracovnú ponuku: Boner/Trimmer (Beef or Lamb) - Vykosťovač/Orezávač - , ktorá je inzerovaná na portáli ISTP: &lt;a href=&quot;http://www.istp.sk/vpm_detail.php&quot; data-mce-href=&quot;http://www.istp.sk/vpm_detail.php&quot; target=&quot;_blank&quot;&gt;www.istp.sk/vpm_detail.php                                                                            &lt;a&gt;.&#10;&#10;&#10;&#10;                                                                             V prílohe e-mailu posielam svoj životopis.&#10;                                                            &lt;br&gt;&lt;br&gt;&#10;                                                            V zmysle zákona č. 122/2013 Z.z. o ochrane osobných údajov a o zmene a doplnení niektorých zákonov súhlasím, aby zamestnávateľ (Kildare Chilling Company) spracoval a uchoval moje zaslané osobné údaje za účelom zaradenia do evidencie uchádzačov o prácu a obsadenia voľných pracovných miest.&#10;                                    Som si vedomý/á, že informácie, ktoré poskytujem týkajúce sa aj zobrazenia fotografie, videoživotopisu alebo informácie o zdravotnom stave, patria do osobitnej kategórie osobných údajov.&#10;                                    Vyhlasujem, že všetky mnou poskytnuté osobné údaje sú pravdivé, správne a úplné a ich poskytnutie je dobrovoľné. Súhlas je daný na dobu určitú po dobu 3 rokov.&#10;                                                                        " form:value="                                                                Vážený zamestnávateľ, &lt;br&gt; reagujem na pracovnú ponuku: Boner/Trimmer (Beef or Lamb) - Vykosťovač/Orezávač - , ktorá je inzerovaná na portáli ISTP: &lt;a href=&quot;http://www.istp.sk/vpm_detail.php&quot; data-mce-href=&quot;http://www.istp.sk/vpm_detail.php&quot; target=&quot;_blank&quot;&gt;www.istp.sk/vpm_detail.php                                                                            &lt;a&gt;.&#10;&#10;&#10;&#10;                                                                             V prílohe e-mailu posielam svoj životopis.&#10;                                                            &lt;br&gt;&lt;br&gt;&#10;                                                            V zmysle zákona č. 122/2013 Z.z. o ochrane osobných údajov a o zmene a doplnení niektorých zákonov súhlasím, aby zamestnávateľ (Kildare Chilling Company) spracoval a uchoval moje zaslané osobné údaje za účelom zaradenia do evidencie uchádzačov o prácu a obsadenia voľných pracovných miest.&#10;                                    Som si vedomý/á, že informácie, ktoré poskytujem týkajúce sa aj zobrazenia fotografie, videoživotopisu alebo informácie o zdravotnom stave, patria do osobitnej kategórie osobných údajov.&#10;                                    Vyhlasujem, že všetky mnou poskytnuté osobné údaje sú pravdivé, správne a úplné a ich poskytnutie je dobrovoľné. Súhlas je daný na dobu určitú po dobu 3 rokov.&#10;                                                                       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"/>
              <form:property form:property-name="VScroll" office:value-type="boolean" office:boolean-value="true"/>
            </form:properties>
          </form:textarea>
          <form:text form:name="unnamed0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le form:name="reag_zivotopis" form:control-implementation="ooo:com.sun.star.form.component.FileControl" xml:id="control19" form:id="control19"/>
          <form:hidden form:name="test" form:control-implementation="ooo:com.sun.star.form.component.HiddenControl" xml:id="control20" form:id="control20" form:value="0"/>
          <form:checkbox form:name="reag_op" form:control-implementation="ooo:com.sun.star.form.component.CheckBox" xml:id="control21" form:id="control21" form:valu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unnamed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le form:name="reag_motivacny_list" form:control-implementation="ooo:com.sun.star.form.component.FileControl" xml:id="control23" form:id="control23"/>
          <form:text form:name="unnamed2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le form:name="reag_prilohy[]" form:control-implementation="ooo:com.sun.star.form.component.FileControl" xml:id="control25" form:id="control25"/>
          <form:button form:name="unnamed3" form:control-implementation="ooo:com.sun.star.form.component.CommandButton" xml:id="control26" form:id="control26" form:label="Odoslať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unnamed8" form:apply-filter="true" form:control-implementation="ooo:com.sun.star.form.component.Form" office:target-frame="" xlink:href="file:///volne-pracovne-miesta" xlink:type="simple">
          <form:text form:name="fulltex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button form:name="unnamed0" form:control-implementation="ooo:com.sun.star.form.component.CommandButton" xml:id="control28" form:id="control28" form:label="SUBMIT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zamestnanie" form:control-implementation="ooo:com.sun.star.form.component.HiddenControl" xml:id="control29" form:id="control29"/>
          <form:text form:name="unnamed1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listbox form:name="miesto_vykonu" form:control-implementation="ooo:com.sun.star.form.component.ListBox" xml:id="control31" form:id="control31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Napíšte lokalitu" form:value="0" form:current-selected="true" form:selected="true"/>
            <form:option form:label="Slovenská republika" form:value="1"/>
            <form:option form:label="Banskobystrický kraj" form:value="49"/>
            <form:option form:label="Banská Bystrica" form:value="54"/>
            <form:option form:label="Banská Štiavnica" form:value="55"/>
            <form:option form:label="Brezno" form:value="56"/>
            <form:option form:label="Detva" form:value="57"/>
            <form:option form:label="Krupina" form:value="58"/>
            <form:option form:label="Lučenec" form:value="59"/>
            <form:option form:label="Poltár" form:value="60"/>
            <form:option form:label="Revúca" form:value="61"/>
            <form:option form:label="Rimavská Sobota" form:value="62"/>
            <form:option form:label="Veľký Krtíš" form:value="50"/>
            <form:option form:label="Zvolen" form:value="51"/>
            <form:option form:label="Žarnovica" form:value="52"/>
            <form:option form:label="Žiar nad Hronom" form:value="53"/>
            <form:option form:label="Bratislavský kraj" form:value="2"/>
            <form:option form:label="Bratislava" form:value="3020"/>
            <form:option form:label="Malacky" form:value="8"/>
            <form:option form:label="Pezinok" form:value="9"/>
            <form:option form:label="Senec" form:value="10"/>
            <form:option form:label="Košický kraj" form:value="77"/>
            <form:option form:label="Gelnica" form:value="80"/>
            <form:option form:label="Košice" form:value="3021"/>
            <form:option form:label="Košice - okolie" form:value="85"/>
            <form:option form:label="Michalovce" form:value="86"/>
            <form:option form:label="Rožňava" form:value="87"/>
            <form:option form:label="Sobrance" form:value="88"/>
            <form:option form:label="Spišská Nová Ves" form:value="78"/>
            <form:option form:label="Trebišov" form:value="79"/>
            <form:option form:label="Nitriansky kraj" form:value="29"/>
            <form:option form:label="Komárno" form:value="30"/>
            <form:option form:label="Levice" form:value="31"/>
            <form:option form:label="Nitra" form:value="32"/>
            <form:option form:label="Nové Zámky" form:value="33"/>
            <form:option form:label="Šaľa" form:value="34"/>
            <form:option form:label="Topoľčany" form:value="35"/>
            <form:option form:label="Zlaté Moravce" form:value="36"/>
            <form:option form:label="Prešovský kraj" form:value="63"/>
            <form:option form:label="Bardejov" form:value="68"/>
            <form:option form:label="Humenné" form:value="69"/>
            <form:option form:label="Kežmarok" form:value="70"/>
            <form:option form:label="Levoča" form:value="71"/>
            <form:option form:label="Medzilaborce" form:value="72"/>
            <form:option form:label="Poprad" form:value="73"/>
            <form:option form:label="Prešov" form:value="74"/>
            <form:option form:label="Sabinov" form:value="75"/>
            <form:option form:label="Snina" form:value="76"/>
            <form:option form:label="Stará Ľubovňa" form:value="64"/>
            <form:option form:label="Stropkov" form:value="65"/>
            <form:option form:label="Svidník" form:value="66"/>
            <form:option form:label="Vranov nad Topľou" form:value="67"/>
            <form:option form:label="Trenčiansky kraj" form:value="19"/>
            <form:option form:label="Bánovce nad Bebravou" form:value="20"/>
            <form:option form:label="Ilava" form:value="21"/>
            <form:option form:label="Myjava" form:value="22"/>
            <form:option form:label="Nové Mesto nad Váhom" form:value="23"/>
            <form:option form:label="Partizánske" form:value="24"/>
            <form:option form:label="Považská Bystrica" form:value="25"/>
            <form:option form:label="Prievidza" form:value="26"/>
            <form:option form:label="Púchov" form:value="27"/>
            <form:option form:label="Trenčín" form:value="28"/>
            <form:option form:label="Trnavský kraj" form:value="11"/>
            <form:option form:label="Dunajská Streda" form:value="12"/>
            <form:option form:label="Galanta" form:value="13"/>
            <form:option form:label="Hlohovec" form:value="14"/>
            <form:option form:label="Piešťany" form:value="15"/>
            <form:option form:label="Senica" form:value="16"/>
            <form:option form:label="Skalica" form:value="17"/>
            <form:option form:label="Trnava" form:value="18"/>
            <form:option form:label="Žilinský kraj" form:value="37"/>
            <form:option form:label="Bytča" form:value="40"/>
            <form:option form:label="Čadca" form:value="41"/>
            <form:option form:label="Dolný Kubín" form:value="42"/>
            <form:option form:label="Kysucké Nové Mesto" form:value="43"/>
            <form:option form:label="Liptovský Mikuláš" form:value="44"/>
            <form:option form:label="Martin" form:value="45"/>
            <form:option form:label="Námestovo" form:value="46"/>
            <form:option form:label="Ružomberok" form:value="47"/>
            <form:option form:label="Turčianske Teplice" form:value="48"/>
            <form:option form:label="Tvrdošín" form:value="38"/>
            <form:option form:label="Žilina" form:value="39"/>
            <form:option form:label="Afganistan" form:value="89"/>
            <form:option form:label="Alandy" form:value="162"/>
            <form:option form:label="Albánsko" form:value="90"/>
            <form:option form:label="Alžírsko" form:value="92"/>
            <form:option form:label="Americká Samoa" form:value="93"/>
            <form:option form:label="Americké panenské ostr." form:value="321"/>
            <form:option form:label="Andorra" form:value="94"/>
            <form:option form:label="Angola" form:value="95"/>
            <form:option form:label="Anguilla" form:value="275"/>
            <form:option form:label="Antarktída" form:value="91"/>
            <form:option form:label="Antigua a Barbuda" form:value="96"/>
            <form:option form:label="Argentína" form:value="98"/>
            <form:option form:label="Arménsko" form:value="104"/>
            <form:option form:label="Aruba" form:value="241"/>
            <form:option form:label="Austrália" form:value="99"/>
            <form:option form:label="Azerbajdžan" form:value="97"/>
            <form:option form:label="Bahamy" form:value="101"/>
            <form:option form:label="Bahrajn" form:value="102"/>
            <form:option form:label="Bangladéš" form:value="103"/>
            <form:option form:label="Barbados" form:value="105"/>
            <form:option form:label="Belgicko" form:value="106"/>
            <form:option form:label="Belize" form:value="114"/>
            <form:option form:label="Benin" form:value="147"/>
            <form:option form:label="Bermudy" form:value="107"/>
            <form:option form:label="Bhután" form:value="108"/>
            <form:option form:label="Bielorusko" form:value="122"/>
            <form:option form:label="Bolívia" form:value="109"/>
            <form:option form:label="Bosna a Hercegovina" form:value="110"/>
            <form:option form:label="Botswana" form:value="111"/>
            <form:option form:label="Bouvetov ostrov" form:value="112"/>
            <form:option form:label="Brazília" form:value="113"/>
            <form:option form:label="Britské indickooc.ú." form:value="115"/>
            <form:option form:label="Britské Pan.ostrovy" form:value="117"/>
            <form:option form:label="Brunej" form:value="118"/>
            <form:option form:label="Bulharsko" form:value="119"/>
            <form:option form:label="Burkina" form:value="322"/>
            <form:option form:label="Burundi" form:value="121"/>
            <form:option form:label="Cookove ostrovy" form:value="141"/>
            <form:option form:label="Cyprus" form:value="145"/>
            <form:option form:label="Čad" form:value="130"/>
            <form:option form:label="Česká republika" form:value="146"/>
            <form:option form:label="Čierna Hora" form:value="231"/>
            <form:option form:label="Čile" form:value="131"/>
            <form:option form:label="Čína" form:value="132"/>
            <form:option form:label="Dánsko" form:value="148"/>
            <form:option form:label="Dominika" form:value="149"/>
            <form:option form:label="Dominikánska republika" form:value="150"/>
            <form:option form:label="Džibutsko" form:value="167"/>
            <form:option form:label="Egypt" form:value="317"/>
            <form:option form:label="Ekvádor" form:value="151"/>
            <form:option form:label="Eritrea" form:value="155"/>
            <form:option form:label="Estónsko" form:value="156"/>
            <form:option form:label="Etiópia" form:value="154"/>
            <form:option form:label="Faerské ostrovy" form:value="157"/>
            <form:option form:label="Falklandy" form:value="158"/>
            <form:option form:label="Fidži" form:value="160"/>
            <form:option form:label="Filipíny" form:value="261"/>
            <form:option form:label="Fínsko" form:value="161"/>
            <form:option form:label="Francúzska Guyana" form:value="164"/>
            <form:option form:label="Francúzska Polynézia" form:value="165"/>
            <form:option form:label="Francúzske južné územia" form:value="166"/>
            <form:option form:label="Francúzsko" form:value="163"/>
            <form:option form:label="Gabon" form:value="168"/>
            <form:option form:label="Gambia" form:value="170"/>
            <form:option form:label="Ghana" form:value="173"/>
            <form:option form:label="Gibraltár" form:value="174"/>
            <form:option form:label="Grécko" form:value="176"/>
            <form:option form:label="Grenada" form:value="178"/>
            <form:option form:label="Grónsko" form:value="177"/>
            <form:option form:label="Gruzínsko" form:value="169"/>
            <form:option form:label="Guadeloupe" form:value="179"/>
            <form:option form:label="Guam" form:value="180"/>
            <form:option form:label="Guatemala" form:value="181"/>
            <form:option form:label="Guinea" form:value="182"/>
            <form:option form:label="Guinea-Bissau" form:value="265"/>
            <form:option form:label="Guyana" form:value="183"/>
            <form:option form:label="Haiti" form:value="184"/>
            <form:option form:label="Heardov ostrov" form:value="185"/>
            <form:option form:label="Holandské Antily" form:value="240"/>
            <form:option form:label="Holandsko" form:value="239"/>
            <form:option form:label="Honduras" form:value="187"/>
            <form:option form:label="Hongkong" form:value="188"/>
            <form:option form:label="Chorvátsko" form:value="143"/>
            <form:option form:label="India" form:value="191"/>
            <form:option form:label="Indonézia" form:value="192"/>
            <form:option form:label="Irak" form:value="194"/>
            <form:option form:label="Irán" form:value="193"/>
            <form:option form:label="Írsko" form:value="195"/>
            <form:option form:label="Island" form:value="190"/>
            <form:option form:label="Izrael" form:value="196"/>
            <form:option form:label="Jamajka" form:value="199"/>
            <form:option form:label="Japonsko" form:value="200"/>
            <form:option form:label="Jemen" form:value="328"/>
            <form:option form:label="Jordánsko" form:value="202"/>
            <form:option form:label="Juž. Georgia a J.S.o." form:value="159"/>
            <form:option form:label="Južná Afrika" form:value="291"/>
            <form:option form:label="Kajmanie ostrovy" form:value="127"/>
            <form:option form:label="Kambodža" form:value="123"/>
            <form:option form:label="Kamerun" form:value="124"/>
            <form:option form:label="Kanada" form:value="125"/>
            <form:option form:label="Kapverdy" form:value="126"/>
            <form:option form:label="Katar" form:value="268"/>
            <form:option form:label="Kazachstan" form:value="201"/>
            <form:option form:label="Keňa" form:value="203"/>
            <form:option form:label="Kirgizsko" form:value="207"/>
            <form:option form:label="Kiribati" form:value="175"/>
            <form:option form:label="Kokosové ostrovy" form:value="135"/>
            <form:option form:label="Kolumbia" form:value="136"/>
            <form:option form:label="Komory" form:value="137"/>
            <form:option form:label="Kongo" form:value="139"/>
            <form:option form:label="Kongo (býv. Zair)" form:value="140"/>
            <form:option form:label="Kórej.ľudovodem.rep." form:value="204"/>
            <form:option form:label="Kórejská republika" form:value="205"/>
            <form:option form:label="Kostarika" form:value="142"/>
            <form:option form:label="Kuba" form:value="144"/>
            <form:option form:label="Kuvajt" form:value="206"/>
            <form:option form:label="Laos" form:value="208"/>
            <form:option form:label="Lesotho" form:value="210"/>
            <form:option form:label="Libanon" form:value="209"/>
            <form:option form:label="Libéria" form:value="212"/>
            <form:option form:label="Líbya" form:value="213"/>
            <form:option form:label="Lichtenštajnsko" form:value="214"/>
            <form:option form:label="Litva" form:value="215"/>
            <form:option form:label="Lotyšsko" form:value="211"/>
            <form:option form:label="Luxembursko" form:value="216"/>
            <form:option form:label="Macao" form:value="217"/>
            <form:option form:label="Macedónsko" form:value="316"/>
            <form:option form:label="Madagaskar" form:value="218"/>
            <form:option form:label="Maďarsko" form:value="189"/>
            <form:option form:label="Malajzia" form:value="220"/>
            <form:option form:label="Malawi" form:value="219"/>
            <form:option form:label="Maldivy" form:value="221"/>
            <form:option form:label="Mali" form:value="222"/>
            <form:option form:label="Malta" form:value="223"/>
            <form:option form:label="Maroko" form:value="233"/>
            <form:option form:label="Marshallove ostrovy" form:value="254"/>
            <form:option form:label="Martinik" form:value="224"/>
            <form:option form:label="Maurícius" form:value="226"/>
            <form:option form:label="Mauritánia" form:value="225"/>
            <form:option form:label="Mayotte" form:value="138"/>
            <form:option form:label="Menšie odľahlé ostr.USA" form:value="252"/>
            <form:option form:label="Mexiko" form:value="227"/>
            <form:option form:label="Mikronézia" form:value="253"/>
            <form:option form:label="Mjanmarsko" form:value="120"/>
            <form:option form:label="Moldavsko" form:value="230"/>
            <form:option form:label="Monako" form:value="228"/>
            <form:option form:label="Mongolsko" form:value="229"/>
            <form:option form:label="Montserrat" form:value="232"/>
            <form:option form:label="Mozambik" form:value="234"/>
            <form:option form:label="Namíbia" form:value="236"/>
            <form:option form:label="Nauru" form:value="237"/>
            <form:option form:label="Nemecko" form:value="172"/>
            <form:option form:label="Nepál" form:value="238"/>
            <form:option form:label="Neznáma" form:value="332"/>
            <form:option form:label="Niger" form:value="246"/>
            <form:option form:label="Nigéria" form:value="247"/>
            <form:option form:label="Nikaragua" form:value="245"/>
            <form:option form:label="Niue" form:value="248"/>
            <form:option form:label="Norfolk" form:value="249"/>
            <form:option form:label="Nórsko" form:value="250"/>
            <form:option form:label="Nová Kaledónia" form:value="242"/>
            <form:option form:label="Nový Zéland" form:value="244"/>
            <form:option form:label="Oblasti inde nešpecifik." form:value="331"/>
            <form:option form:label="Omán" form:value="235"/>
            <form:option form:label="Pakistan" form:value="256"/>
            <form:option form:label="Palau" form:value="255"/>
            <form:option form:label="Palestína" form:value="171"/>
            <form:option form:label="Panama" form:value="257"/>
            <form:option form:label="Papua-Nová Guinea" form:value="258"/>
            <form:option form:label="Paraguaj" form:value="259"/>
            <form:option form:label="Peru" form:value="260"/>
            <form:option form:label="Pitcairnove ostrovy" form:value="262"/>
            <form:option form:label="Pobrežie slonoviny" form:value="198"/>
            <form:option form:label="Poľsko" form:value="263"/>
            <form:option form:label="Portoriko" form:value="267"/>
            <form:option form:label="Portugalsko" form:value="264"/>
            <form:option form:label="Rakúsko" form:value="100"/>
            <form:option form:label="Réunion" form:value="269"/>
            <form:option form:label="Rovníková Guinea" form:value="153"/>
            <form:option form:label="Rumunsko" form:value="270"/>
            <form:option form:label="Rusko" form:value="271"/>
            <form:option form:label="Rwanda" form:value="272"/>
            <form:option form:label="Saint Pierre a Miquelon" form:value="277"/>
            <form:option form:label="Salvádor" form:value="152"/>
            <form:option form:label="Samoa" form:value="327"/>
            <form:option form:label="San Maríno" form:value="279"/>
            <form:option form:label="Saudská Arábia" form:value="281"/>
            <form:option form:label="Senegal" form:value="282"/>
            <form:option form:label="Severné Mariány" form:value="251"/>
            <form:option form:label="Seychely" form:value="284"/>
            <form:option form:label="Sierra Leone" form:value="285"/>
            <form:option form:label="Singapur" form:value="286"/>
            <form:option form:label="Slovinsko" form:value="289"/>
            <form:option form:label="Somálsko" form:value="290"/>
            <form:option form:label="Spojené arabské emiráty" form:value="308"/>
            <form:option form:label="Srbsko" form:value="283"/>
            <form:option form:label="Srbsko a Čierna Hora" form:value="329"/>
            <form:option form:label="Srí Lanka" form:value="129"/>
            <form:option form:label="Stredoafrická republika" form:value="128"/>
            <form:option form:label="Sudán" form:value="295"/>
            <form:option form:label="Surinam" form:value="296"/>
            <form:option form:label="Svalbard Jan Mayen" form:value="297"/>
            <form:option form:label="Svazijsko" form:value="298"/>
            <form:option form:label="Svätá Helena" form:value="273"/>
            <form:option form:label="Svätá Lucia" form:value="276"/>
            <form:option form:label="Svätý Krištof" form:value="274"/>
            <form:option form:label="Svätý Tomáš" form:value="280"/>
            <form:option form:label="Svätý Vincent" form:value="278"/>
            <form:option form:label="Sýria" form:value="301"/>
            <form:option form:label="Šalamúnove ostrovy" form:value="116"/>
            <form:option form:label="Španielsko" form:value="293"/>
            <form:option form:label="Švajčiarsko" form:value="300"/>
            <form:option form:label="Švédsko" form:value="299"/>
            <form:option form:label="Tadžikistan" form:value="302"/>
            <form:option form:label="Taiwan" form:value="133"/>
            <form:option form:label="Taliansko" form:value="197"/>
            <form:option form:label="Tanzánia" form:value="319"/>
            <form:option form:label="Thajsko" form:value="303"/>
            <form:option form:label="Togo" form:value="304"/>
            <form:option form:label="Tokelau" form:value="305"/>
            <form:option form:label="Tonga" form:value="306"/>
            <form:option form:label="Trinidad a Tobago" form:value="307"/>
            <form:option form:label="Tunisko" form:value="309"/>
            <form:option form:label="Turecko" form:value="310"/>
            <form:option form:label="Turkménsko" form:value="311"/>
            <form:option form:label="Turks a Caicos" form:value="312"/>
            <form:option form:label="Tuvalu" form:value="313"/>
            <form:option form:label="Uganda" form:value="314"/>
            <form:option form:label="Ukrajina" form:value="315"/>
            <form:option form:label="Uruguaj" form:value="323"/>
            <form:option form:label="USA" form:value="320"/>
            <form:option form:label="Uzbekistan" form:value="324"/>
            <form:option form:label="Vanuatu" form:value="243"/>
            <form:option form:label="Vatikán" form:value="186"/>
            <form:option form:label="Veľká Británia" form:value="318"/>
            <form:option form:label="Venezuela" form:value="325"/>
            <form:option form:label="Vianočný ostrov" form:value="134"/>
            <form:option form:label="Vietnam" form:value="288"/>
            <form:option form:label="Východný Timor" form:value="266"/>
            <form:option form:label="Wallis a Futuna" form:value="326"/>
            <form:option form:label="Zahraničie ostatné" form:value="333"/>
            <form:option form:label="Zambia" form:value="330"/>
            <form:option form:label="Západná Sahara" form:value="294"/>
            <form:option form:label="Zimbabwe" form:value="292"/>
          </form:listbox>
          <form:listbox form:name="vzdelanie" form:control-implementation="ooo:com.sun.star.form.component.ListBox" xml:id="control32" form:id="control32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vzdelanie" form:value="0" form:current-selected="true" form:selected="true"/>
            <form:option form:label="Základné vzdelanie" form:value="11"/>
            <form:option form:label="Nižšie stredné odborné vzdelanie" form:value="2"/>
            <form:option form:label="Stredné odborné vzdelanie" form:value="3"/>
            <form:option form:label="Úplné stredné odborné vzdelanie" form:value="4"/>
            <form:option form:label="Úplné stredné všeobecné vzdelanie (gymnázium)" form:value="5"/>
            <form:option form:label="Vyššie odborné vzdelanie" form:value="6"/>
            <form:option form:label="Vysokoškolské vzdelanie prvého stupňa" form:value="7"/>
            <form:option form:label="Vysokoškolské vzdelanie druhého stupňa" form:value="8"/>
            <form:option form:label="Vysokoškolské vzdelanie tretieho stupňa" form:value="9"/>
          </form:listbox>
          <form:listbox form:name="select_pracovny_pomer" form:control-implementation="ooo:com.sun.star.form.component.ListBox" xml:id="control33" form:id="control33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pomer" form:value="0" form:current-selected="true" form:selected="true"/>
            <form:option form:label="delené pracovné miesto" form:value="4"/>
            <form:option form:label="dobrovoľnícka práca" form:value="10"/>
            <form:option form:label="dohoda o brigádnickej práci študentov" form:value="9"/>
            <form:option form:label="dohoda o pracovnej činnosti" form:value="8"/>
            <form:option form:label="dohoda o vykonaní práce" form:value="7"/>
            <form:option form:label="domácka práca a telepráca" form:value="5"/>
            <form:option form:label="pracovná zmluva so žiakom strednej odbornej školy alebo so žiakom odborného učilišťa" form:value="6"/>
            <form:option form:label="pracovný pomer na kratší pracovný čas" form:value="3"/>
            <form:option form:label="pracovný pomer na neurčitý čas" form:value="1"/>
            <form:option form:label="pracovný pomer na určitú dobu" form:value="2"/>
            <form:option form:label="pracovný pomer na neurčitý čas" form:value="1"/>
            <form:option form:label="pracovný pomer na určitú dobu" form:value="2"/>
            <form:option form:label="pracovný pomer na kratší pracovný čas" form:value="3"/>
            <form:option form:label="domácka práca a telepráca" form:value="5"/>
            <form:option form:label="dohoda o vykonaní práce" form:value="7"/>
            <form:option form:label="dohoda o pracovnej činnosti" form:value="8"/>
            <form:option form:label="delené pracovné miesto" form:value="4"/>
            <form:option form:label="dohoda o brigádnickej práci študentov" form:value="9"/>
            <form:option form:label="pracovná zmluva so žiakom strednej odbornej školy alebo so žiakom odborného učilišťa" form:value="6"/>
            <form:option form:label="dobrovoľnícka práca" form:value="10"/>
          </form:listbox>
          <form:listbox form:name="select_vhodne_pre" form:control-implementation="ooo:com.sun.star.form.component.ListBox" xml:id="control34" form:id="control34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možnosť" form:value="0" form:current-selected="true" form:selected="true"/>
            <form:option form:label="absolventa" form:value="2"/>
            <form:option form:label="mladistvého" form:value="3"/>
            <form:option form:label="zdravotne postihnutého" form:value="1"/>
          </form:listbox>
          <form:text form:name="mzda_od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zda_do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listbox form:name="select_ponukana_mzda_j" form:control-implementation="ooo:com.sun.star.form.component.ListBox" xml:id="control37" form:id="control37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možnosť" form:value="0" form:current-selected="true" form:selected="true"/>
            <form:option form:label="za hodinu" form:value="2"/>
            <form:option form:label="za mesiac" form:value="1"/>
          </form:listbox>
          <form:checkbox form:name="check_mzda_dohodou" form:control-implementation="ooo:com.sun.star.form.component.CheckBox" xml:id="control38" form:id="control38" form:valu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listbox form:name="select_cudzie_jazyky" form:control-implementation="ooo:com.sun.star.form.component.ListBox" xml:id="control39" form:id="control39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jazyk" form:value="0" form:current-selected="true" form:selected="true"/>
            <form:option form:label="český" form:value="2"/>
            <form:option form:label="anglický" form:value="3"/>
            <form:option form:label="nemecký" form:value="4"/>
            <form:option form:label="ruský" form:value="5"/>
            <form:option form:label="ukrajinský" form:value="6"/>
            <form:option form:label="poľský" form:value="7"/>
            <form:option form:label="maďarský" form:value="8"/>
            <form:option form:label="francúzsky" form:value="9"/>
            <form:option form:label="taliansky" form:value="10"/>
            <form:option form:label="španielsky" form:value="11"/>
            <form:option form:label="portugalský" form:value="12"/>
            <form:option form:label="holandský" form:value="13"/>
            <form:option form:label="dánsky" form:value="14"/>
            <form:option form:label="fínsky" form:value="15"/>
            <form:option form:label="švédsky" form:value="16"/>
            <form:option form:label="nórsky" form:value="17"/>
            <form:option form:label="grécky" form:value="18"/>
            <form:option form:label="islandský" form:value="19"/>
            <form:option form:label="írsky" form:value="20"/>
            <form:option form:label="lotyšský" form:value="21"/>
            <form:option form:label="estónsky" form:value="22"/>
            <form:option form:label="litovský" form:value="23"/>
            <form:option form:label="slovinský" form:value="24"/>
            <form:option form:label="maltský" form:value="25"/>
            <form:option form:label="rumunský" form:value="26"/>
            <form:option form:label="bulharský" form:value="27"/>
            <form:option form:label="chorvátsky" form:value="28"/>
            <form:option form:label="srbský" form:value="29"/>
            <form:option form:label="latinský" form:value="30"/>
            <form:option form:label="čínsky (mandarínčina)" form:value="31"/>
            <form:option form:label="vietnamský" form:value="32"/>
            <form:option form:label="japonský" form:value="33"/>
            <form:option form:label="kórejský" form:value="34"/>
            <form:option form:label="anglický" form:value="50320103"/>
            <form:option form:label="nemecký" form:value="50320104"/>
            <form:option form:label="francúzsky" form:value="50320109"/>
            <form:option form:label="španielsky" form:value="50320111"/>
            <form:option form:label="taliansky" form:value="50320110"/>
            <form:option form:label="bulharský" form:value="50320127"/>
            <form:option form:label="český" form:value="50320102"/>
            <form:option form:label="čínsky (mandarínčina)" form:value="50320132"/>
            <form:option form:label="dánsky" form:value="50320114"/>
            <form:option form:label="estónsky" form:value="50320122"/>
            <form:option form:label="fínsky" form:value="50320115"/>
            <form:option form:label="grécky" form:value="50320118"/>
            <form:option form:label="holandský" form:value="50320113"/>
            <form:option form:label="chorvátsky" form:value="50320128"/>
            <form:option form:label="írsky" form:value="50320120"/>
            <form:option form:label="islandský" form:value="50320119"/>
            <form:option form:label="japonský" form:value="50320134"/>
            <form:option form:label="kórejský" form:value="50320135"/>
            <form:option form:label="latinský" form:value="50320130"/>
            <form:option form:label="litovský" form:value="50320123"/>
            <form:option form:label="lotyšský" form:value="50320121"/>
            <form:option form:label="maďarský" form:value="50320108"/>
            <form:option form:label="maltský" form:value="50320125"/>
            <form:option form:label="nórsky" form:value="50320117"/>
            <form:option form:label="poľský" form:value="50320107"/>
            <form:option form:label="portugalský" form:value="50320112"/>
            <form:option form:label="rumunský" form:value="50320126"/>
            <form:option form:label="ruský" form:value="50320105"/>
            <form:option form:label="slovenský" form:value="50320101"/>
            <form:option form:label="slovinský" form:value="50320124"/>
            <form:option form:label="srbský" form:value="50320129"/>
            <form:option form:label="švédsky" form:value="50320116"/>
            <form:option form:label="ukrajinský" form:value="50320106"/>
            <form:option form:label="vietnamský" form:value="50320133"/>
          </form:listbox>
          <form:listbox form:name="select_cudzie_jazyky_uroven" form:control-implementation="ooo:com.sun.star.form.component.ListBox" xml:id="control40" form:id="control40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úroveň" form:value="0" form:current-selected="true" form:selected="true"/>
            <form:option form:label="nezáleží" form:value="-1"/>
            <form:option form:label="elementárna: A1 a A2" form:value="1"/>
            <form:option form:label="pokročilá: B1 a B2" form:value="2"/>
            <form:option form:label="vysoká: C1 a C2" form:value="3"/>
          </form:listbox>
          <form:listbox form:name="select_pocitace" form:control-implementation="ooo:com.sun.star.form.component.ListBox" xml:id="control41" form:id="control41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počítačovú zručnosť" form:value="0" form:current-selected="true" form:selected="true"/>
            <form:option form:label="Kancelárske balíky" form:value="1"/>
            <form:option form:label="Internet" form:value="64"/>
            <form:option form:label="Lotus Notes" form:value="14"/>
            <form:option form:label="Microsoft Excel" form:value="10"/>
            <form:option form:label="Microsoft Outlook" form:value="11"/>
            <form:option form:label="Microsoft PowerPoint" form:value="12"/>
            <form:option form:label="Microsoft Word" form:value="9"/>
            <form:option form:label="Open Office" form:value="13"/>
            <form:option form:label="Grafické nástroje" form:value="2"/>
            <form:option form:label="Adobe Illustrator" form:value="16"/>
            <form:option form:label="Adobe InDesign" form:value="17"/>
            <form:option form:label="Adobe Lightroom" form:value="18"/>
            <form:option form:label="Adobe Photoshop" form:value="15"/>
            <form:option form:label="Corel Draw" form:value="19"/>
            <form:option form:label="Corel Photopaint" form:value="20"/>
            <form:option form:label="DTP" form:value="62"/>
            <form:option form:label="Gimp" form:value="21"/>
            <form:option form:label="Správa systémov" form:value="3"/>
            <form:option form:label="Active Directory" form:value="25"/>
            <form:option form:label="IBM i" form:value="30"/>
            <form:option form:label="Linux" form:value="27"/>
            <form:option form:label="MAC OS X" form:value="63"/>
            <form:option form:label="Microsoft Windows" form:value="22"/>
            <form:option form:label="Microsoft Windows Server" form:value="23"/>
            <form:option form:label="MSSQL" form:value="24"/>
            <form:option form:label="ORACLE SQL" form:value="26"/>
            <form:option form:label="Sun Solaris" form:value="29"/>
            <form:option form:label="Unix" form:value="28"/>
            <form:option form:label="Tvorba webu" form:value="4"/>
            <form:option form:label="AJAX" form:value="33"/>
            <form:option form:label="HTML" form:value="31"/>
            <form:option form:label="Javascript" form:value="35"/>
            <form:option form:label="PHP" form:value="34"/>
            <form:option form:label="SEO" form:value="37"/>
            <form:option form:label="XHTML" form:value="32"/>
            <form:option form:label="XML" form:value="36"/>
            <form:option form:label="Programovanie" form:value="5"/>
            <form:option form:label=".NET" form:value="42"/>
            <form:option form:label="C, C++" form:value="38"/>
            <form:option form:label="C#" form:value="43"/>
            <form:option form:label="Delphi" form:value="40"/>
            <form:option form:label="Java" form:value="39"/>
            <form:option form:label="SAP" form:value="45"/>
            <form:option form:label="SQL" form:value="44"/>
            <form:option form:label="Visual Basic" form:value="41"/>
            <form:option form:label="Databázy" form:value="6"/>
            <form:option form:label="IBM DB2" form:value="49"/>
            <form:option form:label="Microsoft Access" form:value="61"/>
            <form:option form:label="MSSQL" form:value="46"/>
            <form:option form:label="MySQL" form:value="47"/>
            <form:option form:label="PostgreSQL" form:value="48"/>
            <form:option form:label="CAD" form:value="7"/>
            <form:option form:label="AutoCAD" form:value="52"/>
            <form:option form:label="Autodesk Inventor" form:value="50"/>
            <form:option form:label="CATIA" form:value="51"/>
            <form:option form:label="Google Sketchup" form:value="53"/>
            <form:option form:label="SolidWorks" form:value="54"/>
            <form:option form:label="Ekonomické programy" form:value="8"/>
            <form:option form:label="ALFA" form:value="55"/>
            <form:option form:label="MRP" form:value="59"/>
            <form:option form:label="OMEGA" form:value="56"/>
            <form:option form:label="POHODA" form:value="57"/>
            <form:option form:label="SAP" form:value="60"/>
            <form:option form:label="SOFTIP" form:value="58"/>
          </form:listbox>
          <form:listbox form:name="select_pocitace_uroven" form:control-implementation="ooo:com.sun.star.form.component.ListBox" xml:id="control42" form:id="control42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úroveň" form:value="0" form:current-selected="true" form:selected="true"/>
            <form:option form:label="nezáleží" form:value="-1"/>
            <form:option form:label="elementárna" form:value="1"/>
            <form:option form:label="pokročilá" form:value="2"/>
            <form:option form:label="vysoká" form:value="3"/>
          </form:listbox>
          <form:listbox form:name="select_vodicske_opravnenie" form:control-implementation="ooo:com.sun.star.form.component.ListBox" xml:id="control43" form:id="control43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skupinu" form:value="0" form:current-selected="true" form:selected="true"/>
            <form:option form:label="Skupina A" form:value="1"/>
            <form:option form:label="Podskupina A1" form:value="2"/>
            <form:option form:label="Podskupina A2" form:value="16"/>
            <form:option form:label="Skupina AM" form:value="3"/>
            <form:option form:label="Skupina B" form:value="4"/>
            <form:option form:label="Podskupina B1" form:value="5"/>
            <form:option form:label="Skupina C" form:value="6"/>
            <form:option form:label="Podskupina C1" form:value="7"/>
            <form:option form:label="Skupina D" form:value="8"/>
            <form:option form:label="Podskupina D1" form:value="9"/>
            <form:option form:label="Skupina B + E" form:value="10"/>
            <form:option form:label="Skupina C + E" form:value="12"/>
            <form:option form:label="Skupina D + E" form:value="11"/>
            <form:option form:label="Podskupina C1 + E" form:value="13"/>
            <form:option form:label="Podskupina D1 + E" form:value="14"/>
            <form:option form:label="Skupina T" form:value="15"/>
            <form:option form:label="Skupina A" form:value="1"/>
            <form:option form:label="Podskupina A1" form:value="2"/>
            <form:option form:label="Podskupina A2" form:value="16"/>
            <form:option form:label="Skupina AM" form:value="3"/>
            <form:option form:label="Skupina B" form:value="4"/>
            <form:option form:label="Podskupina B1" form:value="5"/>
            <form:option form:label="Skupina C" form:value="6"/>
            <form:option form:label="Podskupina C1" form:value="7"/>
            <form:option form:label="Skupina D" form:value="8"/>
            <form:option form:label="Podskupina D1" form:value="9"/>
            <form:option form:label="Skupina B + E" form:value="10"/>
            <form:option form:label="Skupina C + E" form:value="12"/>
            <form:option form:label="Skupina D + E" form:value="11"/>
            <form:option form:label="Podskupina C1 + E" form:value="13"/>
            <form:option form:label="Podskupina D1 + E" form:value="14"/>
            <form:option form:label="Skupina T" form:value="15"/>
          </form:listbox>
          <form:text form:name="zamestnavatel_filter_text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listbox form:name="select_praca_na_zmeny" form:control-implementation="ooo:com.sun.star.form.component.ListBox" xml:id="control45" form:id="control45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možnosť" form:value="0" form:current-selected="true" form:selected="true"/>
            <form:option form:label="jednozmenný pracovný režim" form:value="1"/>
            <form:option form:label="dvojzmenný pracovný režim" form:value="2"/>
            <form:option form:label="trojzmenný pracovný režim" form:value="3"/>
            <form:option form:label="štvorzmenný pracovný režim" form:value="7"/>
            <form:option form:label="nepretržitý pracovný režim" form:value="4"/>
            <form:option form:label="turnusová práca" form:value="5"/>
            <form:option form:label="pružný pracovný čas" form:value="6"/>
            <form:option form:label="delené zmeny" form:value="8"/>
          </form:listbox>
          <form:listbox form:name="select_pracovne_ponuky_za" form:control-implementation="ooo:com.sun.star.form.component.ListBox" xml:id="control46" form:id="control46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časové obdobie" form:value="0" form:current-selected="true" form:selected="true"/>
            <form:option form:label="1 deň (posledných 24 hod.)" form:value="1"/>
            <form:option form:label="2 dni" form:value="2"/>
            <form:option form:label="3 dni" form:value="3"/>
            <form:option form:label="1 týždeň" form:value="4"/>
            <form:option form:label="2 týždne" form:value="5"/>
            <form:option form:label="1 mesiac" form:value="6"/>
            <form:option form:label="2 mesiace" form:value="7"/>
          </form:listbox>
          <form:text form:name="input_datum_nastupu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den_nastupu_asap" form:control-implementation="ooo:com.sun.star.form.component.CheckBox" xml:id="control48" form:id="control48" form:valu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listbox form:name="select_dlzka_praxe" form:control-implementation="ooo:com.sun.star.form.component.ListBox" xml:id="control49" form:id="control49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dĺžku" form:value="0" form:current-selected="true" form:selected="true"/>
            <form:option form:label="bez požiadavky na odbornú prax" form:value="9"/>
            <form:option form:label="aspoň 3 mesiace" form:value="1"/>
            <form:option form:label="aspoň 6 mesiacov" form:value="2"/>
            <form:option form:label="aspoň 1 rok" form:value="3"/>
            <form:option form:label="aspoň 2 roky" form:value="4"/>
            <form:option form:label="aspoň 3 roky" form:value="5"/>
            <form:option form:label="aspoň 4 roky" form:value="6"/>
            <form:option form:label="aspoň 5 rokov" form:value="7"/>
            <form:option form:label="6 alebo viac rokov" form:value="8"/>
          </form:listbox>
          <form:listbox form:name="select_typ_prace" form:control-implementation="ooo:com.sun.star.form.component.ListBox" xml:id="control50" form:id="control50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možnosť" form:value="0" form:current-selected="true" form:selected="true"/>
            <form:option form:label="Nočná práca" form:value="1"/>
            <form:option form:label="Sezónna práca" form:value="2"/>
          </form:listbox>
          <form:listbox form:name="zdroj" form:control-implementation="ooo:com.sun.star.form.component.ListBox" xml:id="control51" form:id="control51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Vyberte zdroj" form:value="0" form:current-selected="true" form:selected="true"/>
            <form:option form:label="istp.sk" form:value="1"/>
            <form:option form:label="upsvar.sk" form:value="3"/>
            <form:option form:label="eures.sk" form:value="4"/>
            <form:option form:label="kariera.sk" form:value="5"/>
            <form:option form:label="dobrovolnictvo.sk" form:value="6"/>
          </form:listbox>
        </form:form>
        <form:form form:name="unnamed9" form:apply-filter="true" form:method="post" form:control-implementation="ooo:com.sun.star.form.component.Form" office:target-frame="" xlink:href="file:///agenti.php%3Fagent=new" xlink:type="simple">
          <form:text form:name="email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button form:name="unnamed0" form:control-implementation="ooo:com.sun.star.form.component.CommandButton" xml:id="control53" form:id="control53" form:label="Vytvoriť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unnamed10" form:apply-filter="true" form:method="post" form:control-implementation="ooo:com.sun.star.form.component.Form" office:target-frame="" xlink:href="file:///registrovat_bezny.php" xlink:type="simple">
          <form:hidden form:name="akcia" form:control-implementation="ooo:com.sun.star.form.component.HiddenControl" xml:id="control54" form:id="control54" form:value="update"/>
          <form:hidden form:name="id" form:control-implementation="ooo:com.sun.star.form.component.HiddenControl" xml:id="control55" form:id="control55" form:value="2207859"/>
          <form:listbox form:name="som" form:control-implementation="ooo:com.sun.star.form.component.ListBox" xml:id="control56" form:id="control56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Prosím, vyberte možnosť" form:value="0" form:current-selected="true" form:selected="true"/>
          </form:listbox>
          <form:checkbox form:name="zaujemca" form:control-implementation="ooo:com.sun.star.form.component.CheckBox" xml:id="control57" form:id="control57" form:valu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listbox form:name="upsvr_sel" form:control-implementation="ooo:com.sun.star.form.component.ListBox" xml:id="control58" form:id="control58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Prosím, vyberte možnosť" form:value="0" form:current-selected="true" form:selected="true"/>
          </form:listbox>
          <form:text form:name="poznamka_co_pomohlo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listbox form:name="dlzka_evidencie_sel" form:control-implementation="ooo:com.sun.star.form.component.ListBox" xml:id="control60" form:id="control60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Prosím, vyberte možnosť" form:value="0" form:current-selected="true" form:selected="true"/>
          </form:listbox>
          <form:button form:name="unnamed0" form:control-implementation="ooo:com.sun.star.form.component.CommandButton" xml:id="control61" form:id="control61" form:label="Odoslať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row>
          <table:table-cell table:style-name="Tabulka1.A1" office:value-type="string">
            <text:h text:style-name="P7" text:outline-level="2">Osobný profil</text:h>
          </table:table-cell>
        </table:table-row>
        <table:table-row>
          <table:table-cell table:style-name="Tabulka1.A1" office:value-type="string">
            <text:h text:style-name="P8" text:outline-level="2">Základné údaje</text:h>
            <table:table table:name="Tabulka2" table:style-name="Tabulka2">
              <table:table-column table:style-name="Tabulka2.A"/>
              <table:table-row>
                <table:table-cell table:style-name="Tabulka2.A1" office:value-type="string">
                  <table:table table:name="Tabulka3" table:style-name="Tabulka3">
                    <table:table-column table:style-name="Tabulka3.A"/>
                    <table:table-row>
                      <table:table-cell table:style-name="Tabulka3.A1" office:value-type="string">
                        <text:h text:style-name="P9" text:outline-level="3">Osobné údaje</text:h>
                        <table:table table:name="Tabulka4" table:style-name="Tabulka4">
                          <table:table-column table:style-name="Tabulka4.A"/>
                          <table:table-column table:style-name="Tabulka4.B"/>
                          <table:table-row>
                            <table:table-cell table:style-name="Tabulka4.A1" office:value-type="string">
                              <text:p text:style-name="Table_20_Contents">Meno a priezvisko: </text:p>
                            </table:table-cell>
                            <table:table-cell table:style-name="Tabulka4.B1" office:value-type="string">
                              <text:p text:style-name="Table_20_Contents">Zdeno Krajčovič </text:p>
                            </table:table-cell>
                          </table:table-row>
                          <table:table-row>
                            <table:table-cell table:style-name="Tabulka4.B1" office:value-type="string">
                              <text:p text:style-name="Table_20_Contents">E-mail: </text:p>
                            </table:table-cell>
                            <table:table-cell table:style-name="Tabulka4.B1" office:value-type="string">
                              <text:p text:style-name="Table_20_Contents">zdenokrajcovic2@gmail.com </text:p>
                            </table:table-cell>
                          </table:table-row>
                          <table:table-row>
                            <table:table-cell table:style-name="Tabulka4.B1" office:value-type="string">
                              <text:p text:style-name="Table_20_Contents">Telefón:</text:p>
                            </table:table-cell>
                            <table:table-cell table:style-name="Tabulka4.B1" office:value-type="string">
                              <text:p text:style-name="Table_20_Contents">+421902152730</text:p>
                            </table:table-cell>
                          </table:table-row>
                          <table:table-row>
                            <table:table-cell table:style-name="Tabulka4.B1" office:value-type="string">
                              <text:p text:style-name="Table_20_Contents">Štátna príslušnosť:</text:p>
                            </table:table-cell>
                            <table:table-cell table:style-name="Tabulka4.B1" office:value-type="string">
                              <text:p text:style-name="Table_20_Contents">Slovensko </text:p>
                            </table:table-cell>
                          </table:table-row>
                          <table:table-row>
                            <table:table-cell table:style-name="Tabulka4.B1" office:value-type="string">
                              <text:p text:style-name="Table_20_Contents">Národnosť:</text:p>
                            </table:table-cell>
                            <table:table-cell table:style-name="Tabulka4.B1" office:value-type="string">
                              <text:p text:style-name="Table_20_Contents">slovenská </text:p>
                            </table:table-cell>
                          </table:table-row>
                          <table:table-row>
                            <table:table-cell table:style-name="Tabulka4.B1" office:value-type="string">
                              <text:p text:style-name="Table_20_Contents">Rok narodenia:</text:p>
                            </table:table-cell>
                            <table:table-cell table:style-name="Tabulka4.B1" office:value-type="string">
                              <text:p text:style-name="Table_20_Contents">1962 </text:p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  <table:table-row>
                      <table:table-cell table:style-name="Tabulka3.A1" office:value-type="string">
                        <text:p text:style-name="P4"/>
                      </table:table-cell>
                    </table:table-row>
                    <table:table-row>
                      <table:table-cell table:style-name="Tabulka3.A1" office:value-type="string">
                        <text:h text:style-name="P9" text:outline-level="3">Adresa</text:h>
                        <table:table table:name="Tabulka5" table:style-name="Tabulka5">
                          <table:table-column table:style-name="Tabulka5.A"/>
                          <table:table-column table:style-name="Tabulka5.B"/>
                          <table:table-row>
                            <table:table-cell table:style-name="Tabulka5.A1" office:value-type="string">
                              <text:p text:style-name="Table_20_Contents">Ulica, číslo:</text:p>
                            </table:table-cell>
                            <table:table-cell table:style-name="Tabulka5.A1" office:value-type="string">
                              <text:p text:style-name="Table_20_Contents">J.Poničana 59-15</text:p>
                            </table:table-cell>
                          </table:table-row>
                          <table:table-row>
                            <table:table-cell table:style-name="Tabulka5.A1" office:value-type="string">
                              <text:p text:style-name="Table_20_Contents">PSČ:</text:p>
                            </table:table-cell>
                            <table:table-cell table:style-name="Tabulka5.A1" office:value-type="string">
                              <text:p text:style-name="Table_20_Contents">96001</text:p>
                            </table:table-cell>
                          </table:table-row>
                          <table:table-row>
                            <table:table-cell table:style-name="Tabulka5.A1" office:value-type="string">
                              <text:p text:style-name="Table_20_Contents">Mesto/obec:</text:p>
                            </table:table-cell>
                            <table:table-cell table:style-name="Tabulka5.A1" office:value-type="string">
                              <text:p text:style-name="Table_20_Contents">Zvolen</text:p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  <table:table-row>
                      <table:table-cell table:style-name="Tabulka3.A1" office:value-type="string"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ulka1.A1" office:value-type="string">
            <text:p text:style-name="P4"/>
          </table:table-cell>
        </table:table-row>
        <table:table-row>
          <table:table-cell table:style-name="Tabulka1.A1" office:value-type="string">
            <text:h text:style-name="P8" text:outline-level="2">Školské vzdelanie</text:h>
            <table:table table:name="Tabulka6" table:style-name="Tabulka6">
              <table:table-column table:style-name="Tabulka6.A"/>
              <table:table-column table:style-name="Tabulka6.B"/>
              <table:table-column table:style-name="Tabulka6.C"/>
              <table:table-column table:style-name="Tabulka6.D"/>
              <table:table-row>
                <table:table-cell table:style-name="Tabulka6.A1" office:value-type="string">
                  <text:p text:style-name="P6">Od</text:p>
                </table:table-cell>
                <table:table-cell table:style-name="Tabulka6.A1" office:value-type="string">
                  <text:p text:style-name="P6">Do</text:p>
                </table:table-cell>
                <table:table-cell table:style-name="Tabulka6.A1" office:value-type="string">
                  <text:p text:style-name="P6">Názov a adresa školy</text:p>
                </table:table-cell>
                <table:table-cell table:style-name="Tabulka6.A1" office:value-type="string">
                  <text:p text:style-name="P6">Študijný/učebný odbor</text:p>
                </table:table-cell>
              </table:table-row>
              <table:table-row>
                <table:table-cell table:style-name="Tabulka6.A1" office:value-type="string">
                  <text:p text:style-name="Table_20_Contents">1977</text:p>
                </table:table-cell>
                <table:table-cell table:style-name="Tabulka6.A1" office:value-type="string">
                  <text:p text:style-name="Table_20_Contents">1981</text:p>
                </table:table-cell>
                <table:table-cell table:style-name="Tabulka6.A1" office:value-type="string">
                  <text:p text:style-name="Table_20_Contents">SOU Zvolen</text:p>
                </table:table-cell>
                <table:table-cell table:style-name="Tabulka6.A1" office:value-type="string">
                  <text:p text:style-name="Table_20_Contents">mäsiar udenár - spracúvanie mäsa a mäsových výrobkov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ulka1.A1" office:value-type="string">
            <text:p text:style-name="P4"/>
          </table:table-cell>
        </table:table-row>
        <table:table-row>
          <table:table-cell table:style-name="Tabulka1.A1" office:value-type="string">
            <text:h text:style-name="P8" text:outline-level="2">Prax</text:h>
            <table:table table:name="Tabulka7" table:style-name="Tabulka7">
              <table:table-column table:style-name="Tabulka7.A"/>
              <table:table-column table:style-name="Tabulka7.B"/>
              <table:table-column table:style-name="Tabulka7.C"/>
              <table:table-column table:style-name="Tabulka7.D"/>
              <table:table-column table:style-name="Tabulka7.E"/>
              <table:table-row>
                <table:table-cell table:style-name="Tabulka7.A1" office:value-type="string">
                  <text:p text:style-name="P6">Od</text:p>
                </table:table-cell>
                <table:table-cell table:style-name="Tabulka7.A1" office:value-type="string">
                  <text:p text:style-name="P6">Do</text:p>
                </table:table-cell>
                <table:table-cell table:style-name="Tabulka7.A1" office:value-type="string">
                  <text:p text:style-name="P6">Zamestnávateľ</text:p>
                </table:table-cell>
                <table:table-cell table:style-name="Tabulka7.A1" office:value-type="string">
                  <text:p text:style-name="P6">Zamestnanie</text:p>
                </table:table-cell>
                <table:table-cell table:style-name="Tabulka7.A1" office:value-type="string">
                  <text:p text:style-name="P6">Náplň práce<office:annotation><dc:date>2017-05-05T15:52:21.50</dc:date><text:p>&lt;th&gt;&lt;/th&gt;</text:p></office:annotation><office:annotation><dc:date>2017-05-05T15:52:21.50</dc:date><text:p>&lt;th width="33"&gt;&lt;/th&gt;</text:p></office:annotation></text:p>
                </table:table-cell>
              </table:table-row>
              <table:table-row>
                <table:table-cell table:style-name="Tabulka7.A1" office:value-type="string">
                  <text:p text:style-name="Table_20_Contents">4. 9. 1981 </text:p>
                </table:table-cell>
                <table:table-cell table:style-name="Tabulka7.A1" office:value-type="string">
                  <text:p text:style-name="Table_20_Contents">16. 12. 2016 </text:p>
                </table:table-cell>
                <table:table-cell table:style-name="Tabulka7.A1" office:value-type="string">
                  <text:p text:style-name="Table_20_Contents">Kepak Irsko </text:p>
                </table:table-cell>
                <table:table-cell table:style-name="Tabulka7.A1" office:value-type="string">
                  <text:p text:style-name="Table_20_Contents">Mäsiar, údenár </text:p>
                </table:table-cell>
                <table:table-cell table:style-name="Tabulka7.A1" office:value-type="string">
                  <text:p text:style-name="Table_20_Contents">neuvedené<office:annotation><dc:date>2017-05-05T15:52:21.51</dc:date><text:p>&lt;td class="menu" style="width:17px;"&gt;&lt;a class="upravit" href="#" data-plugin="popup" data-popup-content="id_formEditPrax" title="Editovať" onClick="fop_prax_editRiadok('1');"&gt;Editovať&lt;/a&gt;&lt;/td&gt;</text:p></office:annotation><office:annotation><dc:date>2017-05-05T15:52:21.51</dc:date><text:p>&lt;td style="width:17px;"&gt;&lt;/td&gt;</text:p></office:annotation>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ulka1.A1" office:value-type="string">
            <text:p text:style-name="P4"/>
          </table:table-cell>
        </table:table-row>
        <table:table-row>
          <table:table-cell table:style-name="Tabulka1.A1" office:value-type="string">
            <text:h text:style-name="P8" text:outline-level="2">Cudzie jazyky</text:h>
            <table:table table:name="Tabulka8" table:style-name="Tabulka8">
              <table:table-column table:style-name="Tabulka8.A"/>
              <table:table-column table:style-name="Tabulka8.B"/>
              <table:table-row>
                <table:table-cell table:style-name="Tabulka8.A1" office:value-type="string">
                  <text:p text:style-name="P6">Jazyk</text:p>
                </table:table-cell>
                <table:table-cell table:style-name="Tabulka8.A1" office:value-type="string">
                  <text:p text:style-name="P6">Úroveň</text:p>
                </table:table-cell>
              </table:table-row>
              <table:table-row>
                <table:table-cell table:style-name="Tabulka8.A1" office:value-type="string">
                  <text:p text:style-name="Table_20_Contents">anglický</text:p>
                </table:table-cell>
                <table:table-cell table:style-name="Tabulka8.A1" office:value-type="string">
                  <text:p text:style-name="Table_20_Contents">elementárna: A1 a A2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ulka1.A1" office:value-type="string">
            <text:p text:style-name="P4"/>
          </table:table-cell>
        </table:table-row>
        <table:table-row>
          <table:table-cell table:style-name="Tabulka1.A1" office:value-type="string">
            <text:h text:style-name="P8" text:outline-level="2">Vodičské oprávnenie</text:h>
            <table:table table:name="Tabulka9" table:style-name="Tabulka9">
              <table:table-column table:style-name="Tabulka9.A"/>
              <table:table-column table:style-name="Tabulka9.B"/>
              <table:table-row>
                <table:table-cell table:style-name="Tabulka9.A1" office:value-type="string">
                  <text:p text:style-name="P5">Skupina AM</text:p>
                </table:table-cell>
                <table:table-cell table:style-name="Tabulka9.B1" office:value-type="string">
                  <text:p text:style-name="P4"/>
                </table:table-cell>
              </table:table-row>
              <table:table-row>
                <table:table-cell table:style-name="Tabulka9.A1" office:value-type="string">
                  <text:p text:style-name="P5">Skupina B</text:p>
                </table:table-cell>
                <table:table-cell table:style-name="Tabulka9.A1" office:value-type="string">
                  <text:p text:style-name="P5">- Aktívny vodič</text:p>
                </table:table-cell>
              </table:table-row>
              <table:table-row>
                <table:table-cell table:style-name="Tabulka9.A1" office:value-type="string">
                  <text:p text:style-name="P5">Podskupina B1</text:p>
                </table:table-cell>
                <table:table-cell table:style-name="Tabulka9.A1" office:value-type="string">
                  <text:p text:style-name="P5">- Aktívny vodič</text:p>
                </table:table-cell>
              </table:table-row>
              <table:table-row>
                <table:table-cell table:style-name="Tabulka9.A1" office:value-type="string">
                  <text:p text:style-name="P5">Skupina B + E</text:p>
                </table:table-cell>
                <table:table-cell table:style-name="Tabulka9.A1" office:value-type="string">
                  <text:p text:style-name="P5">- Aktívny vodič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ulka1.A1" office:value-type="string">
            <text:p text:style-name="P4"/>
          </table:table-cell>
        </table:table-row>
        <table:table-row>
          <table:table-cell table:style-name="Tabulka1.A1" office:value-type="string">
            <text:h text:style-name="P8" text:outline-level="2">Zdravotné obmedzenia</text:h>
            <table:table table:name="Tabulka10" table:style-name="Tabulka10">
              <table:table-column table:style-name="Tabulka10.A"/>
              <table:table-row>
                <table:table-cell table:style-name="Tabulka10.A1" office:value-type="string">
                  <text:p text:style-name="Table_20_Contents"><text:soft-page-break/>Nemám žiaden zdravotný problém, cítim sa zdravý(á) a nemám dlhodobo žiadne zdravotné obmedzenia v práci.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ulka1.A1" office:value-type="string">
            <text:p text:style-name="P4"/>
          </table:table-cell>
        </table:table-row>
        <table:table-row>
          <table:table-cell table:style-name="Tabulka1.A1" office:value-type="string">
            <text:h text:style-name="P8" text:outline-level="2">Moje preferencie</text:h>
            <table:table table:name="Tabulka11" table:style-name="Tabulka11">
              <table:table-column table:style-name="Tabulka11.A"/>
              <table:table-column table:style-name="Tabulka11.B"/>
              <table:table-row>
                <table:table-cell table:style-name="Tabulka11.A1" office:value-type="string">
                  <text:p text:style-name="P6">Názov</text:p>
                </table:table-cell>
                <table:table-cell table:style-name="Tabulka11.A1" office:value-type="string">
                  <text:p text:style-name="P6">Opis<office:annotation><dc:date>2017-05-05T15:52:21.51</dc:date><text:p>&lt;tr&gt;&lt;td&gt;Preferované zamestnanie&lt;/td&gt;&lt;td&gt;neuvedené&lt;/td&gt;&lt;/tr&gt;</text:p></office:annotation></text:p>
                </table:table-cell>
              </table:table-row>
              <table:table-row>
                <table:table-cell table:style-name="Tabulka11.A1" office:value-type="string">
                  <text:p text:style-name="Table_20_Contents">Miesto výkonu práce</text:p>
                </table:table-cell>
                <table:table-cell table:style-name="Tabulka11.A1" office:value-type="string">
                  <text:p text:style-name="Table_20_Contents">Slovenská republika</text:p>
                </table:table-cell>
              </table:table-row>
              <table:table-row>
                <table:table-cell table:style-name="Tabulka11.A1" office:value-type="string">
                  <text:p text:style-name="P4"/>
                </table:table-cell>
                <table:table-cell table:style-name="Tabulka11.A1" office:value-type="string">
                  <text:p text:style-name="Table_20_Contents">Rakúsko</text:p>
                </table:table-cell>
              </table:table-row>
              <table:table-row>
                <table:table-cell table:style-name="Tabulka11.A1" office:value-type="string">
                  <text:p text:style-name="Table_20_Contents">Pracovný a mimopracovný pomer</text:p>
                </table:table-cell>
                <table:table-cell table:style-name="Tabulka11.A1" office:value-type="string">
                  <text:p text:style-name="Table_20_Contents">pracovný pomer na neurčitý čas </text:p>
                </table:table-cell>
              </table:table-row>
              <table:table-row>
                <table:table-cell table:style-name="Tabulka11.A1" office:value-type="string">
                  <text:p text:style-name="Table_20_Contents">Som ochotný pracovať na zmeny</text:p>
                </table:table-cell>
                <table:table-cell table:style-name="Tabulka11.A1" office:value-type="string">
                  <text:p text:style-name="Table_20_Contents">áno </text:p>
                </table:table-cell>
              </table:table-row>
              <table:table-row>
                <table:table-cell table:style-name="Tabulka11.A1" office:value-type="string">
                  <text:p text:style-name="Table_20_Contents">Som ochotný pracovať aj v noci</text:p>
                </table:table-cell>
                <table:table-cell table:style-name="Tabulka11.A1" office:value-type="string">
                  <text:p text:style-name="Table_20_Contents">áno </text:p>
                </table:table-cell>
              </table:table-row>
              <table:table-row>
                <table:table-cell table:style-name="Tabulka11.A1" office:value-type="string">
                  <text:p text:style-name="Table_20_Contents">Som ochotný vykonávať aj sezónne práce</text:p>
                </table:table-cell>
                <table:table-cell table:style-name="Tabulka11.A1" office:value-type="string">
                  <text:p text:style-name="Table_20_Contents">áno </text:p>
                </table:table-cell>
              </table:table-row>
              <table:table-row>
                <table:table-cell table:style-name="Tabulka11.A1" office:value-type="string">
                  <text:p text:style-name="Table_20_Contents">Som ochotný vykonávať aj samostatnú zárobkovú činnosť</text:p>
                </table:table-cell>
                <table:table-cell table:style-name="Tabulka11.A1" office:value-type="string">
                  <text:p text:style-name="Table_20_Contents">áno </text:p>
                </table:table-cell>
              </table:table-row>
              <table:table-row>
                <table:table-cell table:style-name="Tabulka11.A1" office:value-type="string">
                  <text:p text:style-name="Table_20_Contents">Termín možného nástupu do zamestnania</text:p>
                </table:table-cell>
                <table:table-cell table:style-name="Tabulka11.A1" office:value-type="string">
                  <text:p text:style-name="Table_20_Contents">ihneď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ulka1.A1" office:value-type="string">
            <text:p text:style-name="P4"/>
          </table:table-cell>
        </table:table-row>
      </table:table>
      <text:section text:style-name="Sect1" text:name="site-wrapper">
        <text:p text:style-name="Text_20_body"><office:annotation><dc:date>2017-05-05T15:52:21.52</dc:date><text:p>&lt;!--[if lt IE 7]&gt; <text:s text:c="5"/>&lt;html class="no-js lt-ie9 lt-ie8 lt-ie7" lang=""&gt; &lt;![endif]--&gt;</text:p></office:annotation><office:annotation><dc:date>2017-05-05T15:52:21.52</dc:date><text:p>&lt;!--[if IE 7]&gt; <text:s text:c="8"/>&lt;html class="no-js lt-ie9 lt-ie8" lang=""&gt; &lt;![endif]--&gt;</text:p></office:annotation><office:annotation><dc:date>2017-05-05T15:52:21.52</dc:date><text:p>&lt;!--[if IE 8]&gt; <text:s text:c="8"/>&lt;html class="no-js lt-ie9" lang=""&gt; &lt;![endif]--&gt;</text:p></office:annotation><office:annotation><dc:date>2017-05-05T15:52:21.52</dc:date><text:p>&lt;!--[if gt IE 8]&gt;&lt;!--&gt;</text:p></office:annotation><office:annotation><dc:date>2017-05-05T15:52:21.52</dc:date><text:p>&lt;!--&lt;![endif]--&gt;</text:p></office:annotation><office:annotation><dc:date>2017-05-05T15:52:21.52</dc:date><text:p>HTML: &lt;META HTTP-EQUIV="X-UA-Compatible" CONTENT="IE=edge"&gt;</text:p></office:annotation><office:annotation><dc:date>2017-05-05T15:52:21.52</dc:date><text:p>title</text:p></office:annotation><office:annotation><dc:date>2017-05-05T15:52:21.52</dc:date><text:p>meta</text:p></office:annotation><office:annotation><dc:date>2017-05-05T15:52:21.52</dc:date><text:p>favicons</text:p></office:annotation><office:annotation><dc:date>2017-05-05T15:52:21.52</dc:date><text:p>plugins</text:p></office:annotation><office:annotation><dc:date>2017-05-05T15:52:21.52</dc:date><text:p>wysiwyg editor</text:p></office:annotation><office:annotation><dc:date>2017-05-05T15:52:21.52</dc:date><text:p>fonts</text:p></office:annotation><office:annotation><dc:date>2017-05-05T15:52:21.52</dc:date><text:p>main site styles</text:p></office:annotation><office:annotation><dc:date>2017-05-05T15:52:21.52</dc:date><text:p>scripts</text:p></office:annotation><text:script xlink:href="file://ajax.googleapis.com/ajax/libs/jquery/1.11.2/jquery.min.js"/>w<text:line-break/> <text:s text:c="2"/><text:line-break/> <text:s text:c="15"/></text:p>
        <text:p text:style-name="Text_20_body"><text:line-break/> <text:s text:c="15"/></text:p>
        <text:p text:style-name="Text_20_body"><text:line-break/> <text:s text:c="15"/></text:p>
        <text:p text:style-name="Text_20_body"><text:line-break/> <text:s text:c="15"/></text:p>
        <text:p text:style-name="Text_20_body"><text:s/></text:p>
        <text:p text:style-name="Text_20_body"><text:line-break/> <text:s text:c="11"/>} <text:s text:c="2"/><text:line-break/> <text:s text:c="15"/></text:p>
        <text:p text:style-name="Text_20_body"><text:line-break/> <text:s text:c="15"/></text:p>
        <text:p text:style-name="Text_20_body"><text:line-break/> <text:s text:c="15"/></text:p>
        <text:p text:style-name="Text_20_body"><text:line-break/> <text:s text:c="15"/></text:p>
        <text:p text:style-name="Text_20_body"><text:line-break/> <text:s text:c="15"/></text:p>
        <text:p text:style-name="Text_20_body"><text:line-break/> <text:s text:c="15"/>}</text:p>
        <text:p text:style-name="Text_20_body"><text:line-break/></text:p>
        <text:p text:style-name="Text_20_body"><text:line-break/> <text:s text:c="15"/>function over_pri(){</text:p>
        <text:p text:style-name="Text_20_body"><text:soft-page-break/><text:line-break/> <text:s text:c="12"/></text:p>
        <text:p text:style-name="Text_20_body"><text:line-break/> <text:s text:c="15"/>var ret_1=true;</text:p>
        <text:p text:style-name="Text_20_body"><text:line-break/> <text:s text:c="15"/>var ret_2=true;</text:p>
        <text:p text:style-name="Text_20_body"><text:line-break/> <text:s text:c="15"/>var ret=true; </text:p>
        <text:p text:style-name="Text_20_body"><text:line-break/> <text:s text:c="15"/>var sprava=''; <text:s text:c="3"/></text:p>
        <text:p text:style-name="Text_20_body"><text:line-break/> <text:s text:c="15"/>if(document.getElementById('id_reag_meno').value==''){sprava+='Prosím, vyplňte meno \n';ret=false;}</text:p>
        <text:p text:style-name="Text_20_body"><text:line-break/> <text:s text:c="15"/>if(document.getElementById('id_reag_priezvisko').value==''){sprava+='Prosím, vyplňte prezvisko\n';ret=false;} <text:s text:c="7"/></text:p>
        <text:p text:style-name="Text_20_body"><text:line-break/> <text:s text:c="15"/>if(document.getElementById('id_reag_email').value==''){sprava+='Prosím, vyplňte e-mail\n';ret=false;}</text:p>
        <text:p text:style-name="Text_20_body"><text:line-break/> <text:s text:c="15"/>if(document.getElementById('id_reag_email').value!='' &amp;&amp; !checkMail(document.getElementById('id_reag_email').value)){sprava+='Prosím, vyplňte email v správnom formáte\n';ret=false;} <text:s text:c="3"/></text:p>
        <text:p text:style-name="Text_20_body"><text:line-break/> <text:s text:c="14"/>// $('#id_text_pre_zamestnavatela').val($('#id_text_pre_zamestnavatela_summernote').html());</text:p>
        <text:p text:style-name="Text_20_body"><text:line-break/> <text:s text:c="15"/>var zivotopis_text_email=$('#id_text_pre_zamestnavatela').val();</text:p>
        <text:p text:style-name="Text_20_body"><text:line-break/> <text:s text:c="15"/>if(zivotopis_text_email==''){sprava+='Prosím, vyplňte text pre zamestnávateľa\n';ret=false;} <text:s/></text:p>
        <text:p text:style-name="Text_20_body"><text:line-break/> <text:s text:c="15"/>if(zivotopis_text_email!='' &amp;&amp; zivotopis_text_email.length&lt;150){sprava+='Text pre zamestnávateľa musí mať minimálne 150 znakov\n';ret=false;} </text:p>
        <text:p text:style-name="Text_20_body"><text:line-break/> <text:s text:c="15"/>if(document.getElementById('id_priloha_z').value=='' &amp;&amp; document.getElementById('id_reag_eucv_istp_zivotopis').checked != 1 &amp;&amp; document.getElementById('id_reag_op').checked != 1){sprava+='Prosím, vyberte životopis alebo osobný profil\n';ret=false;} </text:p>
        <text:p text:style-name="Text_20_body"><text:line-break/> <text:s text:c="15"/>if(document.getElementById('id_priloha_z').value!='' &amp;&amp; !Checkfiles('id_priloha_z')){sprava+='Prosím, vyberte životopis vo formáte: doc, docx, rtp, pdf, ott, odt\n';ret=false;}</text:p>
        <text:p text:style-name="Text_20_body"><text:line-break/> <text:s text:c="15"/>if(document.getElementById('id_priloha_z').value!='' &amp;&amp; !overVelkost('id_priloha_z')){sprava+='Maximálna veľkosť životopisu je 2 Mb\n';ret=false;}</text:p>
        <text:p text:style-name="Text_20_body"><text:line-break/> <text:s text:c="15"/>if(document.getElementById('id_priloha_ml').value!='' &amp;&amp; !Checkfiles('id_priloha_ml')){sprava+='Prosím, vyberte motivačný list vo formáte: doc, docx, rtp, pdf, ott, odt\n';ret=false;}</text:p>
        <text:p text:style-name="Text_20_body"><text:line-break/> <text:s text:c="15"/>if(document.getElementById('id_priloha_ml').value!='' &amp;&amp; !overVelkost('id_priloha_ml')){sprava+='Maximálna veľkosť motivačného listu je 2 Mb\n';ret=false;} <text:s text:c="3"/></text:p>
        <text:p text:style-name="Text_20_body"><text:soft-page-break/><text:line-break/> <text:s text:c="15"/>var pocitadlo=0;</text:p>
        <text:p text:style-name="Text_20_body"><text:line-break/> <text:s text:c="15"/>$('.prilohaClass').each(function(){</text:p>
        <text:p text:style-name="Text_20_body"><text:line-break/> <text:s text:c="15"/>pocitadlo++;</text:p>
        <text:p text:style-name="Text_20_body"><text:line-break/> <text:s text:c="15"/>var $idPri=$(this).attr('id');</text:p>
        <text:p text:style-name="Text_20_body"><text:line-break/> <text:s text:c="19"/>if($('#'+$idPri).val()!=''){</text:p>
        <text:p text:style-name="Text_20_body"><text:line-break/> <text:s text:c="21"/>if(!overVelkost($idPri)){</text:p>
        <text:p text:style-name="Text_20_body"><text:line-break/> <text:s text:c="23"/>sprava+='Maximálna veľkosť prílohy '+pocitadlo+' je 2 Mb\n';ret=false; <text:s text:c="2"/></text:p>
        <text:p text:style-name="Text_20_body"><text:line-break/> <text:s text:c="21"/>} <text:s text:c="6"/></text:p>
        <text:p text:style-name="Text_20_body"><text:line-break/> <text:s text:c="19"/>}</text:p>
        <text:p text:style-name="Text_20_body"><text:line-break/> <text:s text:c="15"/>}); <text:s text:c="3"/></text:p>
        <text:p text:style-name="Text_20_body"><text:line-break/> <text:s text:c="19"/></text:p>
        <text:p text:style-name="Text_20_body"><text:line-break/> <text:s text:c="15"/>if(!ret){alert(sprava);}</text:p>
        <text:p text:style-name="Text_20_body"><text:line-break/> <text:s text:c="15"/>return ret; <text:s text:c="3"/></text:p>
        <text:p text:style-name="Text_20_body"><text:line-break/> <text:s text:c="15"/>}</text:p>
        <text:p text:style-name="Text_20_body"><text:line-break/> <text:s text:c="15"/></text:p>
        <text:p text:style-name="Text_20_body"><text:line-break/> <text:s text:c="15"/></text:p>
        <text:p text:style-name="Text_20_body"><text:line-break/> <text:s text:c="15"/></text:p>
        <text:p text:style-name="Text_20_body"><text:line-break/> <text:s text:c="15"/>function over_nepri(){</text:p>
        <text:p text:style-name="Text_20_body"><text:line-break/> <text:s text:c="19"/></text:p>
        <text:p text:style-name="Text_20_body"><text:line-break/> <text:s text:c="14"/></text:p>
        <text:p text:style-name="Text_20_body"><text:line-break/> <text:s text:c="15"/>var ret_1=true;</text:p>
        <text:p text:style-name="Text_20_body"><text:line-break/> <text:s text:c="15"/>var ret_2=true;</text:p>
        <text:p text:style-name="Text_20_body"><text:line-break/> <text:s text:c="15"/>var ret=true; </text:p>
        <text:p text:style-name="Text_20_body"><text:soft-page-break/><text:line-break/> <text:s text:c="15"/>var sprava=''; <text:s text:c="3"/></text:p>
        <text:p text:style-name="Text_20_body"><text:line-break/> <text:s text:c="15"/>if(document.getElementById('id_reag_meno').value==''){sprava+='Prosím, vyplňte meno \n';ret=false;}</text:p>
        <text:p text:style-name="Text_20_body"><text:line-break/> <text:s text:c="15"/>if(document.getElementById('id_reag_priezvisko').value==''){sprava+='Prosím, vyplňte prezvisko\n';ret=false;}</text:p>
        <text:p text:style-name="Text_20_body"><text:line-break/> <text:s text:c="15"/>if(document.getElementById('id_reag_email').value==''){sprava+='Prosím, vyplňte e-mail\n';ret=false;}</text:p>
        <text:p text:style-name="Text_20_body"><text:line-break/> <text:s text:c="15"/>if(document.getElementById('id_reag_email').value!='' &amp;&amp; !checkMail(document.getElementById('id_reag_email').value)){sprava+='Prosím, vyplňte email v správnom formáte\n';ret=false;} <text:s text:c="3"/></text:p>
        <text:p text:style-name="Text_20_body"><text:line-break/> <text:s text:c="14"/></text:p>
        <text:p text:style-name="Text_20_body"><text:line-break/> <text:s text:c="14"/></text:p>
        <text:p text:style-name="Text_20_body"><text:line-break/> <text:s text:c="15"/>//$('#id_text_pre_zamestnavatela').val($('#id_text_pre_zamestnavatela_summernote').html());</text:p>
        <text:p text:style-name="Text_20_body"><text:line-break/> <text:s text:c="15"/>var zivotopis_text_email=$('#id_text_pre_zamestnavatela').val();</text:p>
        <text:p text:style-name="Text_20_body"><text:line-break/> <text:s text:c="15"/>//alert(zivotopis_text_email);</text:p>
        <text:p text:style-name="Text_20_body"><text:line-break/> <text:s text:c="15"/>if(zivotopis_text_email==''){sprava+='Prosím, vyplňte text pre zamestnávateľa\n';ret=false;}</text:p>
        <text:p text:style-name="Text_20_body"><text:line-break/> <text:s text:c="15"/>if(zivotopis_text_email!='' &amp;&amp; zivotopis_text_email.length&lt;150){sprava+='Text pre zamestnávateľa musí mať minimálne 150 znakov\n';ret=false;} <text:s text:c="4"/></text:p>
        <text:p text:style-name="Text_20_body"><text:line-break/> <text:s text:c="15"/>if(document.getElementById('id_priloha_z').value==''){sprava+='Prosím, vyberte životopis\n';ret=false;} </text:p>
        <text:p text:style-name="Text_20_body"><text:line-break/> <text:s text:c="15"/>if(document.getElementById('id_priloha_z').value!='' &amp;&amp; !Checkfiles('id_priloha_z')){sprava+='Prosím, vyberte životopis vo formáte: doc, docx, rtp, pdf, ott, odt\n';ret=false;}</text:p>
        <text:p text:style-name="Text_20_body"><text:line-break/> <text:s text:c="15"/>if(document.getElementById('id_priloha_z').value!='' &amp;&amp; !overVelkost('id_priloha_z')){sprava+='Maximálna veľkosť životopisu je 2 Mb\n';ret=false;}</text:p>
        <text:p text:style-name="Text_20_body"><text:line-break/> <text:s text:c="15"/>if(document.getElementById('id_priloha_ml').value!='' &amp;&amp; !Checkfiles('id_priloha_ml')){sprava+='Prosím, vyberte motivačný list vo formáte: doc, docx, rtp, pdf, ott, odt\n';ret=false;}</text:p>
        <text:p text:style-name="Text_20_body"><text:line-break/> <text:s text:c="15"/>if(document.getElementById('id_priloha_ml').value!='' &amp;&amp; !overVelkost('id_priloha_ml')){sprava+='Maximálna veľkosť motivačného listu je 2 Mb\n';ret=false;} <text:s text:c="3"/></text:p>
        <text:p text:style-name="Text_20_body"><text:line-break/>var pocitadlo=0;</text:p>
        <text:p text:style-name="Text_20_body"><text:line-break/> <text:s text:c="15"/></text:p>
        <text:p text:style-name="Text_20_body"><text:soft-page-break/><text:line-break/> <text:s text:c="15"/>$('.prilohaClass').each(function(){</text:p>
        <text:p text:style-name="Text_20_body"><text:line-break/> <text:s text:c="15"/>pocitadlo++;</text:p>
        <text:p text:style-name="Text_20_body"><text:line-break/> <text:s text:c="15"/>var $idPri=$(this).attr('id');</text:p>
        <text:p text:style-name="Text_20_body"><text:line-break/> <text:s text:c="19"/>if($('#'+$idPri).val()!=''){</text:p>
        <text:p text:style-name="Text_20_body"><text:line-break/> <text:s text:c="21"/>if(!overVelkost($idPri)){</text:p>
        <text:p text:style-name="Text_20_body"><text:line-break/> <text:s text:c="23"/>sprava+='Maximálna veľkosť prílohy '+pocitadlo+' je 2 Mb\n';ret=false; <text:s text:c="2"/></text:p>
        <text:p text:style-name="Text_20_body"><text:line-break/> <text:s text:c="21"/>} <text:s text:c="6"/></text:p>
        <text:p text:style-name="Text_20_body"><text:line-break/> <text:s text:c="19"/>}</text:p>
        <text:p text:style-name="Text_20_body"><text:line-break/> <text:s text:c="15"/>});</text:p>
        <text:p text:style-name="Text_20_body"><text:line-break/></text:p>
        <text:p text:style-name="Text_20_body"><text:line-break/> <text:s text:c="15"/></text:p>
        <text:p text:style-name="Text_20_body"><text:line-break/> <text:s text:c="15"/>if(!ret){alert(sprava);}</text:p>
        <text:p text:style-name="Text_20_body"><text:line-break/> <text:s text:c="15"/>return ret; <text:s text:c="3"/></text:p>
        <text:p text:style-name="Text_20_body"><text:line-break/> <text:s text:c="15"/>} <text:s text:c="3"/></text:p>
        <text:p text:style-name="Text_20_body"><text:line-break/> <text:s text:c="19"/></text:p>
        <text:p text:style-name="Text_20_body"><text:line-break/> <text:s text:c="15"/>function countChar(val) {</text:p>
        <text:p text:style-name="Text_20_body"><text:line-break/> <text:s text:c="16"/>var len = val.value.length;</text:p>
        <text:p text:style-name="Text_20_body"><text:line-break/> <text:s text:c="16"/>$('#charNum').text(0 + len);</text:p>
        <text:p text:style-name="Text_20_body"><text:line-break/> <text:s text:c="16"/>if(len&gt;=100){</text:p>
        <text:p text:style-name="Text_20_body"><text:line-break/> <text:s text:c="23"/>$("#charNum").css("border-color","#33CC66");</text:p>
        <text:p text:style-name="Text_20_body"><text:line-break/> <text:s text:c="19"/>}else{</text:p>
        <text:p text:style-name="Text_20_body"><text:line-break/> <text:s text:c="23"/>$("#charNum").css("border-color","white");</text:p>
        <text:p text:style-name="Text_20_body"><text:line-break/> <text:s text:c="23"/>}</text:p>
        <text:p text:style-name="Text_20_body"><text:soft-page-break/><text:line-break/> <text:s text:c="20"/></text:p>
        <text:p text:style-name="Text_20_body"><text:line-break/> <text:s text:c="16"/>}</text:p>
        <text:p text:style-name="Text_20_body"><text:line-break/> <text:s text:c="20"/></text:p>
        <text:p text:style-name="Text_20_body"><text:line-break/> <text:s text:c="15"/>function Checkfiles(id){</text:p>
        <text:p text:style-name="Text_20_body"><text:line-break/> <text:s text:c="23"/>var fup = document.getElementById(id);</text:p>
        <text:p text:style-name="Text_20_body"><text:line-break/> <text:s text:c="23"/>var fileName = fup.value;</text:p>
        <text:p text:style-name="Text_20_body"><text:line-break/> <text:s text:c="23"/>var ext = fileName.substring(fileName.lastIndexOf('.') + 1);</text:p>
        <text:p text:style-name="Text_20_body"><text:line-break/> <text:s text:c="23"/>if(ext == "DOC" || ext == "doc" || ext == "docx" || ext == "DOCX" || ext == "pdf" || ext == "PDF" || ext == "doc" || ext == "rtf" || ext == "RTF" || ext == "odt" || ext == "ODT" || ext == "ott" || ext == "OTT")</text:p>
        <text:p text:style-name="Text_20_body"><text:line-break/> <text:s text:c="23"/>{</text:p>
        <text:p text:style-name="Text_20_body"><text:line-break/> <text:s text:c="23"/>return true;</text:p>
        <text:p text:style-name="Text_20_body"><text:line-break/> <text:s text:c="23"/>} </text:p>
        <text:p text:style-name="Text_20_body"><text:line-break/> <text:s text:c="23"/>else</text:p>
        <text:p text:style-name="Text_20_body"><text:line-break/> <text:s text:c="23"/>{</text:p>
        <text:p text:style-name="Text_20_body"><text:line-break/> <text:s text:c="23"/>fup.focus();</text:p>
        <text:p text:style-name="Text_20_body"><text:line-break/> <text:s text:c="23"/>return false;</text:p>
        <text:p text:style-name="Text_20_body"><text:line-break/> <text:s text:c="23"/>}</text:p>
        <text:p text:style-name="Text_20_body"><text:line-break/> <text:s text:c="15"/>}</text:p>
        <text:p text:style-name="Text_20_body"><text:line-break/> <text:s text:c="18"/></text:p>
        <text:p text:style-name="Text_20_body"><text:line-break/> <text:s text:c="15"/><office:annotation><dc:date>2017-05-05T15:52:21.54</dc:date><text:p>.modal</text:p></office:annotation><office:annotation><dc:date>2017-05-05T15:52:21.54</dc:date><text:p>header</text:p></office:annotation>Poslať životopis spoločnosti</text:p>
        <text:p text:style-name="Text_20_body">Prosím, vyplňte a vložte jednotlivé položky. Povinné polia sú označené hviezdičkou. Na e-mail zamestnávateľa inzerujúceho túto pracovnú ponuku bude následne zaslaný váš životopis s prílohami a sprievodným textom po potvrdení tlačidlom „Odoslať“.</text:p>
        <text:p text:style-name="P1"><text:bookmark text:name="id_pracovna_ponuka_nazov"/><text:bookmark text:name="id_pracovna_ponuka"/><text:bookmark text:name="to_email1"/><office:annotation><dc:date>2017-05-05T15:52:21.54</dc:date><text:p>/header</text:p></office:annotation><office:annotation><dc:date>2017-05-05T15:52:21.54</dc:date><text:p>form.small-form</text:p></office:annotation><office:annotation><dc:date>2017-05-05T15:52:21.54</dc:date><text:p>.wrapper</text:p></office:annotation><office:annotation><dc:date>2017-05-05T15:52:21.54</dc:date><text:p>.holder</text:p></office:annotation>Meno: </text:p>
        <text:p text:style-name="P1"><text:bookmark text:name="id_reag_meno"/><draw:control text:anchor-type="as-char" draw:z-index="0" draw:style-name="gr1" draw:text-style-name="P33" svg:width="4.319cm" svg:height="0.678cm" draw:control="control11"/> </text:p>
        <text:p text:style-name="P1"><office:annotation><dc:date>2017-05-05T15:52:21.54</dc:date><text:p>/.holder</text:p></office:annotation><office:annotation><dc:date>2017-05-05T15:52:21.54</dc:date><text:p>.holder</text:p></office:annotation>Priezvisko: </text:p>
        <text:p text:style-name="P1"><text:bookmark text:name="id_reag_priezvisko"/><draw:control text:anchor-type="as-char" draw:z-index="1" draw:style-name="gr1" draw:text-style-name="P33" svg:width="4.319cm" svg:height="0.678cm" draw:control="control12"/> </text:p>
        <text:p text:style-name="P1"><text:soft-page-break/><office:annotation><dc:date>2017-05-05T15:52:21.55</dc:date><text:p>/.holder</text:p></office:annotation><office:annotation><dc:date>2017-05-05T15:52:21.55</dc:date><text:p>.holder</text:p></office:annotation>Titul: </text:p>
        <text:p text:style-name="P1"><text:bookmark text:name="id_reag_titul"/><draw:control text:anchor-type="as-char" draw:z-index="2" draw:style-name="gr1" draw:text-style-name="P33" svg:width="4.319cm" svg:height="0.678cm" draw:control="control13"/> </text:p>
        <text:p text:style-name="P1"><office:annotation><dc:date>2017-05-05T15:52:21.55</dc:date><text:p>/.holder</text:p></office:annotation><office:annotation><dc:date>2017-05-05T15:52:21.55</dc:date><text:p>.holder</text:p></office:annotation>E-mail: </text:p>
        <text:p text:style-name="P1"><text:bookmark text:name="id_reag_email"/><draw:control text:anchor-type="as-char" draw:z-index="3" draw:style-name="gr1" draw:text-style-name="P33" svg:width="4.319cm" svg:height="0.678cm" draw:control="control14"/> </text:p>
        <text:p text:style-name="P1"><text:bookmark text:name="id_reag_poslat_kopiu"/><office:annotation><dc:date>2017-05-05T15:52:21.55</dc:date><text:p>/.holder</text:p></office:annotation><office:annotation><dc:date>2017-05-05T15:52:21.55</dc:date><text:p>.holder</text:p></office:annotation><office:annotation><dc:date>2017-05-05T15:52:21.55</dc:date><text:p>.checkbox</text:p></office:annotation><draw:control text:anchor-type="as-char" draw:z-index="4" draw:style-name="gr1" draw:text-style-name="P34" svg:width="0.276cm" svg:height="0.276cm" draw:control="control15"/> Poslať mi kópiu životopisu na môj e-mail </text:p>
        <text:p text:style-name="P1"><office:annotation><dc:date>2017-05-05T15:52:21.55</dc:date><text:p>/.checkbox</text:p></office:annotation><office:annotation><dc:date>2017-05-05T15:52:21.55</dc:date><text:p>/.holder</text:p></office:annotation><office:annotation><dc:date>2017-05-05T15:52:21.55</dc:date><text:p>.holder</text:p></office:annotation>Telefón: </text:p>
        <text:p text:style-name="P1"><text:bookmark text:name="id_reag_telefon"/><draw:control text:anchor-type="as-char" draw:z-index="5" draw:style-name="gr1" draw:text-style-name="P33" svg:width="4.319cm" svg:height="0.678cm" draw:control="control16"/> </text:p>
        <text:p text:style-name="P1"><office:annotation><dc:date>2017-05-05T15:52:21.55</dc:date><text:p>/.holder</text:p></office:annotation><office:annotation><dc:date>2017-05-05T15:52:21.55</dc:date><text:p>.holder</text:p></office:annotation>Text pre zamestnávateľa: <text:bookmark text:name="id_text_pre_zamestnavatela"/><draw:control text:anchor-type="as-char" draw:z-index="6" draw:style-name="gr1" draw:text-style-name="P33" svg:width="4.763cm" svg:height="0.953cm" draw:control="control17"/> </text:p>
        <text:p text:style-name="P1"><text:bookmark text:name="text_priloha_z"/><office:annotation><dc:date>2017-05-05T15:52:21.55</dc:date><text:p>/.holder</text:p></office:annotation><office:annotation><dc:date>2017-05-05T15:52:21.56</dc:date><text:p>.holder</text:p></office:annotation><office:annotation><dc:date>2017-05-05T15:52:21.56</dc:date><text:p>prilohy</text:p></office:annotation> <text:s text:c="55"/>var counter=1;</text:p>
        <text:p text:style-name="P1"><text:line-break/> <text:s text:c="55"/>$(document).ready(function(){</text:p>
        <text:p text:style-name="P1"><text:line-break/> <text:s text:c="59"/></text:p>
        <text:p text:style-name="P1"><text:line-break/> <text:s text:c="59"/>/*</text:p>
        <text:p text:style-name="P1"><text:line-break/> <text:s text:c="59"/>$('.file_input_button').click(function(){</text:p>
        <text:p text:style-name="P1"><text:line-break/> <text:s text:c="63"/>var $inputFile=$(this).closest('.holder').find('.file_input_hidden');</text:p>
        <text:p text:style-name="P1"><text:line-break/> <text:s text:c="63"/>$inputFile.trigger('click');</text:p>
        <text:p text:style-name="P1"><text:line-break/> <text:s text:c="59"/>});</text:p>
        <text:p text:style-name="P1"><text:line-break/> <text:s text:c="54"/>*/</text:p>
        <text:p text:style-name="P1"><text:line-break/> <text:s text:c="3"/>$('#id_priloha_9999').change(function(){</text:p>
        <text:p text:style-name="P1"><text:line-break/></text:p>
        <text:p text:style-name="P1"><text:line-break/> <text:s text:c="7"/>var fileInputVal = $(this).val();</text:p>
        <text:p text:style-name="P1"><text:line-break/></text:p>
        <text:p text:style-name="P1"><text:line-break/> <text:s text:c="7"/>fileInputVal = fileInputVal.replace("C:\\fakepath\\", "");</text:p>
        <text:p text:style-name="P1"><text:line-break/></text:p>
        <text:p text:style-name="P1"><text:line-break/> <text:s text:c="7"/>$(this).parent().prev().val(fileInputVal);</text:p>
        <text:p text:style-name="P1"><text:line-break/></text:p>
        <text:p text:style-name="P1"><text:line-break/> <text:s text:c="7"/>$('#text_priloha_9999').val(fileInputVal);</text:p>
        <text:p text:style-name="P1"><text:line-break/> <text:s text:c="7"/>if ($('#text_priloha_9999').val!='') {</text:p>
        <text:p text:style-name="P1"><text:line-break/> <text:s text:c="11"/>$("#idAzpp").removeClass('hide');</text:p>
        <text:p text:style-name="P1"><text:line-break/> <text:s text:c="7"/>}</text:p>
        <text:p text:style-name="P1"><text:line-break/></text:p>
        <text:p text:style-name="P1"><text:line-break/> <text:s text:c="3"/>}); <text:s text:c="50"/></text:p>
        <text:p text:style-name="P1"><text:line-break/><text:soft-page-break/> <text:s text:c="46"/></text:p>
        <text:p text:style-name="P1"><text:line-break/> <text:s text:c="3"/>$('#id_priloha_ml').change(function(){</text:p>
        <text:p text:style-name="P1"><text:line-break/></text:p>
        <text:p text:style-name="P1"><text:line-break/> <text:s text:c="7"/>var fileInputVal = $(this).val();</text:p>
        <text:p text:style-name="P1"><text:line-break/></text:p>
        <text:p text:style-name="P1"><text:line-break/> <text:s text:c="7"/>fileInputVal = fileInputVal.replace("C:\\fakepath\\", "");</text:p>
        <text:p text:style-name="P1"><text:line-break/></text:p>
        <text:p text:style-name="P1"><text:line-break/> <text:s text:c="7"/>$(this).parent().prev().val(fileInputVal);</text:p>
        <text:p text:style-name="P1"><text:line-break/></text:p>
        <text:p text:style-name="P1"><text:line-break/> <text:s text:c="7"/>$('#text_priloha_ml').val(fileInputVal);</text:p>
        <text:p text:style-name="P1"><text:line-break/> <text:s text:c="7"/>if ($('#text_priloha_ml').val!='') {</text:p>
        <text:p text:style-name="P1"><text:line-break/> <text:s text:c="11"/>$("#idAzpml").removeClass('hide');</text:p>
        <text:p text:style-name="P1"><text:line-break/> <text:s text:c="7"/>}</text:p>
        <text:p text:style-name="P1"><text:line-break/></text:p>
        <text:p text:style-name="P1"><text:line-break/> <text:s text:c="3"/>}); <text:s text:c="43"/></text:p>
        <text:p text:style-name="P1"><text:line-break/> <text:s text:c="38"/></text:p>
        <text:p text:style-name="P1"><text:line-break/> <text:s text:c="4"/>$('#id_priloha_z').change(function(){</text:p>
        <text:p text:style-name="P1"><text:line-break/></text:p>
        <text:p text:style-name="P1"><text:line-break/> <text:s text:c="7"/>var fileInputVal = $(this).val();</text:p>
        <text:p text:style-name="P1"><text:line-break/></text:p>
        <text:p text:style-name="P1"><text:line-break/> <text:s text:c="7"/>fileInputVal = fileInputVal.replace("C:\\fakepath\\", "");</text:p>
        <text:p text:style-name="P1"><text:line-break/></text:p>
        <text:p text:style-name="P1"><text:line-break/> <text:s text:c="7"/>$(this).parent().prev().val(fileInputVal);</text:p>
        <text:p text:style-name="P1"><text:line-break/></text:p>
        <text:p text:style-name="P1"><text:line-break/> <text:s text:c="7"/>$('#text_priloha_z').val(fileInputVal);</text:p>
        <text:p text:style-name="P1"><text:line-break/></text:p>
        <text:p text:style-name="P1"><text:line-break/> <text:s text:c="8"/>if ($('#text_priloha_z').val!='') {</text:p>
        <text:p text:style-name="P1"><text:line-break/> <text:s text:c="12"/>$("#idAzpz").removeClass('hide');</text:p>
        <text:p text:style-name="P1"><text:line-break/><text:soft-page-break/> <text:s text:c="8"/>}</text:p>
        <text:p text:style-name="P1"><text:line-break/></text:p>
        <text:p text:style-name="P1"><text:line-break/> <text:s text:c="3"/>});</text:p>
        <text:p text:style-name="P1"><text:line-break/></text:p>
        <text:p text:style-name="P1"><text:line-break/> <text:s text:c="59"/>$('.file_input_button').click(function(){</text:p>
        <text:p text:style-name="P1"><text:line-break/>// <text:s text:c="11"/>var $inputFile=$(this).parent().find('.file_input_hidden');</text:p>
        <text:p text:style-name="P1"><text:line-break/> <text:s text:c="63"/>var $inputFile=$(this).closest('.holder').find('.file_input_hidden');</text:p>
        <text:p text:style-name="P1"><text:line-break/> <text:s text:c="63"/>$inputFile.trigger('click');</text:p>
        <text:p text:style-name="P1"><text:line-break/> <text:s text:c="59"/>});</text:p>
        <text:p text:style-name="P1"><text:line-break/> <text:s text:c="3"/>$('#btnAdd').click(function() {</text:p>
        <text:p text:style-name="P1"><text:line-break/>if (counter&lt;5) {</text:p>
        <text:p text:style-name="P1"><text:line-break/> <text:s text:c="7"/>var text='';</text:p>
        <text:p text:style-name="P1"><text:line-break/></text:p>
        <text:p text:style-name="P1"><text:line-break/> <text:s text:c="7"/>text+='&lt;div id="id_tpm_'+counter+'"&gt;';</text:p>
        <text:p text:style-name="P1"><text:line-break/> <text:s text:c="7"/>text+='&lt;div class="holder"&gt;&lt;div class="column"&gt;&lt;div class="input"&gt;';</text:p>
        <text:p text:style-name="P1"><text:line-break/> <text:s text:c="7"/>text+='&lt;input type="text" class="file_input_textbox" id="text_priloha_'+counter+'" readonly="readonly" value=""&gt;';</text:p>
        <text:p text:style-name="P1"><text:line-break/> <text:s text:c="7"/>text+='&lt;/div&gt;&lt;/div&gt;&lt;div class="column"&gt;';</text:p>
        <text:p text:style-name="P1"><text:line-break/> <text:s text:c="7"/>text+='&lt;a class="button blue outline hvr-sweep-to-right file_input_button" id="upfile_priloha_'+counter+'"&gt;Vložiť prílohu&lt;/a&gt;';</text:p>
        <text:p text:style-name="P1"><text:line-break/> <text:s text:c="7"/>text+='&lt;a class="posun_zrus cancel cancelOption" title="Odobrať" onclick="zrus(\'dynamic_input_prilohy\',\'id_tpm_'+counter+'\');"&gt;×&lt;/a&gt;';</text:p>
        <text:p text:style-name="P1"><text:line-break/> <text:s text:c="7"/>text+='&lt;/div&gt;';</text:p>
        <text:p text:style-name="P1"><text:line-break/> <text:s text:c="7"/>text+='&lt;div style="height: 0px;width: 0px; overflow:hidden;"&gt;&lt;input id="id_priloha_'+counter+'" name="reag_prilohy[]" type="file" class="file_input_hidden" /&gt;&lt;/div&gt;';</text:p>
        <text:p text:style-name="P1"><text:line-break/> <text:s text:c="7"/>text+='&lt;/div&gt;&lt;/div&gt;';</text:p>
        <text:p text:style-name="P1"><text:line-break/></text:p>
        <text:p text:style-name="P1"><text:line-break/> <text:s text:c="7"/>var priloha = "#id_priloha_"+counter;</text:p>
        <text:p text:style-name="P1"><text:line-break/></text:p>
        <text:p text:style-name="P1"><text:line-break/> <text:s text:c="7"/>$("#dynamic_input_prilohy").append(text);</text:p>
        <text:p text:style-name="P1"><text:line-break/><text:soft-page-break/></text:p>
        <text:p text:style-name="P1"><text:line-break/> <text:s text:c="7"/>var $textovePole = $("#dynamic_input_prilohy").find("#text_priloha_"+counter);</text:p>
        <text:p text:style-name="P1"><text:line-break/></text:p>
        <text:p text:style-name="P1"><text:line-break/> <text:s text:c="7"/>$(priloha).change(function(){</text:p>
        <text:p text:style-name="P1"><text:line-break/></text:p>
        <text:p text:style-name="P1"><text:line-break/> <text:s text:c="11"/>var fileInputVal = $(this).val();</text:p>
        <text:p text:style-name="P1"><text:line-break/></text:p>
        <text:p text:style-name="P1"><text:line-break/> <text:s text:c="11"/>fileInputVal = fileInputVal.replace("C:\\fakepath\\", "");</text:p>
        <text:p text:style-name="P1"><text:line-break/></text:p>
        <text:p text:style-name="P1"><text:line-break/>// <text:s text:c="11"/>$(this).parent().prev().val(fileInputVal);</text:p>
        <text:p text:style-name="P1"><text:line-break/> <text:s text:c="11"/>$(this).closest('.holder').find('#text_priloha_'+counter).val(fileInputVal);</text:p>
        <text:p text:style-name="P1"><text:line-break/></text:p>
        <text:p text:style-name="P1"><text:line-break/> <text:s text:c="11"/>$textovePole.val(fileInputVal);</text:p>
        <text:p text:style-name="P1"><text:line-break/></text:p>
        <text:p text:style-name="P1"><text:line-break/> <text:s text:c="7"/>});</text:p>
        <text:p text:style-name="P1"><text:line-break/></text:p>
        <text:p text:style-name="P1"><text:line-break/> <text:s text:c="7"/>counter++;</text:p>
        <text:p text:style-name="P1"><text:line-break/> <text:s text:c="3"/>} else {</text:p>
        <text:p text:style-name="P1"><text:line-break/> <text:s text:c="3"/>alert('Môžete pridať maximálne 5 príloh'); <text:s text:c="3"/></text:p>
        <text:p text:style-name="P1"><text:line-break/> <text:s text:c="3"/>}</text:p>
        <text:p text:style-name="P1"><text:line-break/> <text:s text:c="3"/></text:p>
        <text:p text:style-name="P1"><text:line-break/></text:p>
        <text:p text:style-name="P1"><text:line-break/> <text:s text:c="3"/>}); </text:p>
        <text:p text:style-name="P1"><text:line-break/> <text:s text:c="30"/></text:p>
        <text:p text:style-name="P1"><text:line-break/> <text:s text:c="26"/></text:p>
        <text:p text:style-name="P1"><text:line-break/> <text:s text:c="22"/></text:p>
        <text:p text:style-name="P1"><text:line-break/> <text:s text:c="18"/></text:p>
        <text:p text:style-name="P1"><text:line-break/> <text:s text:c="14"/></text:p>
        <text:p text:style-name="P1"><text:line-break/><text:soft-page-break/> <text:s text:c="10"/></text:p>
        <text:p text:style-name="P1"><text:line-break/> <text:s text:c="6"/></text:p>
        <text:p text:style-name="P1"><text:line-break/> <text:s text:c="2"/></text:p>
        <text:p text:style-name="P1"><text:line-break/></text:p>
        <text:p text:style-name="P1"><text:line-break/></text:p>
        <text:p text:style-name="P1"><text:line-break/></text:p>
        <text:p text:style-name="P1"><text:line-break/> <text:s text:c="55"/>});</text:p>
        <text:p text:style-name="P1"><text:line-break/> <text:s text:c="55"/></text:p>
        <text:p text:style-name="P1"><text:line-break/>function zrus(divName,divNum) {</text:p>
        <text:p text:style-name="P1"><text:line-break/> <text:s text:c="3"/>if(confirm('Naozaj si prajete odstrániť položku?')){</text:p>
        <text:p text:style-name="P1"><text:line-break/> <text:s text:c="7"/>var d = document.getElementById(divName);</text:p>
        <text:p text:style-name="P1"><text:line-break/> <text:s text:c="7"/>var olddiv = document.getElementById(divNum);</text:p>
        <text:p text:style-name="P1"><text:line-break/> <text:s text:c="7"/>var el = document.getElementById(divNum);</text:p>
        <text:p text:style-name="P1"><text:line-break/> <text:s text:c="7"/>while( el.hasChildNodes() ){</text:p>
        <text:p text:style-name="P1"><text:line-break/> <text:s text:c="11"/>el.removeChild(el.lastChild);</text:p>
        <text:p text:style-name="P1"><text:line-break/> <text:s text:c="7"/>}</text:p>
        <text:p text:style-name="P1"><text:line-break/> <text:s text:c="7"/>d.removeChild(olddiv);</text:p>
        <text:p text:style-name="P1"><text:line-break/> <text:s text:c="7"/>counter--;</text:p>
        <text:p text:style-name="P1"><text:line-break/> <text:s text:c="3"/>}</text:p>
        <text:p text:style-name="P1"><text:line-break/>}</text:p>
        <text:p text:style-name="P1"><text:line-break/></text:p>
        <text:p text:style-name="P1"><text:line-break/> <text:s text:c="55"/>function zrusPrilozenieZivotopisu() {</text:p>
        <text:p text:style-name="P1"><text:line-break/> <text:s text:c="59"/>if(confirm('Naozaj si prajete odstrániť položku?')) {</text:p>
        <text:p text:style-name="P1"><text:line-break/> <text:s text:c="63"/>$('#text_priloha_z').val('');</text:p>
        <text:p text:style-name="P1"><text:line-break/> <text:s text:c="63"/>$('#id_priloha_z').val('');</text:p>
        <text:p text:style-name="P1"><text:line-break/> <text:s text:c="63"/>$('#idAzpz').addClass('hide');</text:p>
        <text:p text:style-name="P1"><text:line-break/> <text:s text:c="59"/>}</text:p>
        <text:p text:style-name="P1"><text:line-break/> <text:s text:c="55"/>}</text:p>
        <text:p text:style-name="P1"><text:line-break/><text:soft-page-break/> <text:s text:c="55"/>function zrusPrilozenieML() {</text:p>
        <text:p text:style-name="P1"><text:line-break/> <text:s text:c="59"/>if(confirm('Naozaj si prajete odstrániť položku?')) {</text:p>
        <text:p text:style-name="P1"><text:line-break/> <text:s text:c="63"/>$('#text_priloha_ml').val('');</text:p>
        <text:p text:style-name="P1"><text:line-break/> <text:s text:c="63"/>$('#id_priloha_ml').val('');</text:p>
        <text:p text:style-name="P1"><text:line-break/> <text:s text:c="63"/>$('#idAzpml').addClass('hide');</text:p>
        <text:p text:style-name="P1"><text:line-break/> <text:s text:c="59"/>}</text:p>
        <text:p text:style-name="P1"><text:line-break/> <text:s text:c="55"/>}</text:p>
        <text:p text:style-name="P1"><text:line-break/> <text:s text:c="55"/>function zrusPrilozeniePrilohy() {</text:p>
        <text:p text:style-name="P1"><text:line-break/> <text:s text:c="59"/>if(confirm('Naozaj si prajete odstrániť položku?')) {</text:p>
        <text:p text:style-name="P1"><text:line-break/> <text:s text:c="63"/>$('#text_priloha_9999').val('');</text:p>
        <text:p text:style-name="P1"><text:line-break/> <text:s text:c="63"/>$('#id_priloha_9999').val('');</text:p>
        <text:p text:style-name="P1"><text:line-break/> <text:s text:c="63"/>$('#idAzpp').addClass('hide');</text:p>
        <text:p text:style-name="P1"><text:line-break/> <text:s text:c="59"/>}</text:p>
        <text:p text:style-name="P1"><text:line-break/> <text:s text:c="55"/>}</text:p>
        <text:p text:style-name="P1"><text:line-break/></text:p>
        <text:p text:style-name="P1"><text:line-break/></text:p>
        <text:p text:style-name="P1"><text:line-break/> <text:s text:c="51"/><draw:control text:anchor-type="as-char" draw:z-index="7" draw:style-name="gr1" draw:text-style-name="P33" svg:width="4.319cm" svg:height="0.678cm" draw:control="control18"/> </text:p>
        <text:p text:style-name="P1"><text:bookmark text:name="upfile_priloha_z"/>Vložiť životopis </text:p>
        <text:p text:style-name="P1"><text:bookmark text:name="idAzpz"/>× </text:p>
        <text:p text:style-name="P1"><text:bookmark text:name="id_priloha_z"/><draw:control text:anchor-type="as-char" draw:z-index="8" draw:style-name="gr1" draw:text-style-name="P35" svg:width="4.7cm" svg:height="0.678cm" draw:control="control19"/> </text:p>
        <text:p text:style-name="P1"><text:bookmark text:name="id_reag_eucv_istp_zivotopis"/><text:span text:style-name="T2">Môj profil z ISTP: </text:span><text:a xlink:type="simple" xlink:href="../../../../../osobny_profil_nahlad.php" office:target-frame-name="_blank" xlink:show="new" text:style-name="Internet_20_link" text:visited-style-name="Visited_20_Internet_20_Link"><text:span text:style-name="T1">Zdeno_Krajčovič</text:span></text:a> Stiahnuť <text:bookmark text:name="id_reag_op"/><draw:control text:anchor-type="as-char" draw:z-index="9" draw:style-name="gr1" draw:text-style-name="P34" svg:width="0.276cm" svg:height="0.276cm" draw:control="control21"/> Poslať </text:p>
        <text:p text:style-name="P1"><text:bookmark text:name="text_priloha_ml"/><draw:control text:anchor-type="as-char" draw:z-index="10" draw:style-name="gr1" draw:text-style-name="P33" svg:width="4.319cm" svg:height="0.678cm" draw:control="control22"/> </text:p>
        <text:p text:style-name="P1"><text:bookmark text:name="upfile_priloha_ml"/>Vložiť motivačný list </text:p>
        <text:p text:style-name="P1"><text:bookmark text:name="idAzpml"/>× </text:p>
        <text:p text:style-name="P1"><text:bookmark text:name="id_priloha_ml"/><draw:control text:anchor-type="as-char" draw:z-index="11" draw:style-name="gr1" draw:text-style-name="P35" svg:width="4.7cm" svg:height="0.678cm" draw:control="control23"/> </text:p>
        <text:p text:style-name="P1"><text:bookmark text:name="text_priloha_9999"/><draw:control text:anchor-type="as-char" draw:z-index="12" draw:style-name="gr1" draw:text-style-name="P33" svg:width="4.319cm" svg:height="0.678cm" draw:control="control24"/> </text:p>
        <text:p text:style-name="P1"><text:bookmark text:name="upfile_priloha_9999"/>Vložiť prílohu </text:p>
        <text:p text:style-name="P1"><text:bookmark text:name="idAzpp"/>× </text:p>
        <text:p text:style-name="P1"><text:bookmark text:name="id_priloha_9999"/><draw:control text:anchor-type="as-char" draw:z-index="13" draw:style-name="gr1" draw:text-style-name="P35" svg:width="4.7cm" svg:height="0.678cm" draw:control="control25"/> </text:p>
        <text:section text:style-name="Sect1" text:name="dynamic_input_prilohy">
          <text:p text:style-name="P1"/>
        </text:section>
        <text:p text:style-name="P1">+ Pridať prílohu </text:p>
        <text:p text:style-name="Text_20_body"><office:annotation><dc:date>2017-05-05T15:52:21.59</dc:date><text:p>/prilohy</text:p></office:annotation><office:annotation><dc:date>2017-05-05T15:52:21.59</dc:date><text:p>/.holder</text:p></office:annotation><office:annotation><dc:date>2017-05-05T15:52:21.59</dc:date><text:p>.holder</text:p></office:annotation><draw:control text:anchor-type="as-char" draw:z-index="14" draw:style-name="gr1" draw:text-style-name="P36" svg:width="1.842cm" svg:height="0.869cm" draw:control="control26"/> </text:p>
        <text:section text:style-name="Sect1" text:name="breadcrumbs-holder">
          <text:p text:style-name="P1"><office:annotation><dc:date>2017-05-05T15:52:21.59</dc:date><text:p>/.holder</text:p></office:annotation><office:annotation><dc:date>2017-05-05T15:52:21.59</dc:date><text:p>/.wrapper</text:p></office:annotation><office:annotation><dc:date>2017-05-05T15:52:21.59</dc:date><text:p>/form.small-form</text:p></office:annotation><office:annotation><dc:date>2017-05-05T15:52:21.59</dc:date><text:p>/.modal</text:p></office:annotation><office:annotation><dc:date>2017-05-05T15:52:21.59</dc:date><text:p>#breadcrumbs-holder</text:p></office:annotation><office:annotation><dc:date>2017-05-05T15:52:21.59</dc:date><text:p>.breadcrumb</text:p></office:annotation><text:a xlink:type="simple" xlink:href="../../../../../" text:style-name="Internet_20_link" text:visited-style-name="Visited_20_Internet_20_Link">Domov</text:a> </text:p>
          <text:p text:style-name="P1"><text:a xlink:type="simple" xlink:href="../../../../../volne-pracovne-miesta%3Fponuka=1352534" office:target-frame-name="_self" xlink:show="replace" text:style-name="Internet_20_link" text:visited-style-name="Visited_20_Internet_20_Link">Voľné pracovné miesta</text:a> </text:p>
          <text:p text:style-name="P1">Boner/Trimmer (Beef or Lamb) - Vykosťovač/Orezávač - </text:p>
          <text:p text:style-name="P1"><text:soft-page-break/><office:annotation><dc:date>2017-05-05T15:52:21.59</dc:date><text:p>/.breadcrumb</text:p></office:annotation><office:annotation><dc:date>2017-05-05T15:52:21.59</dc:date><text:p>.go-back</text:p></office:annotation><text:a xlink:type="simple" xlink:href="javascript:window.history.back();" office:target-frame-name="_self" xlink:show="replace" text:style-name="Internet_20_link" text:visited-style-name="Visited_20_Internet_20_Link">Späť</text:a> <office:annotation><dc:date>2017-05-05T15:52:21.59</dc:date><text:p>/.go-back</text:p></office:annotation></text:p>
        </text:section>
        <text:list xml:id="list3806604774572744415" text:style-name="L1">
          <text:list-item>
            <text:p text:style-name="P10"><office:annotation><dc:date>2017-05-05T15:52:21.59</dc:date><text:p>/#breadcrumbs-holder</text:p></office:annotation><office:annotation><dc:date>2017-05-05T15:52:21.59</dc:date><text:p>.offer-holder</text:p></office:annotation><office:annotation><dc:date>2017-05-05T15:52:21.59</dc:date><text:p>.only-image</text:p></office:annotation><office:annotation><dc:date>2017-05-05T15:52:21.59</dc:date><text:p>.share-content</text:p></office:annotation></text:p>
          </text:list-item>
        </text:list>
        <text:p text:style-name="Text_20_body"><office:annotation><dc:date>2017-05-05T15:52:21.59</dc:date><text:p>.share-content</text:p></office:annotation><draw:frame draw:style-name="fr1" draw:name="obrázky10" text:anchor-type="as-char" svg:width="1.997cm" svg:height="0.998cm" draw:z-index="44"><draw:image xlink:href="../../../../../images/skisco/default.jpg" xlink:type="simple" xlink:show="embed" xlink:actuate="onLoad"/></draw:frame><office:annotation><dc:date>2017-05-05T15:52:21.59</dc:date><text:p>/.only-image</text:p></office:annotation><office:annotation><dc:date>2017-05-05T15:52:21.59</dc:date><text:p>.offer-content</text:p></office:annotation> </text:p>
        <text:h text:style-name="Heading_20_1" text:outline-level="1">Boner/Trimmer (Beef or Lamb) - Vykosťovač/Orezávač - </text:h>
        <text:p text:style-name="Text_20_body">Kildare Chilling Company</text:p>
        <text:section text:style-name="Sect1" text:name="favorited">
          <text:p text:style-name="P1">Pridať medzi ponuky </text:p>
        </text:section>
        <text:p text:style-name="P1">Počet voľných pracovných miest: </text:p>
        <text:p text:style-name="Text_20_body">20 </text:p>
        <text:p text:style-name="Text_20_body">Miesto výkonu práce:</text:p>
        <text:list xml:id="list5071559551196135387" text:style-name="L2">
          <text:list-item>
            <text:p text:style-name="P22">Írsko </text:p>
          </text:list-item>
          <text:list-item>
            <text:p text:style-name="P11">Kildare Town </text:p>
          </text:list-item>
        </text:list>
        <text:p text:style-name="Text_20_body">Ponúkaná hrubá mzda:</text:p>
        <text:p text:style-name="Text_20_body">od 9,15 za hodinu The salary will be determined upon employment. The minimum salary is 9,15 Eur per hour. </text:p>
        <text:p text:style-name="Text_20_body">Dátum pridania ponuky:</text:p>
        <text:p text:style-name="Text_20_body">2. 1. 2017</text:p>
        <text:p text:style-name="Text_20_body">Dátum poslednej aktualizácie:</text:p>
        <text:p text:style-name="Text_20_body">2. 1. 2017</text:p>
        <text:p text:style-name="Text_20_body">Pracovný a mimopracovný pomer:</text:p>
        <text:p text:style-name="Text_20_body">Pracovný pomer na plný úväzok - Pracovný pomer na dobu neurčitú</text:p>
        <text:p text:style-name="P1"><office:annotation><dc:date>2017-05-05T15:52:21.60</dc:date><text:p>/.offer-content</text:p></office:annotation><office:annotation><dc:date>2017-05-05T15:52:21.60</dc:date><text:p>.buttons</text:p></office:annotation>Tlačiť </text:p>
        <text:p text:style-name="P1">Poslať priateľovi </text:p>
        <text:p text:style-name="P1">Poslať životopis </text:p>
        <text:p text:style-name="P1"><text:a xlink:type="simple" xlink:href="../../../../../ponuky-prace" office:target-frame-name="_self" xlink:show="replace" text:style-name="Internet_20_link" text:visited-style-name="Visited_20_Internet_20_Link">Moje ponuky práce</text:a> </text:p>
        <text:p text:style-name="P1"><office:annotation><dc:date>2017-05-05T15:52:21.60</dc:date><text:p>/.buttons</text:p></office:annotation>Údaje o pracovnom mieste</text:p>
        <text:p text:style-name="Text_20_body">Náplň (druh) práce</text:p>
        <text:p text:style-name="Text_20_body"><text:span text:style-name="Strong_20_Emphasis">Duties will Include:</text:span><text:line-break/>-  Working as part of the boning and/or trimming team in the factory, produce of cuts <text:line-break/>   and trims of meat to Customer Specification and at line speed. Undertake all duties <text:line-break/>   as directed by their manager/supervisor.  This role will involve working to   <text:line-break/>   challenging production targets <text:line-break/>- The role will be based in in cold/chilled areas of the factory. <text:line-break/>- Reporting to: Area &amp; Line Supervisors Lift weights of at least 15kgs, stand for 4+   <text:line-break/>   hours and be able to move around the factory floor without assistance. Ensure that <text:line-break/>   the product is of the highest standard and report any issues to the Line supervisor  <text:line-break/>   immediately. <text:line-break/>- Key Performance Indicators (KPI’s) KPI’s are dependent on area working in, all <text:line-break/>  employees are expected to be aware of the KPI’s for the area they are in and <text:line-break/>  work  towards them accordingly. All employees must comply with all safety policies <text:line-break/>  and procedure. <text:line-break/>- Manual handling is a key part of the site and all employees must use correct lifting <text:line-break/>  techniques. <text:line-break/>- Health &amp; Safety is everyone’s responsibility. Employees must act in a responsible <text:line-break/>  manner following all safety regulations; safe work practices, SOP’s. Employees <text:line-break/>  must ensure PPE is worn at all times and to advise those not complying with the <text:line-break/>  PPE policies to comply. </text:p>
        <text:p text:style-name="P1"><text:soft-page-break/>Požiadavky na zamestnanca</text:p>
        <text:p text:style-name="Text_20_body">Požadované vzdelanie</text:p>
        <text:p text:style-name="Text_20_body">stredná škola</text:p>
        <text:p text:style-name="P1">Zručnosti, schopnosti</text:p>
        <text:p text:style-name="Text_20_body">Jazykové znalosti:</text:p>
        <text:p text:style-name="Text_20_body">anglický - A2 Používateľ základov jazyka</text:p>
        <text:p text:style-name="Text_20_body">Osobnostné predpoklady</text:p>
        <text:p text:style-name="Text_20_body"><text:span text:style-name="Strong_20_Emphasis">Skills / Experience:<text:line-break/></text:span><text:line-break/>- Previous beef or deboning experience is essential.<text:line-break/>- Previous experience working in a high volume meat processing factory highly <text:line-break/>  beneficial. <text:line-break/>- Each candidate must be of good character. <text:line-break/>- Employment of the successful candidate shall be subject to satisfactory confidential <text:line-break/>  reports.<text:line-break/>- Immediate start<text:line-break/>- 5 working days<text:line-break/>- working time: 40 hour per week<text:line-break/>- permanent contract<text:line-break/>- level of English: A2 or B1<text:line-break/>- Higher Technical Training<text:line-break/>- the salary will be determined upon employment but  the minimum salary  is 9,15 Eur <text:line-break/>  per hour</text:p>
        <text:p text:style-name="Text_20_body">Zdroj: eures.sk </text:p>
        <text:p text:style-name="P1"><office:annotation><dc:date>2017-05-05T15:52:21.60</dc:date><text:p>/.offer-holder</text:p></office:annotation> <text:s text:c="7"/>function printpage() {</text:p>
        <text:p text:style-name="P1"><text:line-break/></text:p>
        <text:p text:style-name="P1"><text:line-break/> <text:s text:c="7"/>window.print();</text:p>
        <text:p text:style-name="P1"><text:line-break/></text:p>
        <text:p text:style-name="P1"><text:line-break/> <text:s text:c="3"/>}</text:p>
        <text:p text:style-name="P1"><text:line-break/> <text:s text:c="3"/></text:p>
        <text:p text:style-name="P1"><text:line-break/> <text:s text:c="3"/>function pridajAleboOdmietni(option, SelectedMessage) {</text:p>
        <text:p text:style-name="P1"><text:line-break/> <text:s text:c="7"/>if (option.value &gt; 0) {</text:p>
        <text:p text:style-name="P1"><text:line-break/> <text:s text:c="11"/>$('#form_hladat').submit();</text:p>
        <text:p text:style-name="P1"><text:line-break/> <text:s text:c="7"/>} </text:p>
        <text:p text:style-name="P1"><text:line-break/> <text:s text:c="3"/>}</text:p>
        <text:p text:style-name="P1"><text:line-break/></text:p>
        <text:p text:style-name="P1"><text:line-break/> <text:s text:c="7"/>function pridajAleboOdmietniJaz(option, SelectedMessage) {</text:p>
        <text:p text:style-name="P1"><text:line-break/> <text:s text:c="11"/>if (option.value &gt; 0) {</text:p>
        <text:p text:style-name="P1"><text:line-break/> <text:s text:c="15"/>$('#cudzie_jazyky_uroven_wrap').removeClass( "hide" );</text:p>
        <text:p text:style-name="P1"><text:soft-page-break/><text:line-break/> <text:s text:c="15"/>if ($('#id_cudzie_jazyky_uroven').val()!=0) {</text:p>
        <text:p text:style-name="P1"><text:line-break/> <text:s text:c="19"/>$('#form_hladat').submit();}</text:p>
        <text:p text:style-name="P1"><text:line-break/> <text:s text:c="11"/>}</text:p>
        <text:p text:style-name="P1"><text:line-break/> <text:s text:c="7"/>}</text:p>
        <text:p text:style-name="P1"><text:line-break/> <text:s text:c="7"/>function pridajAleboOdmietniJazUroven(option, SelectedMessage) {</text:p>
        <text:p text:style-name="P1"><text:line-break/> <text:s text:c="11"/>if (option.value!=0) {</text:p>
        <text:p text:style-name="P1"><text:line-break/> <text:s text:c="15"/>if ($('#id_cudzie_jazyky').val()&gt;0) {</text:p>
        <text:p text:style-name="P1"><text:line-break/> <text:s text:c="19"/>$('#form_hladat').submit();}</text:p>
        <text:p text:style-name="P1"><text:line-break/> <text:s text:c="11"/>}</text:p>
        <text:p text:style-name="P1"><text:line-break/> <text:s text:c="7"/>}</text:p>
        <text:p text:style-name="P1"><text:line-break/></text:p>
        <text:p text:style-name="P1"><text:line-break/> <text:s text:c="7"/>function pridajAleboOdmietniPC(option, SelectedMessage) {</text:p>
        <text:p text:style-name="P1"><text:line-break/> <text:s text:c="11"/>if (option.value &gt; 0) {</text:p>
        <text:p text:style-name="P1"><text:line-break/> <text:s text:c="15"/>$('#pocitace_uroven_wrap').removeClass( "hide" );</text:p>
        <text:p text:style-name="P1"><text:line-break/> <text:s text:c="15"/>if ($('#id_pocitace_uroven').val()!=0) {</text:p>
        <text:p text:style-name="P1"><text:line-break/> <text:s text:c="19"/>$('#form_hladat').submit();}</text:p>
        <text:p text:style-name="P1"><text:line-break/> <text:s text:c="11"/>}</text:p>
        <text:p text:style-name="P1"><text:line-break/> <text:s text:c="7"/>}</text:p>
        <text:p text:style-name="P1"><text:line-break/> <text:s text:c="7"/>function pridajAleboOdmietniPCuroven(option, SelectedMessage) {</text:p>
        <text:p text:style-name="P1"><text:line-break/> <text:s text:c="11"/>if (option.value!=0) {</text:p>
        <text:p text:style-name="P1"><text:line-break/> <text:s text:c="15"/>if ($('#id_pocitace').val()&gt;0) {</text:p>
        <text:p text:style-name="P1"><text:line-break/> <text:s text:c="19"/>$('#form_hladat').submit();}</text:p>
        <text:p text:style-name="P1"><text:line-break/> <text:s text:c="11"/>}</text:p>
        <text:p text:style-name="P1"><text:line-break/> <text:s text:c="7"/>}</text:p>
        <text:p text:style-name="P1"><text:line-break/></text:p>
        <text:p text:style-name="P1"><text:line-break/> <text:s text:c="7"/>function f_tcalUpdateOdDo(n_date, b_keepOpen) {</text:p>
        <text:p text:style-name="P1"><text:line-break/> <text:s text:c="11"/>var e_input = f_tcalGetInputsOdDo(true);</text:p>
        <text:p text:style-name="P1"><text:line-break/> <text:s text:c="11"/>if (!e_input)</text:p>
        <text:p text:style-name="P1"><text:soft-page-break/><text:line-break/> <text:s text:c="15"/>return;</text:p>
        <text:p text:style-name="P1"><text:line-break/> <text:s text:c="11"/>d_date = new Date(n_date);</text:p>
        <text:p text:style-name="P1"><text:line-break/> <text:s text:c="11"/>var s_pfx = A_TCALCONF_ODDO.cssprefix;</text:p>
        <text:p text:style-name="P1"><text:line-break/> <text:s text:c="11"/>if (b_keepOpen) {</text:p>
        <text:p text:style-name="P1"><text:line-break/> <text:s text:c="15"/>var e_cal = document.getElementById(s_pfx);</text:p>
        <text:p text:style-name="P1"><text:line-break/> <text:s text:c="15"/>if (!e_cal || e_cal.style.visibility != 'visible')</text:p>
        <text:p text:style-name="P1"><text:line-break/> <text:s text:c="19"/>return;</text:p>
        <text:p text:style-name="P1"><text:line-break/> <text:s text:c="15"/>e_cal.innerHTML = f_tcalGetHTMLOdDo(d_date, e_input);</text:p>
        <text:p text:style-name="P1"><text:line-break/> <text:s text:c="11"/>}</text:p>
        <text:p text:style-name="P1"><text:line-break/> <text:s text:c="11"/>else {</text:p>
        <text:p text:style-name="P1"><text:line-break/> <text:s text:c="15"/>e_input.value = f_tcalGenerateDateOdDo(d_date, A_TCALCONF_ODDO.format);</text:p>
        <text:p text:style-name="P1"><text:line-break/> <text:s text:c="15"/>f_tcalCancelOdDo();</text:p>
        <text:p text:style-name="P1"><text:line-break/> <text:s text:c="15"/>//pridajAleboOdmietniDat($('#id_datum_nastupu').val(), 'datum_nastupu', 'Prosím, vyberte inú hodnotu');</text:p>
        <text:p text:style-name="P1"><text:line-break/> <text:s text:c="15"/>$('#form_hladat').submit();</text:p>
        <text:p text:style-name="P1"><text:line-break/> <text:s text:c="11"/>}</text:p>
        <text:p text:style-name="P1"><text:line-break/> <text:s text:c="7"/>}</text:p>
        <text:p text:style-name="P1"><text:line-break/></text:p>
        <text:p text:style-name="P1"><text:line-break/> <text:s text:c="3"/>function OdobratPolozku(item) {</text:p>
        <text:p text:style-name="P1"><text:line-break/> <text:s text:c="7"/>$(item).remove();</text:p>
        <text:p text:style-name="P1"><text:line-break/> <text:s text:c="7"/>$('#form_hladat').submit();</text:p>
        <text:p text:style-name="P1"><text:line-break/> <text:s text:c="3"/>}</text:p>
        <text:p text:style-name="P1"><text:line-break/> <text:s text:c="3"/>function OdobratPolozkuFulltext(item) {</text:p>
        <text:p text:style-name="P1"><text:line-break/> <text:s text:c="7"/>$('#idFullText').val('');</text:p>
        <text:p text:style-name="P1"><text:line-break/> <text:s text:c="7"/>$(item).remove();</text:p>
        <text:p text:style-name="P1"><text:line-break/> <text:s text:c="7"/>$('#form_hladat').submit();</text:p>
        <text:p text:style-name="P1"><text:line-break/> <text:s text:c="3"/>}</text:p>
        <text:p text:style-name="P1"><text:line-break/></text:p>
        <text:p text:style-name="P1"><text:line-break/><text:soft-page-break/> <text:s text:c="3"/>$(document).ready($(function() {</text:p>
        <text:p text:style-name="P1"><text:line-break/> <text:s text:c="7"/>$('#idFullText').bind("enterKey", function(e) {</text:p>
        <text:p text:style-name="P1"><text:line-break/> <text:s text:c="11"/>var fulltext = $.trim($('#idFullText').val());</text:p>
        <text:p text:style-name="P1"><text:line-break/> <text:s text:c="11"/>if (fulltext.length &gt; 1) {</text:p>
        <text:p text:style-name="P1"><text:line-break/> <text:s text:c="15"/>$("#form_hladat").submit();</text:p>
        <text:p text:style-name="P1"><text:line-break/> <text:s text:c="11"/>} else {</text:p>
        <text:p text:style-name="P1"><text:line-break/> <text:s text:c="15"/>alert('Zadajte minimálne 2 znaky');</text:p>
        <text:p text:style-name="P1"><text:line-break/> <text:s text:c="11"/>}</text:p>
        <text:p text:style-name="P1"><text:line-break/> <text:s text:c="7"/>}); <text:s text:c="2"/></text:p>
        <text:p text:style-name="P1"><text:line-break/> <text:s text:c="7"/>$('#idFullText').keyup(function(e) {</text:p>
        <text:p text:style-name="P1"><text:line-break/> <text:s text:c="11"/>if (e.keyCode == 13)</text:p>
        <text:p text:style-name="P1"><text:line-break/> <text:s text:c="11"/>{</text:p>
        <text:p text:style-name="P1"><text:line-break/> <text:s text:c="15"/>$(this).trigger("enterKey");</text:p>
        <text:p text:style-name="P1"><text:line-break/> <text:s text:c="11"/>}</text:p>
        <text:p text:style-name="P1"><text:line-break/> <text:s text:c="7"/>});</text:p>
        <text:p text:style-name="P1"><text:line-break/> <text:s text:c="11"/></text:p>
        <text:p text:style-name="P1"><text:line-break/> <text:s text:c="9"/></text:p>
        <text:p text:style-name="P1"><text:line-break/> <text:s text:c="4"/>if($(".filterPolozka").length&gt;=2){</text:p>
        <text:p text:style-name="P1"><text:line-break/> <text:s text:c="9"/></text:p>
        <text:p text:style-name="P1"><text:line-break/> <text:s text:c="9"/>$('.cancel-all-mob').addClass( "visible-xs" );</text:p>
        <text:p text:style-name="P1"><text:line-break/> <text:s text:c="9"/>$('.cancel-all-mob').addClass( "visible-sm" );</text:p>
        <text:p text:style-name="P1"><text:line-break/> <text:s text:c="9"/>$('.cancel-all-mob').removeClass( "hide" );</text:p>
        <text:p text:style-name="P1"><text:line-break/> <text:s text:c="9"/>$('.cancel-all').removeClass( "hide" );</text:p>
        <text:p text:style-name="P1"><text:line-break/> <text:s text:c="4"/>}else{</text:p>
        <text:p text:style-name="P1"><text:line-break/> <text:s text:c="9"/></text:p>
        <text:p text:style-name="P1"><text:line-break/> <text:s text:c="9"/>$('.cancel-all-mob').removeClass( "visible-xs" ); <text:s/></text:p>
        <text:p text:style-name="P1"><text:line-break/> <text:s text:c="9"/>$('.cancel-all-mob').removeClass( "visible-sm" ); <text:s/></text:p>
        <text:p text:style-name="P1"><text:line-break/> <text:s text:c="9"/>$('.cancel-all-mob').addClass( "hide" );</text:p>
        <text:p text:style-name="P1"><text:line-break/><text:soft-page-break/> <text:s text:c="9"/>$('.cancel-all').addClass( "hide" ); <text:s/></text:p>
        <text:p text:style-name="P1"><text:line-break/> <text:s text:c="4"/>} <text:s text:c="9"/></text:p>
        <text:p text:style-name="P1"><text:line-break/> <text:s text:c="9"/></text:p>
        <text:p text:style-name="P1"><text:line-break/> <text:s text:c="7"/>$('#autocompleteZamestnavatelia').autocomplete({</text:p>
        <text:p text:style-name="P1"><text:line-break/> <text:s text:c="11"/>source:'autocomplete_vpm_zoznam_zamestnavatelov.php', </text:p>
        <text:p text:style-name="P1"><text:line-break/> <text:s text:c="11"/>minLength:2, <text:s text:c="11"/></text:p>
        <text:p text:style-name="P1"><text:line-break/> <text:s text:c="11"/>scroll:true,</text:p>
        <text:p text:style-name="P1"><text:line-break/> <text:s text:c="11"/>select: function(event,ui){</text:p>
        <text:p text:style-name="P1"><text:line-break/> <text:s text:c="15"/>$("#autocompleteZamestnavatelia").val(ui.item.label);</text:p>
        <text:p text:style-name="P1"><text:line-break/> <text:s text:c="15"/>$("#form_hladat").submit(); <text:s text:c="6"/></text:p>
        <text:p text:style-name="P1"><text:line-break/> <text:s text:c="11"/>}</text:p>
        <text:p text:style-name="P1"><text:line-break/> <text:s text:c="7"/>}); <text:s text:c="11"/></text:p>
        <text:p text:style-name="P1"><text:line-break/> <text:s text:c="11"/></text:p>
        <text:p text:style-name="P1"><text:line-break/> <text:s text:c="7"/>$('#autocompleteZamestnanie').autocomplete({</text:p>
        <text:p text:style-name="P1"><text:line-break/> <text:s text:c="11"/>source:'/autocomplete_vpm_zamestnanie.php', </text:p>
        <text:p text:style-name="P1"><text:line-break/> <text:s text:c="11"/>minLength:2, <text:s text:c="11"/></text:p>
        <text:p text:style-name="P1"><text:line-break/> <text:s text:c="11"/>scroll:true,</text:p>
        <text:p text:style-name="P1"><text:line-break/> <text:s text:c="11"/>select: function(event,ui){</text:p>
        <text:p text:style-name="P1"><text:line-break/> <text:s text:c="15"/>if (ui.item.id&gt;0) {</text:p>
        <text:p text:style-name="P1"><text:line-break/> <text:s text:c="15"/>$("#idZamestnanie").val(ui.item.id); </text:p>
        <text:p text:style-name="P1"><text:line-break/> <text:s text:c="15"/>$("#form_hladat").submit(); <text:s text:c="6"/></text:p>
        <text:p text:style-name="P1"><text:line-break/> <text:s text:c="15"/>} else {</text:p>
        <text:p text:style-name="P1"><text:line-break/> <text:s text:c="15"/>$(this).val("");</text:p>
        <text:p text:style-name="P1"><text:line-break/> <text:s text:c="15"/>$("#idZamestnanie").val("");</text:p>
        <text:p text:style-name="P1"><text:line-break/> <text:s text:c="15"/>return false;</text:p>
        <text:p text:style-name="P1"><text:line-break/> <text:s text:c="15"/>}</text:p>
        <text:p text:style-name="P1"><text:line-break/> <text:s text:c="11"/>}</text:p>
        <text:p text:style-name="P1"><text:line-break/> <text:s text:c="7"/>}).data("ui-autocomplete")</text:p>
        <text:p text:style-name="P1"><text:line-break/><text:soft-page-break/>._renderItem = function(ul, item) {</text:p>
        <text:p text:style-name="P1"><text:line-break/> <text:s text:c="3"/>var listItem = $("&lt;li&gt;&lt;/li&gt;")</text:p>
        <text:p text:style-name="P1"><text:line-break/> <text:s text:c="7"/>.data("item.autocomplete", item)</text:p>
        <text:p text:style-name="P1"><text:line-break/> <text:s text:c="7"/>.append(item.label)</text:p>
        <text:p text:style-name="P1"><text:line-break/> <text:s text:c="7"/>.appendTo(ul);</text:p>
        <text:p text:style-name="P1"><text:line-break/></text:p>
        <text:p text:style-name="P1"><text:line-break/>//.replace(new RegExp("(?![^&amp;;]+;)(?!&lt;[^&lt;&gt;]*)(" + $.ui.autocomplete.escapeRegex(this.term) + ")(?![^&lt;&gt;]*&gt;)(?![^&amp;;]+;)", "gi"), '&lt;strong&gt;$1&lt;/strong&gt;')</text:p>
        <text:p text:style-name="P1"><text:line-break/>if (item.id&gt;0) {</text:p>
        <text:p text:style-name="P1"><text:line-break/> <text:s text:c="3"/>if (item.id.toString().length&lt;7) {</text:p>
        <text:p text:style-name="P1"><text:line-break/> <text:s text:c="7"/>listItem.addClass("autocomplete-level0");</text:p>
        <text:p text:style-name="P1"><text:line-break/> <text:s text:c="3"/>} else {</text:p>
        <text:p text:style-name="P1"><text:line-break/> <text:s text:c="7"/>listItem.addClass("autocomplete-level1");</text:p>
        <text:p text:style-name="P1"><text:line-break/> <text:s text:c="3"/>}</text:p>
        <text:p text:style-name="P1"><text:line-break/>} else {</text:p>
        <text:p text:style-name="P1"><text:line-break/>listItem.addClass("autocomplete-level1"); <text:s text:c="3"/></text:p>
        <text:p text:style-name="P1"><text:line-break/>}</text:p>
        <text:p text:style-name="P1"><text:line-break/></text:p>
        <text:p text:style-name="P1"><text:line-break/> <text:s text:c="3"/>return listItem;</text:p>
        <text:p text:style-name="P1"><text:line-break/>}; <text:s text:c="11"/></text:p>
        <text:p text:style-name="P1"><text:line-break/> <text:s text:c="11"/></text:p>
        <text:p text:style-name="P1"><text:line-break/> <text:s text:c="11"/></text:p>
        <text:p text:style-name="P1"><text:line-break/> <text:s text:c="3"/>}));</text:p>
        <text:p text:style-name="P1"><text:line-break/> <text:s text:c="7"/><office:annotation><dc:date>2017-05-05T15:52:21.62</dc:date><text:p>.filter-search</text:p></office:annotation>Zatvoriť</text:p>
        <text:p text:style-name="P1"><office:annotation><dc:date>2017-05-05T15:52:21.62</dc:date><text:p>/.filter-search</text:p></office:annotation><office:annotation><dc:date>2017-05-05T15:52:21.62</dc:date><text:p>.filter</text:p></office:annotation>Filtrovať ponuky podľa </text:p>
        <text:p text:style-name="P1"><office:annotation><dc:date>2017-05-05T15:52:21.62</dc:date><text:p>.holder</text:p></office:annotation>Názov pracovného miesta </text:p>
        <text:section text:style-name="Sect1" text:name="fulltext-search">
          <text:p text:style-name="P1"><text:bookmark text:name="idFullText"/><draw:control text:anchor-type="as-char" draw:z-index="15" draw:style-name="gr1" draw:text-style-name="P33" svg:width="4.319cm" svg:height="0.678cm" draw:control="control27"/> <draw:control text:anchor-type="as-char" draw:z-index="16" draw:style-name="gr1" draw:text-style-name="P36" svg:width="1.779cm" svg:height="0.869cm" draw:control="control28"/> </text:p>
        </text:section>
        <text:p text:style-name="P1"><office:annotation><dc:date>2017-05-05T15:52:21.62</dc:date><text:p>/.holder</text:p></office:annotation><office:annotation><dc:date>2017-05-05T15:52:21.62</dc:date><text:p>.holder</text:p></office:annotation>Zamestnanie/pracovná oblasť </text:p>
        <text:p text:style-name="P1"><text:bookmark text:name="autocompleteZamestnanie"/><text:bookmark text:name="idZamestnanie"/><draw:control text:anchor-type="as-char" draw:z-index="17" draw:style-name="gr1" draw:text-style-name="P33" svg:width="4.319cm" svg:height="0.678cm" draw:control="control30"/> </text:p>
        <text:p text:style-name="P1"><office:annotation><dc:date>2017-05-05T15:52:21.63</dc:date><text:p>/.holder</text:p></office:annotation><office:annotation><dc:date>2017-05-05T15:52:21.63</dc:date><text:p>.holder</text:p></office:annotation>Miesto výkonu práce <draw:control text:anchor-type="as-char" draw:z-index="18" draw:style-name="gr1" draw:text-style-name="P34" svg:width="4.594cm" svg:height="0.699cm" draw:control="control31"/> </text:p>
        <text:p text:style-name="P1"><office:annotation><dc:date>2017-05-05T15:52:21.63</dc:date><text:p>/.holder</text:p></office:annotation><office:annotation><dc:date>2017-05-05T15:52:21.63</dc:date><text:p>.holder</text:p></office:annotation>Požadované vzdelanie <text:bookmark text:name="id_vzdelanie"/><draw:control text:anchor-type="as-char" draw:z-index="19" draw:style-name="gr1" draw:text-style-name="P34" svg:width="8.002cm" svg:height="0.699cm" draw:control="control32"/> </text:p>
        <text:p text:style-name="P1"><office:annotation><dc:date>2017-05-05T15:52:21.63</dc:date><text:p>/.holder</text:p></office:annotation><office:annotation><dc:date>2017-05-05T15:52:21.63</dc:date><text:p>.filter</text:p></office:annotation><office:annotation><dc:date>2017-05-05T15:52:21.63</dc:date><text:p>.filter.toggle</text:p></office:annotation>Rozšírené vyhľadávanie </text:p>
        <text:p text:style-name="P1"><text:soft-page-break/><office:annotation><dc:date>2017-05-05T15:52:21.63</dc:date><text:p>.holder</text:p></office:annotation>Pracovný a mimopracovný pomer <text:bookmark text:name="id_pracovny_pomer"/><draw:control text:anchor-type="as-char" draw:z-index="20" draw:style-name="gr1" draw:text-style-name="P34" svg:width="13.526cm" svg:height="0.699cm" draw:control="control33"/> </text:p>
        <text:p text:style-name="P1"><office:annotation><dc:date>2017-05-05T15:52:21.63</dc:date><text:p>/.holder</text:p></office:annotation><office:annotation><dc:date>2017-05-05T15:52:21.63</dc:date><text:p>.holder</text:p></office:annotation>Pracovné miesto vhodné aj pre <text:bookmark text:name="id_vhodne_pre"/><draw:control text:anchor-type="as-char" draw:z-index="21" draw:style-name="gr1" draw:text-style-name="P34" svg:width="4.467cm" svg:height="0.699cm" draw:control="control34"/> </text:p>
        <text:p text:style-name="P1"><office:annotation><dc:date>2017-05-05T15:52:21.63</dc:date><text:p>/.holder</text:p></office:annotation><office:annotation><dc:date>2017-05-05T15:52:21.63</dc:date><text:p>.holder</text:p></office:annotation>Ponúkaná hrubá mzda v EUR </text:p>
        <text:p text:style-name="P1"><text:bookmark text:name="mzda_od"/><draw:control text:anchor-type="as-char" draw:z-index="22" draw:style-name="gr1" draw:text-style-name="P33" svg:width="4.319cm" svg:height="0.678cm" draw:control="control35"/> </text:p>
        <text:p text:style-name="P1"><text:bookmark text:name="mzda_do"/><draw:control text:anchor-type="as-char" draw:z-index="23" draw:style-name="gr1" draw:text-style-name="P33" svg:width="4.319cm" svg:height="0.678cm" draw:control="control36"/> </text:p>
        <text:p text:style-name="P2"><text:bookmark text:name="id_select_ponukana_mzda_j"/><draw:control text:anchor-type="as-char" draw:z-index="24" draw:style-name="gr1" draw:text-style-name="P34" svg:width="3.557cm" svg:height="0.699cm" draw:control="control37"/> </text:p>
        <text:p text:style-name="P1"><text:bookmark text:name="id_dohodou"/><draw:control text:anchor-type="as-char" draw:z-index="25" draw:style-name="gr1" draw:text-style-name="P34" svg:width="0.276cm" svg:height="0.276cm" draw:control="control38"/> dohodou </text:p>
        <text:p text:style-name="P1"><office:annotation><dc:date>2017-05-05T15:52:21.64</dc:date><text:p>/.holder</text:p></office:annotation><office:annotation><dc:date>2017-05-05T15:52:21.64</dc:date><text:p>.holder</text:p></office:annotation>Cudzie jazyky <text:bookmark text:name="id_cudzie_jazyky"/><draw:control text:anchor-type="as-char" draw:z-index="26" draw:style-name="gr1" draw:text-style-name="P34" svg:width="4.171cm" svg:height="0.699cm" draw:control="control39"/> </text:p>
        <text:section text:style-name="Sect1" text:name="cudzie_jazyky_uroven_wrap">
          <text:p text:style-name="P3"><text:bookmark text:name="id_cudzie_jazyky_uroven"/><draw:control text:anchor-type="as-char" draw:z-index="27" draw:style-name="gr1" draw:text-style-name="P34" svg:width="4.149cm" svg:height="0.699cm" draw:control="control40"/> </text:p>
        </text:section>
        <text:p text:style-name="P1"><office:annotation><dc:date>2017-05-05T15:52:21.64</dc:date><text:p>.holder</text:p></office:annotation>Počítače <text:bookmark text:name="id_pocitace"/><draw:control text:anchor-type="as-char" draw:z-index="28" draw:style-name="gr1" draw:text-style-name="P34" svg:width="5.144cm" svg:height="0.699cm" draw:control="control41"/> </text:p>
        <text:section text:style-name="Sect1" text:name="pocitace_uroven_wrap">
          <text:p text:style-name="P3"><text:bookmark text:name="id_pocitace_uroven"/><draw:control text:anchor-type="as-char" draw:z-index="29" draw:style-name="gr1" draw:text-style-name="P34" svg:width="3.26cm" svg:height="0.699cm" draw:control="control42"/> </text:p>
        </text:section>
        <text:p text:style-name="P1"><office:annotation><dc:date>2017-05-05T15:52:21.64</dc:date><text:p>/.holder</text:p></office:annotation><office:annotation><dc:date>2017-05-05T15:52:21.64</dc:date><text:p>.holder</text:p></office:annotation>Vodičské oprávnenie <text:bookmark text:name="id_vodicske_opravnenie"/><draw:control text:anchor-type="as-char" draw:z-index="30" draw:style-name="gr1" draw:text-style-name="P34" svg:width="3.79cm" svg:height="0.699cm" draw:control="control43"/> </text:p>
        <text:p text:style-name="P1"><office:annotation><dc:date>2017-05-05T15:52:21.64</dc:date><text:p>/.holder</text:p></office:annotation><office:annotation><dc:date>2017-05-05T15:52:21.64</dc:date><text:p>.holder</text:p></office:annotation>Zamestnávateľ </text:p>
        <text:p text:style-name="P1"><text:bookmark text:name="autocompleteZamestnavatelia"/><draw:control text:anchor-type="as-char" draw:z-index="31" draw:style-name="gr1" draw:text-style-name="P33" svg:width="4.319cm" svg:height="0.678cm" draw:control="control44"/> </text:p>
        <text:p text:style-name="P1"><office:annotation><dc:date>2017-05-05T15:52:21.65</dc:date><text:p>/.holder</text:p></office:annotation><office:annotation><dc:date>2017-05-05T15:52:21.65</dc:date><text:p>.holder</text:p></office:annotation>Práca na zmeny <text:bookmark text:name="id_praca_na_zmeny"/><draw:control text:anchor-type="as-char" draw:z-index="32" draw:style-name="gr1" draw:text-style-name="P34" svg:width="5.25cm" svg:height="0.699cm" draw:control="control45"/> </text:p>
        <text:p text:style-name="P1"><office:annotation><dc:date>2017-05-05T15:52:21.65</dc:date><text:p>/.holder</text:p></office:annotation><office:annotation><dc:date>2017-05-05T15:52:21.65</dc:date><text:p>.holder</text:p></office:annotation>Pracovné ponuky za <text:bookmark text:name="id_pracovne_ponuky_za"/><draw:control text:anchor-type="as-char" draw:z-index="33" draw:style-name="gr1" draw:text-style-name="P34" svg:width="4.933cm" svg:height="0.699cm" draw:control="control46"/> </text:p>
        <text:p text:style-name="P1"><office:annotation><dc:date>2017-05-05T15:52:21.65</dc:date><text:p>/.holder</text:p></office:annotation><office:annotation><dc:date>2017-05-05T15:52:21.65</dc:date><text:p>.holder</text:p></office:annotation>Deň nástupu od </text:p>
        <text:p text:style-name="P1"><text:bookmark text:name="id_datum_nastupu"/><draw:control text:anchor-type="as-char" draw:z-index="34" draw:style-name="gr1" draw:text-style-name="P33" svg:width="4.319cm" svg:height="0.678cm" draw:control="control47"/> </text:p>
        <text:p text:style-name="P1"><text:bookmark text:name="id_den_nastupu_asap"/><draw:control text:anchor-type="as-char" draw:z-index="35" draw:style-name="gr1" draw:text-style-name="P34" svg:width="0.276cm" svg:height="0.276cm" draw:control="control48"/> ihneď </text:p>
        <text:p text:style-name="P1"><office:annotation><dc:date>2017-05-05T15:52:21.65</dc:date><text:p>/.holder</text:p></office:annotation><office:annotation><dc:date>2017-05-05T15:52:21.65</dc:date><text:p>.holder</text:p></office:annotation>Dĺžka praxe <text:bookmark text:name="id_dlzka_praxe"/><draw:control text:anchor-type="as-char" draw:z-index="36" draw:style-name="gr1" draw:text-style-name="P34" svg:width="5.737cm" svg:height="0.699cm" draw:control="control49"/> </text:p>
        <text:p text:style-name="P1"><office:annotation><dc:date>2017-05-05T15:52:21.65</dc:date><text:p>/.holder</text:p></office:annotation><office:annotation><dc:date>2017-05-05T15:52:21.65</dc:date><text:p>.holder</text:p></office:annotation>Typ práce <text:bookmark text:name="id_typ_prace"/><draw:control text:anchor-type="as-char" draw:z-index="37" draw:style-name="gr1" draw:text-style-name="P34" svg:width="3.557cm" svg:height="0.699cm" draw:control="control50"/> </text:p>
        <text:p text:style-name="P1"><office:annotation><dc:date>2017-05-05T15:52:21.66</dc:date><text:p>/.holder</text:p></office:annotation><office:annotation><dc:date>2017-05-05T15:52:21.66</dc:date><text:p>.holder</text:p></office:annotation>Zdroj <text:bookmark text:name="id_zdroj"/><draw:control text:anchor-type="as-char" draw:z-index="38" draw:style-name="gr1" draw:text-style-name="P34" svg:width="3.62cm" svg:height="0.699cm" draw:control="control51"/> </text:p>
        <text:p text:style-name="Text_20_body"><office:annotation><dc:date>2017-05-05T15:52:21.66</dc:date><text:p>/.holder</text:p></office:annotation><office:annotation><dc:date>2017-05-05T15:52:21.66</dc:date><text:p>.head.close</text:p></office:annotation>Jednoduché vyhľadávanie </text:p>
        <text:p text:style-name="P1"><office:annotation><dc:date>2017-05-05T15:52:21.66</dc:date><text:p>/.head.close</text:p></office:annotation><office:annotation><dc:date>2017-05-05T15:52:21.66</dc:date><text:p>.filter.toggle</text:p></office:annotation>Zoznam zamestnávateľov </text:p>
        <text:p text:style-name="P1"><text:a xlink:type="simple" xlink:href="javascript:window.history.back();" text:style-name="Internet_20_link" text:visited-style-name="Visited_20_Internet_20_Link">Späť na zoznam </text:a></text:p>
        <text:section text:style-name="Sect1" text:name="working">
          <text:p text:style-name="P1"><office:annotation><dc:date>2017-05-05T15:52:21.66</dc:date><text:p>/#main</text:p></office:annotation><draw:frame draw:style-name="fr1" draw:name="obrázky11" text:anchor-type="as-char" svg:width="0.508cm" svg:height="0.508cm" draw:z-index="45"><draw:image xlink:href="../../../../../images/loading.gif" xlink:type="simple" xlink:show="embed" xlink:actuate="onLoad"/></draw:frame> </text:p>
        </text:section>
        <text:section text:style-name="Sect1" text:name="workingDisableBack">
          <text:p text:style-name="P1"><draw:frame draw:style-name="fr2" draw:name="obrázky12" text:anchor-type="as-char" svg:width="0.508cm" svg:height="0.508cm" draw:z-index="46"><draw:image xlink:href="../../../../../images/loading.gif" xlink:type="simple" xlink:show="embed" xlink:actuate="onLoad"/></draw:frame> Prebieha vyhľadávanie, prosím, čakajte... </text:p>
        </text:section>
        <text:section text:style-name="Sect1" text:name="workingDisableBackNew">
          <text:p text:style-name="Text_20_body">ISTP</text:p>
          <text:p text:style-name="Text_20_body">Prebieha vyhľadávanie, prosím, čakajte...</text:p>
        </text:section>
        <text:p text:style-name="Text_20_body"><office:annotation><dc:date>2017-05-05T15:52:21.66</dc:date><text:p>#footer</text:p></office:annotation><draw:a xlink:type="simple" xlink:href="../../../../../" office:target-frame-name="_self" xlink:show="replace"><draw:frame draw:style-name="fr3" draw:name="obrázky13" text:anchor-type="as-char" svg:width="2.067cm" svg:height="1.069cm" draw:z-index="47"><draw:image xlink:href="../../../../../img/istp-white.svg" xlink:type="simple" xlink:show="embed" xlink:actuate="onLoad"/></draw:frame></draw:a> </text:p>
        <text:h text:style-name="Heading_20_4" text:outline-level="4"><text:span text:style-name="Strong_20_Emphasis"><office:annotation><dc:date>2017-05-05T15:52:21.66</dc:date><text:p>.footer-subpage</text:p></office:annotation></text:span><text:span text:style-name="Strong_20_Emphasis"><office:annotation><dc:date>2017-05-05T15:52:21.66</dc:date><text:p>.widget</text:p></office:annotation></text:span><text:span text:style-name="Strong_20_Emphasis">Aktuality a poradenstvo</text:span></text:h>
        <text:p text:style-name="Text_20_body"><text:a xlink:type="simple" xlink:href="../../../../../clanok/12483/efektivita-veducich-pracovnikov" office:target-frame-name="_self" xlink:show="replace" text:style-name="Internet_20_link" text:visited-style-name="Visited_20_Internet_20_Link">Efektivita vedúcich pracovníkov</text:a></text:p>
        <text:h text:style-name="Heading_20_4" text:outline-level="4"><office:annotation><dc:date>2017-05-05T15:52:21.66</dc:date><text:p>/.widget</text:p></office:annotation><office:annotation><dc:date>2017-05-05T15:52:21.66</dc:date><text:p>.widget</text:p></office:annotation>ISTP <text:span text:style-name="Strong_20_Emphasis">TV</text:span></text:h>
        <text:list xml:id="list2431705035897344331" text:style-name="L3">
          <text:list-item>
            <text:p text:style-name="P23"><text:a xlink:type="simple" xlink:href="../../../../../istp-televizia#aktuality" office:target-frame-name="_self" xlink:show="replace" text:style-name="Internet_20_link" text:visited-style-name="Visited_20_Internet_20_Link">Aktuality</text:a> </text:p>
          </text:list-item>
          <text:list-item>
            <text:p text:style-name="P23"><text:a xlink:type="simple" xlink:href="../../../../../istp-televizia#zamestnania" office:target-frame-name="_self" xlink:show="replace" text:style-name="Internet_20_link" text:visited-style-name="Visited_20_Internet_20_Link">Zamestnania</text:a> </text:p>
          </text:list-item>
          <text:list-item>
            <text:p text:style-name="P23"><text:a xlink:type="simple" xlink:href="../../../../../istp-televizia#osobnosti" office:target-frame-name="_self" xlink:show="replace" text:style-name="Internet_20_link" text:visited-style-name="Visited_20_Internet_20_Link">Osobnosti</text:a> </text:p>
          </text:list-item>
          <text:list-item>
            <text:p text:style-name="P23"><text:soft-page-break/><text:a xlink:type="simple" xlink:href="../../../../../istp-televizia#stredne_skoly" office:target-frame-name="_self" xlink:show="replace" text:style-name="Internet_20_link" text:visited-style-name="Visited_20_Internet_20_Link">Stredné školy</text:a> </text:p>
          </text:list-item>
          <text:list-item>
            <text:p text:style-name="P23"><text:a xlink:type="simple" xlink:href="../../../../../istp-televizia#vysoke_skoly" office:target-frame-name="_self" xlink:show="replace" text:style-name="Internet_20_link" text:visited-style-name="Visited_20_Internet_20_Link">Vysoké školy</text:a> </text:p>
          </text:list-item>
          <text:list-item>
            <text:p text:style-name="P12"><text:a xlink:type="simple" xlink:href="../../../../../istp-televizia#zamestnavatelia" office:target-frame-name="_self" xlink:show="replace" text:style-name="Internet_20_link" text:visited-style-name="Visited_20_Internet_20_Link">Zamestnávatelia</text:a> </text:p>
          </text:list-item>
        </text:list>
        <text:p text:style-name="Horizontal_20_Line"><office:annotation><dc:date>2017-05-05T15:52:21.67</dc:date><text:p>/.widget</text:p></office:annotation></text:p>
        <text:h text:style-name="Heading_20_5" text:outline-level="5"><office:annotation><dc:date>2017-05-05T15:52:21.67</dc:date><text:p>.widget</text:p></office:annotation>Sledujte nás</text:h>
        <text:list xml:id="list4143410883622656979" text:style-name="L4">
          <text:list-item>
            <text:p text:style-name="P24"><draw:a xlink:type="simple" xlink:href="http://volnemiesta.pravda.sk/" office:target-frame-name="_blank" xlink:show="new"><draw:frame draw:style-name="fr3" draw:name="obrázky14" text:anchor-type="as-char" svg:width="2.067cm" svg:height="1.069cm" draw:z-index="49"><draw:image xlink:href="../../../../../img/logos/logo-pravda-small.png" xlink:type="simple" xlink:show="embed" xlink:actuate="onLoad"/></draw:frame></draw:a></text:p>
          </text:list-item>
          <text:list-item>
            <text:p text:style-name="P24"><draw:a xlink:type="simple" xlink:href="http://praca.hnonline.sk/istp" office:target-frame-name="_blank" xlink:show="new"><draw:frame draw:style-name="fr3" draw:name="obrázky15" text:anchor-type="as-char" svg:width="2.067cm" svg:height="1.069cm" draw:z-index="50"><draw:image xlink:href="../../../../../img/logos/logo-hn-small.png" xlink:type="simple" xlink:show="embed" xlink:actuate="onLoad"/></draw:frame></draw:a></text:p>
          </text:list-item>
          <text:list-item>
            <text:p text:style-name="P13"><draw:a xlink:type="simple" xlink:href="https://www.avizo.sk/jobs/zamestnanie" office:target-frame-name="_blank" xlink:show="new"><draw:frame draw:style-name="fr3" draw:name="obrázky16" text:anchor-type="as-char" svg:width="2.067cm" svg:height="1.069cm" draw:z-index="54"><draw:image xlink:href="../../../../../img/logos/logo-avizo.png" xlink:type="simple" xlink:show="embed" xlink:actuate="onLoad"/></draw:frame></draw:a></text:p>
          </text:list-item>
        </text:list>
        <text:h text:style-name="Heading_20_5" text:outline-level="5" text:is-list-header="true"><office:annotation><dc:date>2017-05-05T15:52:21.67</dc:date><text:p>/.widget</text:p></office:annotation><office:annotation><dc:date>2017-05-05T15:52:21.67</dc:date><text:p>.widget</text:p></office:annotation>Mobilná aplikácia</text:h>
        <text:list xml:id="list3579762028066075549" text:style-name="L5">
          <text:list-item>
            <text:p text:style-name="P25"><office:annotation><dc:date>2017-05-05T15:52:21.67</dc:date><text:p>/.widget</text:p></office:annotation><office:annotation><dc:date>2017-05-05T15:52:21.67</dc:date><text:p>.widget</text:p></office:annotation><text:a xlink:type="simple" xlink:href="../../../../../europsky-zivotopis" office:target-frame-name="_self" xlink:show="replace" text:style-name="Internet_20_link" text:visited-style-name="Visited_20_Internet_20_Link">Európsky životopis</text:a> </text:p>
          </text:list-item>
          <text:list-item>
            <text:p text:style-name="P25"><text:a xlink:type="simple" xlink:href="../../../../../spytajte-sa-nas" office:target-frame-name="_self" xlink:show="replace" text:style-name="Internet_20_link" text:visited-style-name="Visited_20_Internet_20_Link">Spýtajte sa nás</text:a> </text:p>
          </text:list-item>
          <text:list-item>
            <text:p text:style-name="P14"><text:a xlink:type="simple" xlink:href="../../../../../edutip" office:target-frame-name="_self" xlink:show="replace" text:style-name="Internet_20_link" text:visited-style-name="Visited_20_Internet_20_Link">EDUTIP</text:a> </text:p>
          </text:list-item>
        </text:list>
        <text:list xml:id="list7349085650204729665" text:style-name="L6">
          <text:list-item>
            <text:p text:style-name="P26"><office:annotation><dc:date>2017-05-05T15:52:21.67</dc:date><text:p>/.widget</text:p></office:annotation><office:annotation><dc:date>2017-05-05T15:52:21.67</dc:date><text:p>.widget</text:p></office:annotation><text:a xlink:type="simple" xlink:href="../../../../../registracia" office:target-frame-name="_self" xlink:show="replace" text:style-name="Internet_20_link" text:visited-style-name="Visited_20_Internet_20_Link">Registrácia</text:a> </text:p>
          </text:list-item>
          <text:list-item>
            <text:p text:style-name="P26"><text:a xlink:type="simple" xlink:href="../../../../../volne-pracovne-miesta" office:target-frame-name="_self" xlink:show="replace" text:style-name="Internet_20_link" text:visited-style-name="Visited_20_Internet_20_Link">Voľné pracovné miesta</text:a> </text:p>
          </text:list-item>
          <text:list-item>
            <text:p text:style-name="P26"><text:a xlink:type="simple" xlink:href="../../../../../kurzy" office:target-frame-name="_self" xlink:show="replace" text:style-name="Internet_20_link" text:visited-style-name="Visited_20_Internet_20_Link">Kurzy</text:a> </text:p>
          </text:list-item>
          <text:list-item>
            <text:p text:style-name="P26"><text:a xlink:type="simple" xlink:href="../../../../../pracovny-kompas" office:target-frame-name="_self" xlink:show="replace" text:style-name="Internet_20_link" text:visited-style-name="Visited_20_Internet_20_Link">Pracovný kompas</text:a> </text:p>
          </text:list-item>
          <text:list-item>
            <text:p text:style-name="P15"><text:a xlink:type="simple" xlink:href="../../../../../kartoteka-zamestnani" office:target-frame-name="_self" xlink:show="replace" text:style-name="Internet_20_link" text:visited-style-name="Visited_20_Internet_20_Link">Kartotéka zamestnaní</text:a> </text:p>
          </text:list-item>
        </text:list>
        <text:list xml:id="list7941514120616136176" text:style-name="L7">
          <text:list-item>
            <text:p text:style-name="P27"><text:a xlink:type="simple" xlink:href="../../../../../kontakty" office:target-frame-name="_self" xlink:show="replace" text:style-name="Internet_20_link" text:visited-style-name="Visited_20_Internet_20_Link">Kontakty</text:a> </text:p>
          </text:list-item>
          <text:list-item>
            <text:p text:style-name="P27"><text:a xlink:type="simple" xlink:href="../../../../../informacie-o-istp" office:target-frame-name="_self" xlink:show="replace" text:style-name="Internet_20_link" text:visited-style-name="Visited_20_Internet_20_Link">Informácie o ISTP</text:a> </text:p>
          </text:list-item>
          <text:list-item>
            <text:p text:style-name="P27"><text:a xlink:type="simple" xlink:href="../../../../../manualy" office:target-frame-name="_self" xlink:show="replace" text:style-name="Internet_20_link" text:visited-style-name="Visited_20_Internet_20_Link">Manuály</text:a> </text:p>
          </text:list-item>
          <text:list-item>
            <text:p text:style-name="P16"><text:a xlink:type="simple" xlink:href="../../../../../vseobecne-podmienky-istp" office:target-frame-name="_self" xlink:show="replace" text:style-name="Internet_20_link" text:visited-style-name="Visited_20_Internet_20_Link">Všeobecné podmienky ISTP</text:a> </text:p>
          </text:list-item>
        </text:list>
        <text:p text:style-name="Horizontal_20_Line"><office:annotation><dc:date>2017-05-05T15:52:21.68</dc:date><text:p>/.widget</text:p></office:annotation></text:p>
        <text:h text:style-name="Heading_20_5" text:outline-level="5"><text:soft-page-break/><office:annotation><dc:date>2017-05-05T15:52:21.68</dc:date><text:p>.widget</text:p></office:annotation> <text:s text:c="31"/>$(document).ready(function () {</text:h>
        <text:h text:style-name="Heading_20_5" text:outline-level="5"><text:line-break/></text:h>
        <text:h text:style-name="Heading_20_5" text:outline-level="5"><text:line-break/> <text:s text:c="35"/>function validateEmail(sEmail) {</text:h>
        <text:h text:style-name="Heading_20_5" text:outline-level="5"><text:line-break/> <text:s text:c="39"/>var filter = /^[\w\-\.\+]+\@[a-zA-Z0-9\.\-]+\.[a-zA-z0-9]{2,4}$/;</text:h>
        <text:h text:style-name="Heading_20_5" text:outline-level="5"><text:line-break/> <text:s text:c="39"/>if (filter.test(sEmail)) {</text:h>
        <text:h text:style-name="Heading_20_5" text:outline-level="5"><text:line-break/> <text:s text:c="43"/>return true;</text:h>
        <text:h text:style-name="Heading_20_5" text:outline-level="5"><text:line-break/> <text:s text:c="39"/>}</text:h>
        <text:h text:style-name="Heading_20_5" text:outline-level="5"><text:line-break/> <text:s text:c="39"/>else {</text:h>
        <text:h text:style-name="Heading_20_5" text:outline-level="5"><text:line-break/> <text:s text:c="43"/>return false;</text:h>
        <text:h text:style-name="Heading_20_5" text:outline-level="5"><text:line-break/> <text:s text:c="39"/>}</text:h>
        <text:h text:style-name="Heading_20_5" text:outline-level="5"><text:line-break/> <text:s text:c="35"/>}</text:h>
        <text:h text:style-name="Heading_20_5" text:outline-level="5"><text:line-break/></text:h>
        <text:h text:style-name="Heading_20_5" text:outline-level="5"><text:line-break/> <text:s text:c="35"/>var form = $('form#pracovnyAgentPata');</text:h>
        <text:h text:style-name="Heading_20_5" text:outline-level="5"><text:line-break/> <text:s text:c="35"/>var button = form.find('input[type="submit"]');</text:h>
        <text:h text:style-name="Heading_20_5" text:outline-level="5"><text:line-break/></text:h>
        <text:h text:style-name="Heading_20_5" text:outline-level="5"><text:line-break/> <text:s text:c="35"/>button.click(function (e) {</text:h>
        <text:h text:style-name="Heading_20_5" text:outline-level="5"><text:line-break/> <text:s text:c="39"/>e.preventDefault();</text:h>
        <text:h text:style-name="Heading_20_5" text:outline-level="5"><text:soft-page-break/><text:line-break/> <text:s text:c="39"/>var isError = false;</text:h>
        <text:h text:style-name="Heading_20_5" text:outline-level="5"><text:line-break/> <text:s text:c="39"/>var sEmail = form.find('input[type="email"]').val();</text:h>
        <text:h text:style-name="Heading_20_5" text:outline-level="5"><text:line-break/></text:h>
        <text:h text:style-name="Heading_20_5" text:outline-level="5"><text:line-break/> <text:s text:c="39"/>if ($.trim(sEmail).length == 0) {</text:h>
        <text:h text:style-name="Heading_20_5" text:outline-level="5"><text:line-break/> <text:s text:c="43"/>isError = true;</text:h>
        <text:h text:style-name="Heading_20_5" text:outline-level="5"><text:line-break/> <text:s text:c="39"/>}</text:h>
        <text:h text:style-name="Heading_20_5" text:outline-level="5"><text:line-break/> <text:s text:c="39"/>if (!validateEmail(sEmail)) {</text:h>
        <text:h text:style-name="Heading_20_5" text:outline-level="5"><text:line-break/> <text:s text:c="43"/>isError = true;</text:h>
        <text:h text:style-name="Heading_20_5" text:outline-level="5"><text:line-break/> <text:s text:c="39"/>}</text:h>
        <text:h text:style-name="Heading_20_5" text:outline-level="5"><text:line-break/></text:h>
        <text:h text:style-name="Heading_20_5" text:outline-level="5"><text:line-break/> <text:s text:c="39"/>if (isError) {</text:h>
        <text:h text:style-name="Heading_20_5" text:outline-level="5"><text:line-break/> <text:s text:c="43"/>var inst = $('[data-remodal-id=popupOznam]').remodal({hashTracking: false});</text:h>
        <text:h text:style-name="Heading_20_5" text:outline-level="5"><text:line-break/> <text:s text:c="43"/>inst.open();</text:h>
        <text:h text:style-name="Heading_20_5" text:outline-level="5"><text:line-break/> <text:s text:c="43"/>$('#popupOznam header').empty();</text:h>
        <text:h text:style-name="Heading_20_5" text:outline-level="5"><text:line-break/> <text:s text:c="43"/>$('#popupOznam header').append('&lt;div class="title"&gt;Pracovný agent&lt;/div&gt;');</text:h>
        <text:h text:style-name="Heading_20_5" text:outline-level="5"><text:line-break/> <text:s text:c="43"/>$('.Ozamtext').empty();</text:h>
        <text:h text:style-name="Heading_20_5" text:outline-level="5"><text:soft-page-break/><text:line-break/> <text:s text:c="43"/>$('.Ozamtext').append('Prosím, vyplňte e-mail, na ktorý bude agent zasielať vhodné pracovné ponuky.');</text:h>
        <text:h text:style-name="Heading_20_5" text:outline-level="5"><text:line-break/> <text:s text:c="43"/>return false;</text:h>
        <text:h text:style-name="Heading_20_5" text:outline-level="5"><text:line-break/> <text:s text:c="39"/>} else {</text:h>
        <text:h text:style-name="Heading_20_5" text:outline-level="5"><text:line-break/> <text:s text:c="43"/>form.submit();</text:h>
        <text:h text:style-name="Heading_20_5" text:outline-level="5"><text:line-break/> <text:s text:c="43"/>return false;</text:h>
        <text:h text:style-name="Heading_20_5" text:outline-level="5"><text:line-break/> <text:s text:c="39"/>}</text:h>
        <text:h text:style-name="Heading_20_5" text:outline-level="5"><text:line-break/> <text:s text:c="35"/>});</text:h>
        <text:h text:style-name="Heading_20_5" text:outline-level="5"><text:line-break/> <text:s text:c="31"/>});</text:h>
        <text:h text:style-name="Heading_20_5" text:outline-level="5"><text:line-break/> <text:s text:c="27"/>Pracovný agent</text:h>
        <text:p text:style-name="Text_20_body">Vyhľadáme vám pracovné ponuky na mieru</text:p>
        <text:p text:style-name="P1"><draw:control text:anchor-type="as-char" draw:z-index="39" draw:style-name="gr1" draw:text-style-name="P33" svg:width="4.319cm" svg:height="0.678cm" draw:control="control52"/> </text:p>
        <text:p text:style-name="Text_20_body"><draw:control text:anchor-type="as-char" draw:z-index="40" draw:style-name="gr1" draw:text-style-name="P36" svg:width="1.821cm" svg:height="0.869cm" draw:control="control53"/> </text:p>
        <text:list xml:id="list8993257484657662820" text:style-name="L8">
          <text:list-item>
            <text:p text:style-name="P28"><office:annotation><dc:date>2017-05-05T15:52:21.69</dc:date><text:p>/.widget</text:p></office:annotation><office:annotation><dc:date>2017-05-05T15:52:21.69</dc:date><text:p>/.footer-subpage</text:p></office:annotation><office:annotation><dc:date>2017-05-05T15:52:21.69</dc:date><text:p>.footer-top</text:p></office:annotation><office:annotation><dc:date>2017-05-05T15:52:21.69</dc:date><text:p>.widget</text:p></office:annotation><text:a xlink:type="simple" xlink:href="../../../../../kontakty" office:target-frame-name="_self" xlink:show="replace" text:style-name="Internet_20_link" text:visited-style-name="Visited_20_Internet_20_Link">Kontakty</text:a> </text:p>
          </text:list-item>
          <text:list-item>
            <text:p text:style-name="P28"><text:a xlink:type="simple" xlink:href="../../../../../spytajte-sa-nas" office:target-frame-name="_self" xlink:show="replace" text:style-name="Internet_20_link" text:visited-style-name="Visited_20_Internet_20_Link">Spýtajte sa nás</text:a> </text:p>
          </text:list-item>
          <text:list-item>
            <text:p text:style-name="P28"><text:a xlink:type="simple" xlink:href="../../../../../informacie-o-istp" office:target-frame-name="_self" xlink:show="replace" text:style-name="Internet_20_link" text:visited-style-name="Visited_20_Internet_20_Link">Informácie o ISTP</text:a> </text:p>
          </text:list-item>
          <text:list-item>
            <text:p text:style-name="P28"><text:a xlink:type="simple" xlink:href="../../../../../manualy" office:target-frame-name="_self" xlink:show="replace" text:style-name="Internet_20_link" text:visited-style-name="Visited_20_Internet_20_Link">Manuály</text:a> </text:p>
          </text:list-item>
          <text:list-item>
            <text:p text:style-name="P17"><text:a xlink:type="simple" xlink:href="../../../../../vseobecne-podmienky-istp" office:target-frame-name="_self" xlink:show="replace" text:style-name="Internet_20_link" text:visited-style-name="Visited_20_Internet_20_Link">Všeobecné podmienky ISTP</text:a> </text:p>
          </text:list-item>
        </text:list>
        <text:list xml:id="list36795920605106848" text:style-name="L9">
          <text:list-item>
            <text:p text:style-name="P29"><office:annotation><dc:date>2017-05-05T15:52:21.69</dc:date><text:p>/.widget</text:p></office:annotation><office:annotation><dc:date>2017-05-05T15:52:21.69</dc:date><text:p>.widget</text:p></office:annotation><text:a xlink:type="simple" xlink:href="../../../../../registracia" office:target-frame-name="_self" xlink:show="replace" text:style-name="Internet_20_link" text:visited-style-name="Visited_20_Internet_20_Link">Registrácia</text:a> </text:p>
          </text:list-item>
          <text:list-item>
            <text:p text:style-name="P29"><text:a xlink:type="simple" xlink:href="../../../../../volne-pracovne-miesta" office:target-frame-name="_self" xlink:show="replace" text:style-name="Internet_20_link" text:visited-style-name="Visited_20_Internet_20_Link">Voľné pracovné miesta</text:a> </text:p>
          </text:list-item>
          <text:list-item>
            <text:p text:style-name="P29"><text:a xlink:type="simple" xlink:href="../../../../../kurzy" office:target-frame-name="_self" xlink:show="replace" text:style-name="Internet_20_link" text:visited-style-name="Visited_20_Internet_20_Link">Kurzy</text:a> </text:p>
          </text:list-item>
          <text:list-item>
            <text:p text:style-name="P29"><text:a xlink:type="simple" xlink:href="../../../../../pracovny-kompas" office:target-frame-name="_self" xlink:show="replace" text:style-name="Internet_20_link" text:visited-style-name="Visited_20_Internet_20_Link">Pracovný kompas</text:a> </text:p>
          </text:list-item>
          <text:list-item>
            <text:p text:style-name="P18"><text:a xlink:type="simple" xlink:href="../../../../../kartoteka-zamestnani" office:target-frame-name="_self" xlink:show="replace" text:style-name="Internet_20_link" text:visited-style-name="Visited_20_Internet_20_Link">Kartotéka zamestnaní</text:a> </text:p>
          </text:list-item>
        </text:list>
        <text:list xml:id="list2239830992437127972" text:style-name="L10">
          <text:list-item>
            <text:p text:style-name="P30"><office:annotation><dc:date>2017-05-05T15:52:21.69</dc:date><text:p>/.widget</text:p></office:annotation><office:annotation><dc:date>2017-05-05T15:52:21.69</dc:date><text:p>.widget</text:p></office:annotation><text:a xlink:type="simple" xlink:href="../../../../../clanky/kategoria/1/Spravodajstvo" office:target-frame-name="_self" xlink:show="replace" text:style-name="Internet_20_link" text:visited-style-name="Visited_20_Internet_20_Link">Aktuality a poradenstvo</text:a> </text:p>
          </text:list-item>
          <text:list-item>
            <text:p text:style-name="P30"><text:a xlink:type="simple" xlink:href="../../../../../istp-televizia" office:target-frame-name="_self" xlink:show="replace" text:style-name="Internet_20_link" text:visited-style-name="Visited_20_Internet_20_Link">ISTP TV</text:a> </text:p>
          </text:list-item>
          <text:list-item>
            <text:p text:style-name="P30"><text:a xlink:type="simple" xlink:href="../../../../../europsky-zivotopis" office:target-frame-name="_self" xlink:show="replace" text:style-name="Internet_20_link" text:visited-style-name="Visited_20_Internet_20_Link">Európsky životopis</text:a> </text:p>
          </text:list-item>
          <text:list-item>
            <text:p text:style-name="P30"><text:a xlink:type="simple" xlink:href="../../../../../mobilna-aplikacia" office:target-frame-name="_self" xlink:show="replace" text:style-name="Internet_20_link" text:visited-style-name="Visited_20_Internet_20_Link">Mobilná aplikácia</text:a> </text:p>
          </text:list-item>
          <text:list-item>
            <text:p text:style-name="P19"><text:a xlink:type="simple" xlink:href="../../../../../edutip" office:target-frame-name="_self" xlink:show="replace" text:style-name="Internet_20_link" text:visited-style-name="Visited_20_Internet_20_Link">EDUTIP</text:a> </text:p>
          </text:list-item>
        </text:list>
        <text:h text:style-name="Heading_20_5" text:outline-level="5" text:is-list-header="true"><text:soft-page-break/><office:annotation><dc:date>2017-05-05T15:52:21.70</dc:date><text:p>/.widget</text:p></office:annotation><office:annotation><dc:date>2017-05-05T15:52:21.70</dc:date><text:p>.widget</text:p></office:annotation>Sledujte nás</text:h>
        <text:list xml:id="list1776339030538962692" text:style-name="L11">
          <text:list-item>
            <text:p text:style-name="P31"><draw:a xlink:type="simple" xlink:href="http://volnemiesta.pravda.sk/" office:target-frame-name="_blank" xlink:show="new"><draw:frame draw:style-name="fr3" draw:name="obrázky17" text:anchor-type="as-char" svg:width="2.067cm" svg:height="1.069cm" draw:z-index="51"><draw:image xlink:href="../../../../../img/logos/logo-pravda-small.png" xlink:type="simple" xlink:show="embed" xlink:actuate="onLoad"/></draw:frame></draw:a></text:p>
          </text:list-item>
          <text:list-item>
            <text:p text:style-name="P31"><draw:a xlink:type="simple" xlink:href="http://praca.hnonline.sk/istp" office:target-frame-name="_blank" xlink:show="new"><draw:frame draw:style-name="fr3" draw:name="obrázky18" text:anchor-type="as-char" svg:width="2.067cm" svg:height="1.069cm" draw:z-index="52"><draw:image xlink:href="../../../../../img/logos/logo-hn-small.png" xlink:type="simple" xlink:show="embed" xlink:actuate="onLoad"/></draw:frame></draw:a></text:p>
          </text:list-item>
          <text:list-item>
            <text:p text:style-name="P20"><draw:a xlink:type="simple" xlink:href="https://www.avizo.sk/jobs/zamestnanie" office:target-frame-name="_blank" xlink:show="new"><draw:frame draw:style-name="fr3" draw:name="obrázky19" text:anchor-type="as-char" svg:width="2.067cm" svg:height="1.069cm" draw:z-index="53"><draw:image xlink:href="../../../../../img/logos/logo-avizo.png" xlink:type="simple" xlink:show="embed" xlink:actuate="onLoad"/></draw:frame></draw:a></text:p>
          </text:list-item>
        </text:list>
        <text:p text:style-name="Text_20_body"><office:annotation><dc:date>2017-05-05T15:52:21.70</dc:date><text:p>/.widget</text:p></office:annotation><office:annotation><dc:date>2017-05-05T15:52:21.70</dc:date><text:p>.footer-top</text:p></office:annotation><office:annotation><dc:date>2017-05-05T15:52:21.70</dc:date><text:p>.footer-bottom</text:p></office:annotation>NP VII-2 Podpora sprostredkovania zamestnania a odborných poradenských služieb poskytovaných úradmi práce, sociálnych vecí a rodiny. Tento projekt sa realizuje vďaka podpore z Európskeho sociálneho fondu v rámci Operačného programu Zamestnanosť a sociálna inklúzia. PRIESTOR NA VAŠU PRÍLEŽITOSŤ: <text:a xlink:type="simple" xlink:href="http://www.upsvar.sk/" office:target-frame-name="_blank" xlink:show="new" text:style-name="Internet_20_link" text:visited-style-name="Visited_20_Internet_20_Link">www.upsvar.sk</text:a> | <text:a xlink:type="simple" xlink:href="http://www.employment.gov.sk/" office:target-frame-name="_blank" xlink:show="new" text:style-name="Internet_20_link" text:visited-style-name="Visited_20_Internet_20_Link">www.employment.gov.sk</text:a> | <text:a xlink:type="simple" xlink:href="http://www.esf.gov.sk/" office:target-frame-name="_blank" xlink:show="new" text:style-name="Internet_20_link" text:visited-style-name="Visited_20_Internet_20_Link">www.esf.gov.sk</text:a></text:p>
        <text:p text:style-name="Text_20_body"><text:span text:style-name="Strong_20_Emphasis">© 2003 - 2017 TREXIMA Bratislava</text:span>. Všetky práva vyhradené. Publikovanie alebo ďalšie šírenie obsahu zo zdrojov ISTP (voľné pracovné miesta, články, videá, opisy zamestnaní, ostatné databázy a pod.) je bez predchádzajúceho písomného súhlasu spoločnosti TREXIMA Bratislava porušením autorského zákona.<office:annotation><dc:date>2017-05-05T15:52:21.70</dc:date><text:p>/.footer-bottom</text:p></office:annotation><office:annotation><dc:date>2017-05-05T15:52:21.70</dc:date><text:p>/#footer</text:p></office:annotation></text:p>
      </text:section>
      <text:section text:style-name="Sect1" text:name="callcentrum">
        <text:list xml:id="list6918530236307229040" text:style-name="L12">
          <text:list-item>
            <text:p text:style-name="P32"><office:annotation><dc:date>2017-05-05T15:52:21.70</dc:date><text:p>/#site-wrapper</text:p></office:annotation><office:annotation><dc:date>2017-05-05T15:52:21.70</dc:date><text:p>.scrollTop</text:p></office:annotation><office:annotation><dc:date>2017-05-05T15:52:21.70</dc:date><text:p>/.scrollTop</text:p></office:annotation> <text:s text:c="3"/>$(document).ready(function () {</text:p>
          </text:list-item>
          <text:list-item>
            <text:p text:style-name="P32"><text:line-break/> <text:s text:c="7"/>$('#chat').click(function (e) {</text:p>
          </text:list-item>
          <text:list-item>
            <text:p text:style-name="P32"><text:line-break/> <text:s text:c="11"/>if (document.activeElement != document.body) document.activeElement.blur();</text:p>
          </text:list-item>
          <text:list-item>
            <text:p text:style-name="P32"><text:line-break/> <text:s text:c="11"/>$('#callcentrum').removeClass('active');</text:p>
          </text:list-item>
          <text:list-item>
            <text:p text:style-name="P32"><text:line-break/> <text:s text:c="7"/>})</text:p>
          </text:list-item>
          <text:list-item>
            <text:p text:style-name="P32"><text:line-break/> <text:s text:c="3"/>});<office:annotation><dc:date>2017-05-05T15:52:21.70</dc:date><text:p>#callcentrum</text:p></office:annotation><text:a xlink:type="simple" xlink:href="tel:+421800212800" text:style-name="Internet_20_link" text:visited-style-name="Visited_20_Internet_20_Link">Bezplatná infolinka </text:a><text:a xlink:type="simple" xlink:href="tel:+421800212800" text:style-name="Internet_20_link" text:visited-style-name="Visited_20_Internet_20_Link"><text:span text:style-name="Strong_20_Emphasis">0800-212-800</text:span></text:a><text:a xlink:type="simple" xlink:href="tel:+421800212800" text:style-name="Internet_20_link" text:visited-style-name="Visited_20_Internet_20_Link"> </text:a></text:p>
          </text:list-item>
          <text:list-item>
            <text:p text:style-name="P32"><text:a xlink:type="simple" xlink:href="mailto:projekt@istp.sk" text:style-name="Internet_20_link" text:visited-style-name="Visited_20_Internet_20_Link">E-mail </text:a><text:a xlink:type="simple" xlink:href="mailto:projekt@istp.sk" text:style-name="Internet_20_link" text:visited-style-name="Visited_20_Internet_20_Link"><text:span text:style-name="Strong_20_Emphasis">projekt@istp.sk</text:span></text:a><text:a xlink:type="simple" xlink:href="mailto:projekt@istp.sk" text:style-name="Internet_20_link" text:visited-style-name="Visited_20_Internet_20_Link"> </text:a></text:p>
          </text:list-item>
          <text:list-item>
            <text:p text:style-name="P32"><text:a xlink:type="simple" xlink:href="../../../../../spytajte-sa-nas" office:target-frame-name="_self" xlink:show="replace" text:style-name="Internet_20_link" text:visited-style-name="Visited_20_Internet_20_Link">Spýtajte sa nás </text:a></text:p>
          </text:list-item>
          <text:list-item>
            <text:p text:style-name="P32"><text:bookmark text:name="chat"/><text:a xlink:type="simple" xlink:href="javascript:void(0);" text:style-name="Internet_20_link" text:visited-style-name="Visited_20_Internet_20_Link">Spustiť chat </text:a><text:s text:c="28"/>var LHCChatOptions = {};</text:p>
          </text:list-item>
          <text:list-item>
            <text:p text:style-name="P32"><text:line-break/> <text:s text:c="27"/>LHCChatOptions.opt = {widget_height:340,widget_width:300,popup_height:520,popup_width:500,domain:'istp.sk'};</text:p>
          </text:list-item>
          <text:list-item>
            <text:p text:style-name="P32"><text:line-break/> <text:s text:c="27"/>(function() {</text:p>
          </text:list-item>
          <text:list-item>
            <text:p text:style-name="P32"><text:line-break/> <text:s text:c="31"/>var po = document.createElement('script'); po.type = 'text/javascript'; po.async = true;</text:p>
          </text:list-item>
          <text:list-item>
            <text:p text:style-name="P32"><text:line-break/> <text:s text:c="31"/>var referrer = (document.referrer) ? encodeURIComponent(document.referrer.substr(document.referrer.indexOf('://')+1)) : '';</text:p>
          </text:list-item>
          <text:list-item>
            <text:p text:style-name="P32"><text:line-break/> <text:s text:c="31"/>var location <text:s/>= (document.location) ? encodeURIComponent(window.location.href.substring(window.location.protocol.length)) : '';</text:p>
          </text:list-item>
          <text:list-item>
            <text:p text:style-name="P32"><text:line-break/> <text:s text:c="31"/>po.src = 'https://chat.istp.sk/index.php/chat/getstatus/(position)/api/(ma)/br/(top)/350/(units)/pixels/(leaveamessage)/true/(hide_offline)/true/(theme)/1?r='+referrer+'&amp;l='+location;</text:p>
          </text:list-item>
          <text:list-item>
            <text:p text:style-name="P32"><text:line-break/> <text:s text:c="31"/>var s = document.getElementsByTagName('script')[0]; s.parentNode.insertBefore(po, s);</text:p>
          </text:list-item>
          <text:list-item>
            <text:p text:style-name="P32"><text:line-break/> <text:s text:c="27"/>})();</text:p>
          </text:list-item>
          <text:list-item>
            <text:p text:style-name="P32"><text:soft-page-break/><text:line-break/> <text:s text:c="51"/>function startchat() {</text:p>
          </text:list-item>
          <text:list-item>
            <text:p text:style-name="P32"><text:line-break/> <text:s text:c="31"/>if (typeof lh_inst != 'undefined') {</text:p>
          </text:list-item>
          <text:list-item>
            <text:p text:style-name="P32"><text:line-break/> <text:s text:c="35"/>return lh_inst.lh_openchatWindow();</text:p>
          </text:list-item>
          <text:list-item>
            <text:p text:style-name="P32"><text:line-break/>//$.getJSON('https://chat.istp.sk/index.php/restapi/isonline', function(data) {</text:p>
          </text:list-item>
          <text:list-item>
            <text:p text:style-name="P32"><text:line-break/>//console.log(data);</text:p>
          </text:list-item>
          <text:list-item>
            <text:p text:style-name="P32"><text:line-break/>//});</text:p>
          </text:list-item>
          <text:list-item>
            <text:p text:style-name="P32"><text:line-break/> <text:s text:c="31"/>} else {</text:p>
          </text:list-item>
          <text:list-item>
            <text:p text:style-name="P32"><text:line-break/> <text:s text:c="35"/>alert('Momentálne nie sme online, ak máte otázku alebo pripomienku k nášmu portálu ISTP.sk, prosím, pošlite nám správu na e-mailovú adresu projekt@istp.sk alebo zanechajte odkaz v časti Spýtajte sa nás.');</text:p>
          </text:list-item>
          <text:list-item>
            <text:p text:style-name="P32"><text:line-break/> <text:s text:c="31"/>}</text:p>
          </text:list-item>
          <text:list-item>
            <text:p text:style-name="P32"><text:line-break/> <text:s text:c="31"/>/*</text:p>
          </text:list-item>
          <text:list-item>
            <text:p text:style-name="P32"><text:line-break/> <text:s text:c="32"/>var LHCChatOptions = {};</text:p>
          </text:list-item>
          <text:list-item>
            <text:p text:style-name="P32"><text:line-break/> <text:s text:c="32"/>LHCChatOptions.opt = {widget_height:340,widget_width:300,popup_height:520,popup_width:500,domain:'istp.sk'};</text:p>
          </text:list-item>
          <text:list-item>
            <text:p text:style-name="P32"><text:line-break/> <text:s text:c="32"/>(function() {</text:p>
          </text:list-item>
          <text:list-item>
            <text:p text:style-name="P32"><text:line-break/> <text:s text:c="32"/>var po = document.createElement('script'); po.type = 'text/javascript'; po.async = true;</text:p>
          </text:list-item>
          <text:list-item>
            <text:p text:style-name="P32"><text:line-break/> <text:s text:c="32"/>var referrer = (document.referrer) ? encodeURIComponent(document.referrer.substr(document.referrer.indexOf('://')+1)) : '';</text:p>
          </text:list-item>
          <text:list-item>
            <text:p text:style-name="P32"><text:line-break/> <text:s text:c="32"/>var location <text:s/>= (document.location) ? encodeURIComponent(window.location.href.substring(window.location.protocol.length)) : '';</text:p>
          </text:list-item>
          <text:list-item>
            <text:p text:style-name="P32"><text:line-break/> <text:s text:c="32"/>po.src = 'https://chat.istp.sk/index.php/chat/getstatus/(click)/internal/(position)/bottom_right/(ma)/br/(top)/350/(units)/pixels/(leaveamessage)/true/(hide_offline)/true/(department)/1/(theme)/1?r='+referrer+'&amp;l='+location;</text:p>
          </text:list-item>
          <text:list-item>
            <text:p text:style-name="P32"><text:line-break/> <text:s text:c="32"/>var s = document.getElementsByTagName('script')[0]; s.parentNode.insertBefore(po, s);</text:p>
          </text:list-item>
          <text:list-item>
            <text:p text:style-name="P32"><text:line-break/> <text:s text:c="32"/>})();</text:p>
          </text:list-item>
          <text:list-item>
            <text:p text:style-name="P32"><text:line-break/> <text:s text:c="32"/>*/</text:p>
          </text:list-item>
          <text:list-item>
            <text:p text:style-name="P32"><text:line-break/> <text:s text:c="27"/>}</text:p>
          </text:list-item>
          <text:list-item>
            <text:p text:style-name="P32"><text:line-break/> <text:s text:c="27"/>/*</text:p>
          </text:list-item>
          <text:list-item>
            <text:p text:style-name="P32"><text:line-break/> <text:s text:c="28"/>var LHCChatOptions = {};</text:p>
          </text:list-item>
          <text:list-item>
            <text:p text:style-name="P32"><text:soft-page-break/><text:line-break/> <text:s text:c="28"/>LHCChatOptions.opt = {widget_height:340,widget_width:300,popup_height:520,popup_width:500,domain:'istp.sk'};</text:p>
          </text:list-item>
          <text:list-item>
            <text:p text:style-name="P32"><text:line-break/> <text:s text:c="28"/>(function() {</text:p>
          </text:list-item>
          <text:list-item>
            <text:p text:style-name="P32"><text:line-break/> <text:s text:c="28"/>var po = document.createElement('script'); po.type = 'text/javascript'; po.async = true;</text:p>
          </text:list-item>
          <text:list-item>
            <text:p text:style-name="P32"><text:line-break/> <text:s text:c="28"/>var referrer = (document.referrer) ? encodeURIComponent(document.referrer.substr(document.referrer.indexOf('://')+1)) : '';</text:p>
          </text:list-item>
          <text:list-item>
            <text:p text:style-name="P32"><text:line-break/> <text:s text:c="28"/>var location <text:s/>= (document.location) ? encodeURIComponent(window.location.href.substring(window.location.protocol.length)) : '';</text:p>
          </text:list-item>
          <text:list-item>
            <text:p text:style-name="P32"><text:line-break/> <text:s text:c="28"/>po.src = 'https://chat.istp.sk/index.php/chat/getstatus/(click)/internal/(position)/bottom_right/(ma)/br/(top)/350/(units)/pixels/(leaveamessage)/true/(hide_offline)/true/(department)/1/(theme)/1?r='+referrer+'&amp;l='+location;</text:p>
          </text:list-item>
          <text:list-item>
            <text:p text:style-name="P32"><text:line-break/> <text:s text:c="28"/>var s = document.getElementsByTagName('script')[0]; s.parentNode.insertBefore(po, s);</text:p>
          </text:list-item>
          <text:list-item>
            <text:p text:style-name="P32"><text:line-break/> <text:s text:c="28"/>})();</text:p>
          </text:list-item>
          <text:list-item>
            <text:p text:style-name="P32"><text:line-break/> <text:s text:c="28"/>*/</text:p>
          </text:list-item>
          <text:list-item>
            <text:p text:style-name="P32"><text:line-break/> <text:s text:c="23"/></text:p>
          </text:list-item>
          <text:list-item>
            <text:p text:style-name="P21"><text:bookmark text:name="pomocnik"/><text:a xlink:type="simple" xlink:href="#" text:style-name="Internet_20_link" text:visited-style-name="Visited_20_Internet_20_Link">Pomocník </text:a></text:p>
          </text:list-item>
        </text:list>
        <text:section text:style-name="Sect1" text:name="mod_pomocnik">
          <text:p text:style-name="Text_20_body">Pomocník</text:p>
          <text:p text:style-name="Text_20_body">Manuály na prácu s ISTP si môžete pozrieť na <text:a xlink:type="simple" xlink:href="../../../../../manualy" office:target-frame-name="_self" xlink:show="replace" text:style-name="Internet_20_link" text:visited-style-name="Visited_20_Internet_20_Link">tejto stránke</text:a>.</text:p>
          <text:p text:style-name="Text_20_body">Pokračovať </text:p>
        </text:section>
        <text:p text:style-name="P1">Máte otázky? </text:p>
      </text:section>
      <text:section text:style-name="Sect1" text:name="popupOznam">
        <text:p text:style-name="Text_20_body"><office:annotation><dc:date>2017-05-05T15:52:21.72</dc:date><text:p>#callcentrum</text:p></office:annotation><office:annotation><dc:date>2017-05-05T15:52:21.72</dc:date><text:p>.modal.text</text:p></office:annotation><office:annotation><dc:date>2017-05-05T15:52:21.72</dc:date><text:p>header</text:p></office:annotation>Vitajte v ISTP</text:p>
        <text:p text:style-name="Text_20_body">Váš Internetový Sprievodca Trhom Práce</text:p>
        <text:p text:style-name="P1"><office:annotation><dc:date>2017-05-05T15:52:21.72</dc:date><text:p>/header</text:p></office:annotation>Pokračovať </text:p>
      </text:section>
      <text:p text:style-name="Text_20_body"><office:annotation><dc:date>2017-05-05T15:52:21.72</dc:date><text:p>/.modal</text:p></office:annotation><office:annotation><dc:date>2017-05-05T15:52:21.72</dc:date><text:p>.modal</text:p></office:annotation><office:annotation><dc:date>2017-05-05T15:52:21.72</dc:date><text:p>header</text:p></office:annotation>Na základe rozhodnutia o vyradení z evidencie uchádzačov o zamestnanie na úrade PSVR si, prosím, upravte registračné údaje.</text:p>
      <text:p text:style-name="P1"><office:annotation><dc:date>2017-05-05T15:52:21.72</dc:date><text:p>/header</text:p></office:annotation><office:annotation><dc:date>2017-05-05T15:52:21.72</dc:date><text:p>form.small-form</text:p></office:annotation><office:annotation><dc:date>2017-05-05T15:52:21.72</dc:date><text:p>.wrapper</text:p></office:annotation><office:annotation><dc:date>2017-05-05T15:52:21.72</dc:date><text:p>.holder</text:p></office:annotation>Som </text:p>
      <text:p text:style-name="P1"><text:bookmark text:name="dpl_id_som"/><draw:control text:anchor-type="as-char" draw:z-index="41" draw:style-name="gr1" draw:text-style-name="P34" svg:width="4.615cm" svg:height="0.699cm" draw:control="control56"/> </text:p>
      <text:section text:style-name="Sect1" text:name="dpl_id_som_1">
        <text:p text:style-name="P1"><text:bookmark text:name="dpl_id_zaujemca"/><office:annotation><dc:date>2017-05-05T15:52:21.72</dc:date><text:p>/.holder</text:p></office:annotation><office:annotation><dc:date>2017-05-05T15:52:21.72</dc:date><text:p>.holder</text:p></office:annotation><office:annotation><dc:date>2017-05-05T15:52:21.72</dc:date><text:p>.checkbox</text:p></office:annotation><draw:control text:anchor-type="as-char" draw:z-index="42" draw:style-name="gr1" draw:text-style-name="P34" svg:width="0.276cm" svg:height="0.276cm" draw:control="control57"/> Záujemca o zamestnanie <office:annotation><dc:date>2017-05-05T15:52:21.72</dc:date><text:p>/.checkbox</text:p></office:annotation></text:p>
      </text:section>
      <text:section text:style-name="Sect1" text:name="dpl_id_som_3">
        <text:p text:style-name="Text_20_body"><office:annotation><dc:date>2017-05-05T15:52:21.73</dc:date><text:p>/.holder</text:p></office:annotation><office:annotation><dc:date>2017-05-05T15:52:21.73</dc:date><text:p>.holder</text:p></office:annotation>Dobrovoľne nezamestnaný</text:p>
      </text:section>
      <text:section text:style-name="Sect1" text:name="dpl_id_upsvr">
        <text:p text:style-name="P1"><office:annotation><dc:date>2017-05-05T15:52:21.73</dc:date><text:p>/.holder</text:p></office:annotation><office:annotation><dc:date>2017-05-05T15:52:21.73</dc:date><text:p>.holder</text:p></office:annotation>Sídlo ÚPSVaR </text:p>
        <text:p text:style-name="P1"><text:bookmark text:name="dpl_id_upsvr_sel"/><draw:control text:anchor-type="as-char" draw:z-index="43" draw:style-name="gr1" draw:text-style-name="P34" svg:width="4.615cm" svg:height="0.699cm" draw:control="control58"/> </text:p>
      </text:section>
      <text:section text:style-name="Sect1" text:name="dpl_id_co_pomohlo">
        <text:p text:style-name="P1"><office:annotation><dc:date>2017-05-05T15:52:21.73</dc:date><text:p>/.holder</text:p></office:annotation><office:annotation><dc:date>2017-05-05T15:52:21.73</dc:date><text:p>.holder</text:p></office:annotation>Pri nájdení práce mi pomohlo: </text:p>
        <text:section text:style-name="Sect1" text:name="dpl_id_co_pomohlo_zamestnat_sa">
          <text:p text:style-name="P1"/>
        </text:section>
      </text:section>
      <text:section text:style-name="Sect1" text:name="dpl_id_co_pomohlo_poznamka">
        <text:p text:style-name="P1"><text:bookmark text:name="poznamka_co_pomohlo"/><office:annotation><dc:date>2017-05-05T15:52:21.73</dc:date><text:p>/.holder</text:p></office:annotation><office:annotation><dc:date>2017-05-05T15:52:21.73</dc:date><text:p>.holder</text:p></office:annotation><draw:control text:anchor-type="as-char" draw:z-index="48" draw:style-name="gr1" draw:text-style-name="P33" svg:width="4.319cm" svg:height="0.678cm" draw:control="control59"/> </text:p>
      </text:section>
      <text:section text:style-name="Sect1" text:name="dpl_id_dlzka_evidencie">
        <text:p text:style-name="P1"><office:annotation><dc:date>2017-05-05T15:52:21.73</dc:date><text:p>/.holder</text:p></office:annotation><office:annotation><dc:date>2017-05-05T15:52:21.73</dc:date><text:p>.holder</text:p></office:annotation>Dĺžka evidencie </text:p>
        <text:p text:style-name="P1"><text:bookmark text:name="dpl_id_dlzka_evidencie_sel"/><draw:control text:anchor-type="as-char" draw:z-index="55" draw:style-name="gr1" draw:text-style-name="P34" svg:width="4.615cm" svg:height="0.699cm" draw:control="control60"/> </text:p>
      </text:section>
      <text:section text:style-name="Sect1" text:name="dpl_id_som_4">
        <text:p text:style-name="Text_20_body"><office:annotation><dc:date>2017-05-05T15:52:21.73</dc:date><text:p>/.holder</text:p></office:annotation><office:annotation><dc:date>2017-05-05T15:52:21.73</dc:date><text:p>.holder</text:p></office:annotation>Chcem pracovať</text:p>
      </text:section>
      <text:p text:style-name="P1"><text:soft-page-break/><office:annotation><dc:date>2017-05-05T15:52:21.73</dc:date><text:p>/.holder</text:p></office:annotation><office:annotation><dc:date>2017-05-05T15:52:21.73</dc:date><text:p>.holder</text:p></office:annotation><draw:control text:anchor-type="as-char" draw:z-index="56" draw:style-name="gr1" draw:text-style-name="P36" svg:width="1.842cm" svg:height="0.869cm" draw:control="control61"/> </text:p>
      <text:p text:style-name="Text_20_body"><text:bookmark text:name="id_poslat_zivotopis"/><text:a xlink:type="simple" xlink:href="../../AppData/Local/Temp/odhlasit.php" text:style-name="Internet_20_link" text:visited-style-name="Visited_20_Internet_20_Link">Odhlásiť</text:a> </text:p>
      <text:section text:style-name="Sect1" text:name="popupConfirm">
        <text:p text:style-name="Text_20_body"><office:annotation><dc:date>2017-05-05T15:52:21.74</dc:date><text:p>/.holder</text:p></office:annotation><office:annotation><dc:date>2017-05-05T15:52:21.74</dc:date><text:p>/.wrapper</text:p></office:annotation><office:annotation><dc:date>2017-05-05T15:52:21.74</dc:date><text:p>/form.small-form</text:p></office:annotation><office:annotation><dc:date>2017-05-05T15:52:21.74</dc:date><text:p>/.modal</text:p></office:annotation>Potvrdenie</text:p>
        <text:p text:style-name="Text_20_body">Vykonať požadovanú akciu?</text:p>
        <text:p text:style-name="P1"><text:bookmark text:name="ano"/>Áno <text:bookmark text:name="nie"/>Nie </text:p>
      </text:section>
      <text:p text:style-name="P1"><text:script xlink:href="../../../../../js/vendor/bootstrap.min.js"/><text:script xlink:href="../../../../../js/summernote/summernote.min.js"/><text:script xlink:href="../../../../../js/summernote/lang/summernote-sk-SK.js"/><office:annotation><dc:date>2017-05-05T15:52:21.74</dc:date><text:p>Use BOWER installed plugins to clean up git repository</text:p></office:annotation><text:script xlink:href="../../../../../assets/select2/dist/js/select2.full.js"/><text:script xlink:href="../../../../../assets/swiper/dist/js/swiper.jquery.min.js"/><text:script xlink:href="../../../../../js/plugins.js"/><text:script xlink:href="../../../../../js/main.js"/><text:script xlink:href="../../../../../js/ajax.js"/> <text:s text:c="3"/>$(document).ready(function() {</text:p>
      <text:p text:style-name="P1"><text:line-break/> <text:s text:c="7"/>$('.pomocnik').click(function() {</text:p>
      <text:p text:style-name="P1"><text:line-break/> <text:s text:c="11"/>if ($('#id_podstranka').length &gt; 0 &amp;&amp; $('#id_podstranka').val() != '') {</text:p>
      <text:p text:style-name="P1"><text:line-break/> <text:s text:c="15"/>var alias = $('#id_podstranka').val();</text:p>
      <text:p text:style-name="P1"><text:line-break/> <text:s text:c="15"/>/* pridavanie pripony pre ziaka */</text:p>
      <text:p text:style-name="P1"><text:line-break/> <text:s text:c="15"/>if ($('#osobny_profil_ziak').length &gt; 0 &amp;&amp; alias == 'zakladne_udaje') {</text:p>
      <text:p text:style-name="P1"><text:line-break/> <text:s text:c="19"/>alias = alias + '_z';</text:p>
      <text:p text:style-name="P1"><text:line-break/> <text:s text:c="15"/>}</text:p>
      <text:p text:style-name="P1"><text:line-break/> <text:s text:c="15"/>/* pridavanie pripony pre bezneho */</text:p>
      <text:p text:style-name="P1"><text:line-break/> <text:s text:c="15"/>if ($('#osobny_profil_bezny').length &gt; 0 &amp;&amp; alias == 'zakladne_udaje') {</text:p>
      <text:p text:style-name="P1"><text:line-break/> <text:s text:c="19"/>alias = alias + '_o';</text:p>
      <text:p text:style-name="P1"><text:line-break/> <text:s text:c="15"/>}</text:p>
      <text:p text:style-name="P1"><text:line-break/> <text:s text:c="15"/>$.post("vratPomocnika.php", {</text:p>
      <text:p text:style-name="P1"><text:line-break/> <text:s text:c="19"/>funkcia: "vratPomocnika",</text:p>
      <text:p text:style-name="P1"><text:line-break/> <text:s text:c="19"/>alias: alias</text:p>
      <text:p text:style-name="P1"><text:line-break/> <text:s text:c="15"/>},</text:p>
      <text:p text:style-name="P1"><text:line-break/> <text:s text:c="15"/>function(data) {</text:p>
      <text:p text:style-name="P1"><text:line-break/> <text:s text:c="19"/>$('div#mod_pomocnik div.content').empty();</text:p>
      <text:p text:style-name="P1"><text:line-break/> <text:s text:c="19"/>$('div#mod_pomocnik div.content').append(data['text']);</text:p>
      <text:p text:style-name="P1"><text:line-break/> <text:s text:c="19"/>$('div#mod_pomocnik header p.description').empty();</text:p>
      <text:p text:style-name="P1"><text:line-break/> <text:s text:c="19"/>$('div#mod_pomocnik header p.description').append(data['nadpis']);</text:p>
      <text:p text:style-name="P1"><text:line-break/> <text:s text:c="19"/>var inst_pom = $('[data-remodal-id=mod_pomocnik]').remodal({ hashTracking: false });</text:p>
      <text:p text:style-name="P1"><text:line-break/> <text:s text:c="19"/>inst_pom.open();</text:p>
      <text:p text:style-name="P1"><text:line-break/> <text:s text:c="15"/>}, "json");</text:p>
      <text:p text:style-name="P1"><text:line-break/> <text:s text:c="11"/>} else {</text:p>
      <text:p text:style-name="P1"><text:soft-page-break/><text:line-break/> <text:s text:c="15"/>$('div#mod_pomocnik div.content').empty();</text:p>
      <text:p text:style-name="P1"><text:line-break/> <text:s text:c="15"/>$('div#mod_pomocnik div.content').append('Pre vybranú stránku nie je pomocník k dispozícii');</text:p>
      <text:p text:style-name="P1"><text:line-break/> <text:s text:c="15"/>$('div#mod_pomocnik header p.description').empty();</text:p>
      <text:p text:style-name="P1"><text:line-break/> <text:s text:c="15"/>$('div#mod_pomocnik header p.description').append('Pomocník neexistuje');</text:p>
      <text:p text:style-name="P1"><text:line-break/> <text:s text:c="15"/>var inst_pom = $('[data-remodal-id=mod_pomocnik]').remodal({ hashTracking: false });</text:p>
      <text:p text:style-name="P1"><text:line-break/> <text:s text:c="15"/>inst_pom.open();</text:p>
      <text:p text:style-name="P1"><text:line-break/> <text:s text:c="11"/>}</text:p>
      <text:p text:style-name="P1"><text:line-break/> <text:s text:c="7"/>});</text:p>
      <text:p text:style-name="P1"><text:line-break/> <text:s text:c="3"/>}); <text:s/>var _gaq = _gaq || [];</text:p>
      <text:p text:style-name="P1"><text:line-break/> <text:s/>_gaq.push(['_setAccount', 'UA-40464565-1']);</text:p>
      <text:p text:style-name="P1"><text:line-break/> <text:s/>_gaq.push(['_trackPageview']);</text:p>
      <text:p text:style-name="P1"><text:line-break/> <text:s/>(function() {</text:p>
      <text:p text:style-name="P1"><text:line-break/> <text:s text:c="3"/>var ga = document.createElement('script'); ga.type = 'text/javascript'; ga.async = true;</text:p>
      <text:p text:style-name="P1"><text:line-break/> <text:s text:c="3"/>ga.src = ('https:' == document.location.protocol ? 'https://ssl' : 'http://www') + '.google-analytics.com/ga.js';</text:p>
      <text:p text:style-name="P1"><text:line-break/> <text:s text:c="3"/>var s = document.getElementsByTagName('script')[0]; s.parentNode.insertBefore(ga, s);</text:p>
      <text:p text:style-name="P1"><text:line-break/> <text:s/>})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ělo_20_textu.MsoNormal" style:display-name="Tělo textu.MsoNormal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escription>Voľné pracovné miesta, poradenstvo pri voľbe povolania, opisy zamestnaní slovenského trhu práce, mzdy na Slovensku, aktuálne spravodajstvo.</dc:description>
    <meta:generator>OpenOffice/4.1.2$Win32 OpenOffice.org_project/412m3$Build-9782</meta:generator>
    <dc:date>2017-07-22T16:36:06.96</dc:date>
    <meta:editing-duration>PT5M17S</meta:editing-duration>
    <meta:editing-cycles>3</meta:editing-cycles>
    <meta:document-statistic meta:table-count="11" meta:image-count="10" meta:object-count="0" meta:page-count="30" meta:paragraph-count="802" meta:word-count="2542" meta:character-count="34444"/>
    <meta:user-defined meta:name=""/>
    <meta:user-defined meta:name="Originator">Microsoft Word 12</meta:user-defined>
    <meta:user-defined meta:name="ProgId">Word.Document</meta:user-defined>
    <meta:user-defined meta:name="SKYPE_TOOLBAR">SKYPE_TOOLBAR_PARSER_COMPATIBLE</meta:user-defined>
    <meta:user-defined meta:name="apple-mobile-web-app-capable" meta:value-type="string">yes</meta:user-defined>
    <meta:user-defined meta:name="msapplication-TileColor" meta:value-type="string">#315aa2</meta:user-defined>
    <meta:user-defined meta:name="msapplication-TileImage" meta:value-type="string">/img/favicon/ms-icon-144x144.png</meta:user-defined>
    <meta:user-defined meta:name="release" meta:value-type="string">2016-07-11 18:03:16</meta:user-defined>
    <meta:user-defined meta:name="theme-color" meta:value-type="string">#315aa2</meta:user-defined>
    <meta:user-defined meta:name="version" meta:value-type="string">design</meta:user-defined>
    <meta:user-defined meta:name="viewport" meta:value-type="string">width=device-width, initial-scale=1, user-scalable=1, minimum-scale=1, maximum-scale=1.0</meta:user-defined>
  </office:meta>
</office:document-meta>
</file>